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5.106cm"/>
    </style:style>
    <style:style style:name="co5" style:family="table-column">
      <style:table-column-properties fo:break-before="auto" style:column-width="5.736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6.338cm"/>
    </style:style>
    <style:style style:name="co8" style:family="table-column">
      <style:table-column-properties fo:break-before="auto" style:column-width="5.29cm"/>
    </style:style>
    <style:style style:name="co9" style:family="table-column">
      <style:table-column-properties fo:break-before="auto" style:column-width="10.739cm"/>
    </style:style>
    <style:style style:name="co10" style:family="table-column">
      <style:table-column-properties fo:break-before="auto" style:column-width="11.367cm"/>
    </style:style>
    <style:style style:name="co11" style:family="table-column">
      <style:table-column-properties fo:break-before="auto" style:column-width="22.264cm"/>
    </style:style>
    <style:style style:name="co12" style:family="table-column">
      <style:table-column-properties fo:break-before="auto" style:column-width="28.183cm"/>
    </style:style>
    <style:style style:name="co13" style:family="table-column">
      <style:table-column-properties fo:break-before="auto" style:column-width="23.705cm"/>
    </style:style>
    <style:style style:name="co14" style:family="table-column">
      <style:table-column-properties fo:break-before="auto" style:column-width="31.79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6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7" style:family="table-cell" style:parent-style-name="Default">
      <style:table-cell-properties fo:background-color="#ff990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</office:automatic-styles>
  <office:body>
    <office:spreadsheet>
      <table:table table:name="TypeLookup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VARCHAR</text:p>
          </table:table-cell>
          <table:table-cell office:value-type="string">
            <text:p>String</text:p>
          </table:table-cell>
          <table:table-cell office:value-type="string">
            <text:p>com.flaregames.tech.appsflyer.converters.CsvStringConverter.class</text:p>
          </table:table-cell>
        </table:table-row>
        <table:table-row table:style-name="ro1">
          <table:table-cell office:value-type="string">
            <text:p>CHAR</text:p>
          </table:table-cell>
          <table:table-cell office:value-type="string">
            <text:p>String</text:p>
          </table:table-cell>
          <table:table-cell office:value-type="string">
            <text:p>com.flaregames.tech.appsflyer.converters.CsvStringConverter.class</text:p>
          </table:table-cell>
        </table:table-row>
        <table:table-row table:style-name="ro1">
          <table:table-cell office:value-type="string">
            <text:p>TIMESTAMP</text:p>
          </table:table-cell>
          <table:table-cell office:value-type="string">
            <text:p>Date</text:p>
          </table:table-cell>
          <table:table-cell office:value-type="string">
            <text:p>com.flaregames.tech.appsflyer.converters.CsvDateConverter.class</text:p>
          </table:table-cell>
        </table:table-row>
        <table:table-row table:style-name="ro1">
          <table:table-cell office:value-type="string">
            <text:p>BOOLEAN</text:p>
          </table:table-cell>
          <table:table-cell office:value-type="string">
            <text:p>boolean</text:p>
          </table:table-cell>
          <table:table-cell office:value-type="string">
            <text:p>com.flaregames.tech.appsflyer.converters.CsvBoolConverter.class</text:p>
          </table:table-cell>
        </table:table-row>
        <table:table-row table:style-name="ro1">
          <table:table-cell office:value-type="string">
            <text:p>FLOAT4</text:p>
          </table:table-cell>
          <table:table-cell office:value-type="string">
            <text:p>double</text:p>
          </table:table-cell>
          <table:table-cell office:value-type="string">
            <text:p>com.flaregames.tech.appsflyer.converters.CsvDoubleConverter.class</text:p>
          </table:table-cell>
        </table:table-row>
        <table:table-row table:style-name="ro1">
          <table:table-cell office:value-type="string">
            <text:p>INTEGER</text:p>
          </table:table-cell>
          <table:table-cell office:value-type="string">
            <text:p>long</text:p>
          </table:table-cell>
          <table:table-cell office:value-type="string">
            <text:p>com.flaregames.tech.appsflyer.converters.CsvLongConverter.class</text:p>
          </table:table-cell>
        </table:table-row>
      </table:table>
      <table:table table:name="AfImportColumns" table:style-name="ta1" table:print="false"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6"/>
        <table:table-column table:style-name="co12" table:default-cell-style-name="Default"/>
        <table:table-column table:style-name="co13" table:default-cell-style-name="ce6"/>
        <table:table-column table:style-name="co14" table:default-cell-style-name="Default"/>
        <table:table-column table:style-name="co1" table:number-columns-repeated="1006" table:default-cell-style-name="Default"/>
        <table:table-row table:style-name="ro2">
          <table:table-cell table:style-name="ce1" office:value-type="string">
            <text:p>INDEX</text:p>
          </table:table-cell>
          <table:table-cell table:style-name="ce1" office:value-type="string">
            <text:p>PULL API NAME</text:p>
          </table:table-cell>
          <table:table-cell table:style-name="ce1" office:value-type="string">
            <text:p>RAW API NAME</text:p>
          </table:table-cell>
          <table:table-cell table:style-name="ce1"/>
          <table:table-cell table:style-name="ce1" office:value-type="string">
            <text:p>JAVA NAME</text:p>
          </table:table-cell>
          <table:table-cell table:style-name="ce2" office:value-type="string">
            <text:p>SQL TYPE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JAVA TYPE</text:p>
          </table:table-cell>
          <table:table-cell table:style-name="ce1" office:value-type="string">
            <text:p>SQL LENGTH</text:p>
          </table:table-cell>
          <table:table-cell table:style-name="ce4" office:value-type="string">
            <text:p>SQL CODE</text:p>
          </table:table-cell>
          <table:table-cell table:style-name="ce1" office:value-type="string">
            <text:p>JAVA DECL</text:p>
          </table:table-cell>
          <table:table-cell table:style-name="ce5" office:value-type="string">
            <text:p>LENGTH CONSTRAINT</text:p>
          </table:table-cell>
          <table:table-cell table:style-name="ce1" office:value-type="string">
            <text:p>JAVA CONVERTER</text:p>
          </table:table-cell>
          <table:table-cell table:style-name="ce5" office:value-type="string">
            <text:p>JAVA PULL API BINDING</text:p>
          </table:table-cell>
          <table:table-cell table:style-name="ce7" office:value-type="string">
            <text:p>JAVA PULL API CODE</text:p>
          </table:table-cell>
          <table:table-cell table:style-name="ce5" office:value-type="string">
            <text:p>JAVA RAW API BINDING</text:p>
          </table:table-cell>
          <table:table-cell table:style-name="ce4" office:value-type="string">
            <text:p>JAVA RAW API CODE</text:p>
          </table:table-cell>
          <table:table-cell table:style-name="ce1" table:number-columns-repeated="1006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ttributed Touch Type</text:p>
          </table:table-cell>
          <table:table-cell office:value-type="string">
            <text:p>attributed touch type</text:p>
          </table:table-cell>
          <table:table-cell/>
          <table:table-cell office:value-type="string">
            <text:p>attr_touch_type</text:p>
          </table:table-cell>
          <table:table-cell table:style-name="ce3"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2];[TypeLookups.$A$1:.$B$6];2;0)" office:value-type="string" office:string-value="String">
            <text:p>String</text:p>
          </table:table-cell>
          <table:table-cell table:formula="of:=IF([.G2]=&quot;&quot;;&quot;&quot;;&quot;(&quot;&amp;[.G2]&amp;&quot;)&quot;)" office:value-type="string" office:string-value="(32)">
            <text:p>(32)</text:p>
          </table:table-cell>
          <table:table-cell table:formula="of:=[.E2]&amp;&quot; &quot;&amp;[.F2]&amp;[.I2]&amp;&quot;,&quot;" office:value-type="string" office:string-value="attr_touch_type VARCHAR(32),">
            <text:p>attr_touch_type VARCHAR(32),</text:p>
          </table:table-cell>
          <table:table-cell table:formula="of:=[.H2]&amp;&quot; &quot;&amp;[.E2]&amp;&quot;;&quot;" office:value-type="string" office:string-value="String attr_touch_type;">
            <text:p>String attr_touch_type;</text:p>
          </table:table-cell>
          <table:table-cell table:formula="of:=IF([.G2]=&quot;&quot;;&quot;&quot;;&quot; @MaxStringLength(max = &quot;&amp;[.G2]&amp;&quot;)&quot;)" office:value-type="string" office:string-value=" @MaxStringLength(max = 32)">
            <text:p><text:s/>@MaxStringLength(max = 32)</text:p>
          </table:table-cell>
          <table:table-cell table:formula="of:=VLOOKUP([.F2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]&amp;&quot;&quot;&quot;, converter=&quot;&amp;[.M2]&amp;&quot;)&quot;" office:value-type="string" office:string-value="@CsvCustomBindByName(column=&quot;Attributed Touch Type&quot;, converter=com.flaregames.tech.appsflyer.converters.CsvStringConverter.class)">
            <text:p>@CsvCustomBindByName(column="Attributed Touch Type", converter=com.flaregames.tech.appsflyer.converters.CsvStringConverter.class)</text:p>
          </table:table-cell>
          <table:table-cell table:formula="of:=[.N2]&amp;[.L2]&amp;&quot; public &quot;&amp;[.K2]" office:value-type="string" office:string-value="@CsvCustomBindByName(column=&quot;Attributed Touch Type&quot;, converter=com.flaregames.tech.appsflyer.converters.CsvStringConverter.class) @MaxStringLength(max = 32) public String attr_touch_type;">
            <text:p>@CsvCustomBindByName(column="Attributed Touch Type", converter=com.flaregames.tech.appsflyer.converters.CsvStringConverter.class) @MaxStringLength(max = 32) public String attr_touch_type;</text:p>
          </table:table-cell>
          <table:table-cell table:formula="of:=&quot;@CsvCustomBindByName(column=&quot;&amp;&quot;&quot;&quot;&quot;&amp;[.C2]&amp;&quot;&quot;&quot;, converter=&quot;&amp;[.M2]&amp;&quot;)&quot;" office:value-type="string" office:string-value="@CsvCustomBindByName(column=&quot;attributed touch type&quot;, converter=com.flaregames.tech.appsflyer.converters.CsvStringConverter.class)">
            <text:p>@CsvCustomBindByName(column="attributed touch type", converter=com.flaregames.tech.appsflyer.converters.CsvStringConverter.class)</text:p>
          </table:table-cell>
          <table:table-cell table:formula="of:=[.P2]&amp;[.L2]&amp;&quot; public &quot;&amp;[.K2]" office:value-type="string" office:string-value="@CsvCustomBindByName(column=&quot;attributed touch type&quot;, converter=com.flaregames.tech.appsflyer.converters.CsvStringConverter.class) @MaxStringLength(max = 32) public String attr_touch_type;">
            <text:p>@CsvCustomBindByName(column="attributed touch type", converter=com.flaregames.tech.appsflyer.converters.CsvStringConverter.class) @MaxStringLength(max = 32) public String attr_touch_type;</text:p>
          </table:table-cell>
          <table:table-cell table:number-columns-repeated="100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ttributed Touch Time</text:p>
          </table:table-cell>
          <table:table-cell office:value-type="string">
            <text:p>attributed touch time</text:p>
          </table:table-cell>
          <table:table-cell/>
          <table:table-cell office:value-type="string">
            <text:p>attr_touch_time</text:p>
          </table:table-cell>
          <table:table-cell office:value-type="string">
            <text:p>TIMESTAMP</text:p>
          </table:table-cell>
          <table:table-cell/>
          <table:table-cell table:formula="of:=VLOOKUP([.F3];[TypeLookups.$A$1:.$B$6];2;0)" office:value-type="string" office:string-value="Date">
            <text:p>Date</text:p>
          </table:table-cell>
          <table:table-cell table:formula="of:=IF([.G3]=&quot;&quot;;&quot;&quot;;&quot;(&quot;&amp;[.G3]&amp;&quot;)&quot;)">
            <text:p/>
          </table:table-cell>
          <table:table-cell table:formula="of:=[.E3]&amp;&quot; &quot;&amp;[.F3]&amp;[.I3]&amp;&quot;,&quot;" office:value-type="string" office:string-value="attr_touch_time TIMESTAMP,">
            <text:p>attr_touch_time TIMESTAMP,</text:p>
          </table:table-cell>
          <table:table-cell table:formula="of:=[.H3]&amp;&quot; &quot;&amp;[.E3]&amp;&quot;;&quot;" office:value-type="string" office:string-value="Date attr_touch_time;">
            <text:p>Date attr_touch_time;</text:p>
          </table:table-cell>
          <table:table-cell table:formula="of:=IF([.G3]=&quot;&quot;;&quot;&quot;;&quot; @MaxStringLength(max = &quot;&amp;[.G3]&amp;&quot;)&quot;)">
            <text:p/>
          </table:table-cell>
          <table:table-cell table:formula="of:=VLOOKUP([.F3];[TypeLookups.$A$1:.$C$6];3;0)" office:value-type="string" office:string-value="com.flaregames.tech.appsflyer.converters.CsvDateConverter.class">
            <text:p>com.flaregames.tech.appsflyer.converters.CsvDateConverter.class</text:p>
          </table:table-cell>
          <table:table-cell table:formula="of:=&quot;@CsvCustomBindByName(column=&quot;&amp;&quot;&quot;&quot;&quot;&amp;[.B3]&amp;&quot;&quot;&quot;, converter=&quot;&amp;[.M3]&amp;&quot;)&quot;" office:value-type="string" office:string-value="@CsvCustomBindByName(column=&quot;Attributed Touch Time&quot;, converter=com.flaregames.tech.appsflyer.converters.CsvDateConverter.class)">
            <text:p>@CsvCustomBindByName(column="Attributed Touch Time", converter=com.flaregames.tech.appsflyer.converters.CsvDateConverter.class)</text:p>
          </table:table-cell>
          <table:table-cell table:formula="of:=[.N3]&amp;[.L3]&amp;&quot; public &quot;&amp;[.K3]" office:value-type="string" office:string-value="@CsvCustomBindByName(column=&quot;Attributed Touch Time&quot;, converter=com.flaregames.tech.appsflyer.converters.CsvDateConverter.class) public Date attr_touch_time;">
            <text:p>@CsvCustomBindByName(column="Attributed Touch Time", converter=com.flaregames.tech.appsflyer.converters.CsvDateConverter.class) public Date attr_touch_time;</text:p>
          </table:table-cell>
          <table:table-cell table:formula="of:=&quot;@CsvCustomBindByName(column=&quot;&amp;&quot;&quot;&quot;&quot;&amp;[.C3]&amp;&quot;&quot;&quot;, converter=&quot;&amp;[.M3]&amp;&quot;)&quot;" office:value-type="string" office:string-value="@CsvCustomBindByName(column=&quot;attributed touch time&quot;, converter=com.flaregames.tech.appsflyer.converters.CsvDateConverter.class)">
            <text:p>@CsvCustomBindByName(column="attributed touch time", converter=com.flaregames.tech.appsflyer.converters.CsvDateConverter.class)</text:p>
          </table:table-cell>
          <table:table-cell table:formula="of:=[.P3]&amp;[.L3]&amp;&quot; public &quot;&amp;[.K3]" office:value-type="string" office:string-value="@CsvCustomBindByName(column=&quot;attributed touch time&quot;, converter=com.flaregames.tech.appsflyer.converters.CsvDateConverter.class) public Date attr_touch_time;">
            <text:p>@CsvCustomBindByName(column="attributed touch time", converter=com.flaregames.tech.appsflyer.converters.CsvDateConverter.class) public Date attr_touch_time;</text:p>
          </table:table-cell>
          <table:table-cell table:number-columns-repeated="1006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stall Time</text:p>
          </table:table-cell>
          <table:table-cell office:value-type="string">
            <text:p>install time</text:p>
          </table:table-cell>
          <table:table-cell/>
          <table:table-cell office:value-type="string">
            <text:p>install_time</text:p>
          </table:table-cell>
          <table:table-cell office:value-type="string">
            <text:p>TIMESTAMP</text:p>
          </table:table-cell>
          <table:table-cell/>
          <table:table-cell table:formula="of:=VLOOKUP([.F4];[TypeLookups.$A$1:.$B$6];2;0)" office:value-type="string" office:string-value="Date">
            <text:p>Date</text:p>
          </table:table-cell>
          <table:table-cell table:formula="of:=IF([.G4]=&quot;&quot;;&quot;&quot;;&quot;(&quot;&amp;[.G4]&amp;&quot;)&quot;)">
            <text:p/>
          </table:table-cell>
          <table:table-cell table:formula="of:=[.E4]&amp;&quot; &quot;&amp;[.F4]&amp;[.I4]&amp;&quot;,&quot;" office:value-type="string" office:string-value="install_time TIMESTAMP,">
            <text:p>install_time TIMESTAMP,</text:p>
          </table:table-cell>
          <table:table-cell table:formula="of:=[.H4]&amp;&quot; &quot;&amp;[.E4]&amp;&quot;;&quot;" office:value-type="string" office:string-value="Date install_time;">
            <text:p>Date install_time;</text:p>
          </table:table-cell>
          <table:table-cell table:formula="of:=IF([.G4]=&quot;&quot;;&quot;&quot;;&quot; @MaxStringLength(max = &quot;&amp;[.G4]&amp;&quot;)&quot;)">
            <text:p/>
          </table:table-cell>
          <table:table-cell table:formula="of:=VLOOKUP([.F4];[TypeLookups.$A$1:.$C$6];3;0)" office:value-type="string" office:string-value="com.flaregames.tech.appsflyer.converters.CsvDateConverter.class">
            <text:p>com.flaregames.tech.appsflyer.converters.CsvDateConverter.class</text:p>
          </table:table-cell>
          <table:table-cell table:formula="of:=&quot;@CsvCustomBindByName(column=&quot;&amp;&quot;&quot;&quot;&quot;&amp;[.B4]&amp;&quot;&quot;&quot;, converter=&quot;&amp;[.M4]&amp;&quot;)&quot;" office:value-type="string" office:string-value="@CsvCustomBindByName(column=&quot;Install Time&quot;, converter=com.flaregames.tech.appsflyer.converters.CsvDateConverter.class)">
            <text:p>@CsvCustomBindByName(column="Install Time", converter=com.flaregames.tech.appsflyer.converters.CsvDateConverter.class)</text:p>
          </table:table-cell>
          <table:table-cell table:formula="of:=[.N4]&amp;[.L4]&amp;&quot; public &quot;&amp;[.K4]" office:value-type="string" office:string-value="@CsvCustomBindByName(column=&quot;Install Time&quot;, converter=com.flaregames.tech.appsflyer.converters.CsvDateConverter.class) public Date install_time;">
            <text:p>@CsvCustomBindByName(column="Install Time", converter=com.flaregames.tech.appsflyer.converters.CsvDateConverter.class) public Date install_time;</text:p>
          </table:table-cell>
          <table:table-cell table:formula="of:=&quot;@CsvCustomBindByName(column=&quot;&amp;&quot;&quot;&quot;&quot;&amp;[.C4]&amp;&quot;&quot;&quot;, converter=&quot;&amp;[.M4]&amp;&quot;)&quot;" office:value-type="string" office:string-value="@CsvCustomBindByName(column=&quot;install time&quot;, converter=com.flaregames.tech.appsflyer.converters.CsvDateConverter.class)">
            <text:p>@CsvCustomBindByName(column="install time", converter=com.flaregames.tech.appsflyer.converters.CsvDateConverter.class)</text:p>
          </table:table-cell>
          <table:table-cell table:formula="of:=[.P4]&amp;[.L4]&amp;&quot; public &quot;&amp;[.K4]" office:value-type="string" office:string-value="@CsvCustomBindByName(column=&quot;install time&quot;, converter=com.flaregames.tech.appsflyer.converters.CsvDateConverter.class) public Date install_time;">
            <text:p>@CsvCustomBindByName(column="install time", converter=com.flaregames.tech.appsflyer.converters.CsvDateConverter.class) public Date install_time;</text:p>
          </table:table-cell>
          <table:table-cell table:number-columns-repeated="1006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vent Time</text:p>
          </table:table-cell>
          <table:table-cell office:value-type="string">
            <text:p>event time</text:p>
          </table:table-cell>
          <table:table-cell/>
          <table:table-cell office:value-type="string">
            <text:p>event_time</text:p>
          </table:table-cell>
          <table:table-cell office:value-type="string">
            <text:p>TIMESTAMP</text:p>
          </table:table-cell>
          <table:table-cell/>
          <table:table-cell table:formula="of:=VLOOKUP([.F5];[TypeLookups.$A$1:.$B$6];2;0)" office:value-type="string" office:string-value="Date">
            <text:p>Date</text:p>
          </table:table-cell>
          <table:table-cell table:formula="of:=IF([.G5]=&quot;&quot;;&quot;&quot;;&quot;(&quot;&amp;[.G5]&amp;&quot;)&quot;)">
            <text:p/>
          </table:table-cell>
          <table:table-cell table:formula="of:=[.E5]&amp;&quot; &quot;&amp;[.F5]&amp;[.I5]&amp;&quot;,&quot;" office:value-type="string" office:string-value="event_time TIMESTAMP,">
            <text:p>event_time TIMESTAMP,</text:p>
          </table:table-cell>
          <table:table-cell table:formula="of:=[.H5]&amp;&quot; &quot;&amp;[.E5]&amp;&quot;;&quot;" office:value-type="string" office:string-value="Date event_time;">
            <text:p>Date event_time;</text:p>
          </table:table-cell>
          <table:table-cell table:formula="of:=IF([.G5]=&quot;&quot;;&quot;&quot;;&quot; @MaxStringLength(max = &quot;&amp;[.G5]&amp;&quot;)&quot;)">
            <text:p/>
          </table:table-cell>
          <table:table-cell table:formula="of:=VLOOKUP([.F5];[TypeLookups.$A$1:.$C$6];3;0)" office:value-type="string" office:string-value="com.flaregames.tech.appsflyer.converters.CsvDateConverter.class">
            <text:p>com.flaregames.tech.appsflyer.converters.CsvDateConverter.class</text:p>
          </table:table-cell>
          <table:table-cell table:formula="of:=&quot;@CsvCustomBindByName(column=&quot;&amp;&quot;&quot;&quot;&quot;&amp;[.B5]&amp;&quot;&quot;&quot;, converter=&quot;&amp;[.M5]&amp;&quot;)&quot;" office:value-type="string" office:string-value="@CsvCustomBindByName(column=&quot;Event Time&quot;, converter=com.flaregames.tech.appsflyer.converters.CsvDateConverter.class)">
            <text:p>@CsvCustomBindByName(column="Event Time", converter=com.flaregames.tech.appsflyer.converters.CsvDateConverter.class)</text:p>
          </table:table-cell>
          <table:table-cell table:formula="of:=[.N5]&amp;[.L5]&amp;&quot; public &quot;&amp;[.K5]" office:value-type="string" office:string-value="@CsvCustomBindByName(column=&quot;Event Time&quot;, converter=com.flaregames.tech.appsflyer.converters.CsvDateConverter.class) public Date event_time;">
            <text:p>@CsvCustomBindByName(column="Event Time", converter=com.flaregames.tech.appsflyer.converters.CsvDateConverter.class) public Date event_time;</text:p>
          </table:table-cell>
          <table:table-cell table:formula="of:=&quot;@CsvCustomBindByName(column=&quot;&amp;&quot;&quot;&quot;&quot;&amp;[.C5]&amp;&quot;&quot;&quot;, converter=&quot;&amp;[.M5]&amp;&quot;)&quot;" office:value-type="string" office:string-value="@CsvCustomBindByName(column=&quot;event time&quot;, converter=com.flaregames.tech.appsflyer.converters.CsvDateConverter.class)">
            <text:p>@CsvCustomBindByName(column="event time", converter=com.flaregames.tech.appsflyer.converters.CsvDateConverter.class)</text:p>
          </table:table-cell>
          <table:table-cell table:formula="of:=[.P5]&amp;[.L5]&amp;&quot; public &quot;&amp;[.K5]" office:value-type="string" office:string-value="@CsvCustomBindByName(column=&quot;event time&quot;, converter=com.flaregames.tech.appsflyer.converters.CsvDateConverter.class) public Date event_time;">
            <text:p>@CsvCustomBindByName(column="event time", converter=com.flaregames.tech.appsflyer.converters.CsvDateConverter.class) public Date event_time;</text:p>
          </table:table-cell>
          <table:table-cell table:number-columns-repeated="100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Event Name</text:p>
          </table:table-cell>
          <table:table-cell office:value-type="string">
            <text:p>event name</text:p>
          </table:table-cell>
          <table:table-cell/>
          <table:table-cell office:value-type="string">
            <text:p>event_name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6];[TypeLookups.$A$1:.$B$6];2;0)" office:value-type="string" office:string-value="String">
            <text:p>String</text:p>
          </table:table-cell>
          <table:table-cell table:formula="of:=IF([.G6]=&quot;&quot;;&quot;&quot;;&quot;(&quot;&amp;[.G6]&amp;&quot;)&quot;)" office:value-type="string" office:string-value="(32)">
            <text:p>(32)</text:p>
          </table:table-cell>
          <table:table-cell table:formula="of:=[.E6]&amp;&quot; &quot;&amp;[.F6]&amp;[.I6]&amp;&quot;,&quot;" office:value-type="string" office:string-value="event_name VARCHAR(32),">
            <text:p>event_name VARCHAR(32),</text:p>
          </table:table-cell>
          <table:table-cell table:formula="of:=[.H6]&amp;&quot; &quot;&amp;[.E6]&amp;&quot;;&quot;" office:value-type="string" office:string-value="String event_name;">
            <text:p>String event_name;</text:p>
          </table:table-cell>
          <table:table-cell table:formula="of:=IF([.G6]=&quot;&quot;;&quot;&quot;;&quot; @MaxStringLength(max = &quot;&amp;[.G6]&amp;&quot;)&quot;)" office:value-type="string" office:string-value=" @MaxStringLength(max = 32)">
            <text:p><text:s/>@MaxStringLength(max = 32)</text:p>
          </table:table-cell>
          <table:table-cell table:formula="of:=VLOOKUP([.F6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6]&amp;&quot;&quot;&quot;, converter=&quot;&amp;[.M6]&amp;&quot;)&quot;" office:value-type="string" office:string-value="@CsvCustomBindByName(column=&quot;Event Name&quot;, converter=com.flaregames.tech.appsflyer.converters.CsvStringConverter.class)">
            <text:p>@CsvCustomBindByName(column="Event Name", converter=com.flaregames.tech.appsflyer.converters.CsvStringConverter.class)</text:p>
          </table:table-cell>
          <table:table-cell table:formula="of:=[.N6]&amp;[.L6]&amp;&quot; public &quot;&amp;[.K6]" office:value-type="string" office:string-value="@CsvCustomBindByName(column=&quot;Event Name&quot;, converter=com.flaregames.tech.appsflyer.converters.CsvStringConverter.class) @MaxStringLength(max = 32) public String event_name;">
            <text:p>@CsvCustomBindByName(column="Event Name", converter=com.flaregames.tech.appsflyer.converters.CsvStringConverter.class) @MaxStringLength(max = 32) public String event_name;</text:p>
          </table:table-cell>
          <table:table-cell table:formula="of:=&quot;@CsvCustomBindByName(column=&quot;&amp;&quot;&quot;&quot;&quot;&amp;[.C6]&amp;&quot;&quot;&quot;, converter=&quot;&amp;[.M6]&amp;&quot;)&quot;" office:value-type="string" office:string-value="@CsvCustomBindByName(column=&quot;event name&quot;, converter=com.flaregames.tech.appsflyer.converters.CsvStringConverter.class)">
            <text:p>@CsvCustomBindByName(column="event name", converter=com.flaregames.tech.appsflyer.converters.CsvStringConverter.class)</text:p>
          </table:table-cell>
          <table:table-cell table:formula="of:=[.P6]&amp;[.L6]&amp;&quot; public &quot;&amp;[.K6]" office:value-type="string" office:string-value="@CsvCustomBindByName(column=&quot;event name&quot;, converter=com.flaregames.tech.appsflyer.converters.CsvStringConverter.class) @MaxStringLength(max = 32) public String event_name;">
            <text:p>@CsvCustomBindByName(column="event name", converter=com.flaregames.tech.appsflyer.converters.CsvStringConverter.class) @MaxStringLength(max = 32) public String event_name;</text:p>
          </table:table-cell>
          <table:table-cell table:number-columns-repeated="100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vent Value</text:p>
          </table:table-cell>
          <table:table-cell office:value-type="string">
            <text:p>event value</text:p>
          </table:table-cell>
          <table:table-cell/>
          <table:table-cell office:value-type="string">
            <text:p>event_value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7];[TypeLookups.$A$1:.$B$6];2;0)" office:value-type="string" office:string-value="String">
            <text:p>String</text:p>
          </table:table-cell>
          <table:table-cell table:formula="of:=IF([.G7]=&quot;&quot;;&quot;&quot;;&quot;(&quot;&amp;[.G7]&amp;&quot;)&quot;)" office:value-type="string" office:string-value="(256)">
            <text:p>(256)</text:p>
          </table:table-cell>
          <table:table-cell table:formula="of:=[.E7]&amp;&quot; &quot;&amp;[.F7]&amp;[.I7]&amp;&quot;,&quot;" office:value-type="string" office:string-value="event_value VARCHAR(256),">
            <text:p>event_value VARCHAR(256),</text:p>
          </table:table-cell>
          <table:table-cell table:formula="of:=[.H7]&amp;&quot; &quot;&amp;[.E7]&amp;&quot;;&quot;" office:value-type="string" office:string-value="String event_value;">
            <text:p>String event_value;</text:p>
          </table:table-cell>
          <table:table-cell table:formula="of:=IF([.G7]=&quot;&quot;;&quot;&quot;;&quot; @MaxStringLength(max = &quot;&amp;[.G7]&amp;&quot;)&quot;)" office:value-type="string" office:string-value=" @MaxStringLength(max = 256)">
            <text:p><text:s/>@MaxStringLength(max = 256)</text:p>
          </table:table-cell>
          <table:table-cell table:formula="of:=VLOOKUP([.F7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7]&amp;&quot;&quot;&quot;, converter=&quot;&amp;[.M7]&amp;&quot;)&quot;" office:value-type="string" office:string-value="@CsvCustomBindByName(column=&quot;Event Value&quot;, converter=com.flaregames.tech.appsflyer.converters.CsvStringConverter.class)">
            <text:p>@CsvCustomBindByName(column="Event Value", converter=com.flaregames.tech.appsflyer.converters.CsvStringConverter.class)</text:p>
          </table:table-cell>
          <table:table-cell table:formula="of:=[.N7]&amp;[.L7]&amp;&quot; public &quot;&amp;[.K7]" office:value-type="string" office:string-value="@CsvCustomBindByName(column=&quot;Event Value&quot;, converter=com.flaregames.tech.appsflyer.converters.CsvStringConverter.class) @MaxStringLength(max = 256) public String event_value;">
            <text:p>@CsvCustomBindByName(column="Event Value", converter=com.flaregames.tech.appsflyer.converters.CsvStringConverter.class) @MaxStringLength(max = 256) public String event_value;</text:p>
          </table:table-cell>
          <table:table-cell table:formula="of:=&quot;@CsvCustomBindByName(column=&quot;&amp;&quot;&quot;&quot;&quot;&amp;[.C7]&amp;&quot;&quot;&quot;, converter=&quot;&amp;[.M7]&amp;&quot;)&quot;" office:value-type="string" office:string-value="@CsvCustomBindByName(column=&quot;event value&quot;, converter=com.flaregames.tech.appsflyer.converters.CsvStringConverter.class)">
            <text:p>@CsvCustomBindByName(column="event value", converter=com.flaregames.tech.appsflyer.converters.CsvStringConverter.class)</text:p>
          </table:table-cell>
          <table:table-cell table:formula="of:=[.P7]&amp;[.L7]&amp;&quot; public &quot;&amp;[.K7]" office:value-type="string" office:string-value="@CsvCustomBindByName(column=&quot;event value&quot;, converter=com.flaregames.tech.appsflyer.converters.CsvStringConverter.class) @MaxStringLength(max = 256) public String event_value;">
            <text:p>@CsvCustomBindByName(column="event value", converter=com.flaregames.tech.appsflyer.converters.CsvStringConverter.class) @MaxStringLength(max = 256) public String event_value;</text:p>
          </table:table-cell>
          <table:table-cell table:number-columns-repeated="1006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Event Revenue</text:p>
          </table:table-cell>
          <table:table-cell office:value-type="string">
            <text:p>event revenue</text:p>
          </table:table-cell>
          <table:table-cell/>
          <table:table-cell office:value-type="string">
            <text:p>event_revenue</text:p>
          </table:table-cell>
          <table:table-cell office:value-type="string">
            <text:p>FLOAT4</text:p>
          </table:table-cell>
          <table:table-cell/>
          <table:table-cell table:formula="of:=VLOOKUP([.F8];[TypeLookups.$A$1:.$B$6];2;0)" office:value-type="string" office:string-value="double">
            <text:p>double</text:p>
          </table:table-cell>
          <table:table-cell table:formula="of:=IF([.G8]=&quot;&quot;;&quot;&quot;;&quot;(&quot;&amp;[.G8]&amp;&quot;)&quot;)">
            <text:p/>
          </table:table-cell>
          <table:table-cell table:formula="of:=[.E8]&amp;&quot; &quot;&amp;[.F8]&amp;[.I8]&amp;&quot;,&quot;" office:value-type="string" office:string-value="event_revenue FLOAT4,">
            <text:p>event_revenue FLOAT4,</text:p>
          </table:table-cell>
          <table:table-cell table:formula="of:=[.H8]&amp;&quot; &quot;&amp;[.E8]&amp;&quot;;&quot;" office:value-type="string" office:string-value="double event_revenue;">
            <text:p>double event_revenue;</text:p>
          </table:table-cell>
          <table:table-cell table:formula="of:=IF([.G8]=&quot;&quot;;&quot;&quot;;&quot; @MaxStringLength(max = &quot;&amp;[.G8]&amp;&quot;)&quot;)">
            <text:p/>
          </table:table-cell>
          <table:table-cell table:formula="of:=VLOOKUP([.F8];[TypeLookups.$A$1:.$C$6];3;0)" office:value-type="string" office:string-value="com.flaregames.tech.appsflyer.converters.CsvDoubleConverter.class">
            <text:p>com.flaregames.tech.appsflyer.converters.CsvDoubleConverter.class</text:p>
          </table:table-cell>
          <table:table-cell table:formula="of:=&quot;@CsvCustomBindByName(column=&quot;&amp;&quot;&quot;&quot;&quot;&amp;[.B8]&amp;&quot;&quot;&quot;, converter=&quot;&amp;[.M8]&amp;&quot;)&quot;" office:value-type="string" office:string-value="@CsvCustomBindByName(column=&quot;Event Revenue&quot;, converter=com.flaregames.tech.appsflyer.converters.CsvDoubleConverter.class)">
            <text:p>@CsvCustomBindByName(column="Event Revenue", converter=com.flaregames.tech.appsflyer.converters.CsvDoubleConverter.class)</text:p>
          </table:table-cell>
          <table:table-cell table:formula="of:=[.N8]&amp;[.L8]&amp;&quot; public &quot;&amp;[.K8]" office:value-type="string" office:string-value="@CsvCustomBindByName(column=&quot;Event Revenue&quot;, converter=com.flaregames.tech.appsflyer.converters.CsvDoubleConverter.class) public double event_revenue;">
            <text:p>@CsvCustomBindByName(column="Event Revenue", converter=com.flaregames.tech.appsflyer.converters.CsvDoubleConverter.class) public double event_revenue;</text:p>
          </table:table-cell>
          <table:table-cell table:formula="of:=&quot;@CsvCustomBindByName(column=&quot;&amp;&quot;&quot;&quot;&quot;&amp;[.C8]&amp;&quot;&quot;&quot;, converter=&quot;&amp;[.M8]&amp;&quot;)&quot;" office:value-type="string" office:string-value="@CsvCustomBindByName(column=&quot;event revenue&quot;, converter=com.flaregames.tech.appsflyer.converters.CsvDoubleConverter.class)">
            <text:p>@CsvCustomBindByName(column="event revenue", converter=com.flaregames.tech.appsflyer.converters.CsvDoubleConverter.class)</text:p>
          </table:table-cell>
          <table:table-cell table:formula="of:=[.P8]&amp;[.L8]&amp;&quot; public &quot;&amp;[.K8]" office:value-type="string" office:string-value="@CsvCustomBindByName(column=&quot;event revenue&quot;, converter=com.flaregames.tech.appsflyer.converters.CsvDoubleConverter.class) public double event_revenue;">
            <text:p>@CsvCustomBindByName(column="event revenue", converter=com.flaregames.tech.appsflyer.converters.CsvDoubleConverter.class) public double event_revenue;</text:p>
          </table:table-cell>
          <table:table-cell table:number-columns-repeated="100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Event Revenue Currency</text:p>
          </table:table-cell>
          <table:table-cell office:value-type="string">
            <text:p>event revenue currency</text:p>
          </table:table-cell>
          <table:table-cell/>
          <table:table-cell office:value-type="string">
            <text:p>event_revenue_currency</text:p>
          </table:table-cell>
          <table:table-cell office:value-type="string">
            <text:p>VARCHAR</text:p>
          </table:table-cell>
          <table:table-cell office:value-type="float" office:value="3">
            <text:p>3</text:p>
          </table:table-cell>
          <table:table-cell table:formula="of:=VLOOKUP([.F9];[TypeLookups.$A$1:.$B$6];2;0)" office:value-type="string" office:string-value="String">
            <text:p>String</text:p>
          </table:table-cell>
          <table:table-cell table:formula="of:=IF([.G9]=&quot;&quot;;&quot;&quot;;&quot;(&quot;&amp;[.G9]&amp;&quot;)&quot;)" office:value-type="string" office:string-value="(3)">
            <text:p>(3)</text:p>
          </table:table-cell>
          <table:table-cell table:formula="of:=[.E9]&amp;&quot; &quot;&amp;[.F9]&amp;[.I9]&amp;&quot;,&quot;" office:value-type="string" office:string-value="event_revenue_currency VARCHAR(3),">
            <text:p>event_revenue_currency VARCHAR(3),</text:p>
          </table:table-cell>
          <table:table-cell table:formula="of:=[.H9]&amp;&quot; &quot;&amp;[.E9]&amp;&quot;;&quot;" office:value-type="string" office:string-value="String event_revenue_currency;">
            <text:p>String event_revenue_currency;</text:p>
          </table:table-cell>
          <table:table-cell table:formula="of:=IF([.G9]=&quot;&quot;;&quot;&quot;;&quot; @MaxStringLength(max = &quot;&amp;[.G9]&amp;&quot;)&quot;)" office:value-type="string" office:string-value=" @MaxStringLength(max = 3)">
            <text:p><text:s/>@MaxStringLength(max = 3)</text:p>
          </table:table-cell>
          <table:table-cell table:formula="of:=VLOOKUP([.F9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9]&amp;&quot;&quot;&quot;, converter=&quot;&amp;[.M9]&amp;&quot;)&quot;" office:value-type="string" office:string-value="@CsvCustomBindByName(column=&quot;Event Revenue Currency&quot;, converter=com.flaregames.tech.appsflyer.converters.CsvStringConverter.class)">
            <text:p>@CsvCustomBindByName(column="Event Revenue Currency", converter=com.flaregames.tech.appsflyer.converters.CsvStringConverter.class)</text:p>
          </table:table-cell>
          <table:table-cell table:formula="of:=[.N9]&amp;[.L9]&amp;&quot; public &quot;&amp;[.K9]" office:value-type="string" office:string-value="@CsvCustomBindByName(column=&quot;Event Revenue Currency&quot;, converter=com.flaregames.tech.appsflyer.converters.CsvStringConverter.class) @MaxStringLength(max = 3) public String event_revenue_currency;">
            <text:p>@CsvCustomBindByName(column="Event Revenue Currency", converter=com.flaregames.tech.appsflyer.converters.CsvStringConverter.class) @MaxStringLength(max = 3) public String event_revenue_currency;</text:p>
          </table:table-cell>
          <table:table-cell table:formula="of:=&quot;@CsvCustomBindByName(column=&quot;&amp;&quot;&quot;&quot;&quot;&amp;[.C9]&amp;&quot;&quot;&quot;, converter=&quot;&amp;[.M9]&amp;&quot;)&quot;" office:value-type="string" office:string-value="@CsvCustomBindByName(column=&quot;event revenue currency&quot;, converter=com.flaregames.tech.appsflyer.converters.CsvStringConverter.class)">
            <text:p>@CsvCustomBindByName(column="event revenue currency", converter=com.flaregames.tech.appsflyer.converters.CsvStringConverter.class)</text:p>
          </table:table-cell>
          <table:table-cell table:formula="of:=[.P9]&amp;[.L9]&amp;&quot; public &quot;&amp;[.K9]" office:value-type="string" office:string-value="@CsvCustomBindByName(column=&quot;event revenue currency&quot;, converter=com.flaregames.tech.appsflyer.converters.CsvStringConverter.class) @MaxStringLength(max = 3) public String event_revenue_currency;">
            <text:p>@CsvCustomBindByName(column="event revenue currency", converter=com.flaregames.tech.appsflyer.converters.CsvStringConverter.class) @MaxStringLength(max = 3) public String event_revenue_currency;</text:p>
          </table:table-cell>
          <table:table-cell table:number-columns-repeated="100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Event Revenue USD</text:p>
          </table:table-cell>
          <table:table-cell office:value-type="string">
            <text:p>event revenue u s d</text:p>
          </table:table-cell>
          <table:table-cell/>
          <table:table-cell office:value-type="string">
            <text:p>event_revenue_usd</text:p>
          </table:table-cell>
          <table:table-cell office:value-type="string">
            <text:p>FLOAT4</text:p>
          </table:table-cell>
          <table:table-cell/>
          <table:table-cell table:formula="of:=VLOOKUP([.F10];[TypeLookups.$A$1:.$B$6];2;0)" office:value-type="string" office:string-value="double">
            <text:p>double</text:p>
          </table:table-cell>
          <table:table-cell table:formula="of:=IF([.G10]=&quot;&quot;;&quot;&quot;;&quot;(&quot;&amp;[.G10]&amp;&quot;)&quot;)">
            <text:p/>
          </table:table-cell>
          <table:table-cell table:formula="of:=[.E10]&amp;&quot; &quot;&amp;[.F10]&amp;[.I10]&amp;&quot;,&quot;" office:value-type="string" office:string-value="event_revenue_usd FLOAT4,">
            <text:p>event_revenue_usd FLOAT4,</text:p>
          </table:table-cell>
          <table:table-cell table:formula="of:=[.H10]&amp;&quot; &quot;&amp;[.E10]&amp;&quot;;&quot;" office:value-type="string" office:string-value="double event_revenue_usd;">
            <text:p>double event_revenue_usd;</text:p>
          </table:table-cell>
          <table:table-cell table:formula="of:=IF([.G10]=&quot;&quot;;&quot;&quot;;&quot; @MaxStringLength(max = &quot;&amp;[.G10]&amp;&quot;)&quot;)">
            <text:p/>
          </table:table-cell>
          <table:table-cell table:formula="of:=VLOOKUP([.F10];[TypeLookups.$A$1:.$C$6];3;0)" office:value-type="string" office:string-value="com.flaregames.tech.appsflyer.converters.CsvDoubleConverter.class">
            <text:p>com.flaregames.tech.appsflyer.converters.CsvDoubleConverter.class</text:p>
          </table:table-cell>
          <table:table-cell table:formula="of:=&quot;@CsvCustomBindByName(column=&quot;&amp;&quot;&quot;&quot;&quot;&amp;[.B10]&amp;&quot;&quot;&quot;, converter=&quot;&amp;[.M10]&amp;&quot;)&quot;" office:value-type="string" office:string-value="@CsvCustomBindByName(column=&quot;Event Revenue USD&quot;, converter=com.flaregames.tech.appsflyer.converters.CsvDoubleConverter.class)">
            <text:p>@CsvCustomBindByName(column="Event Revenue USD", converter=com.flaregames.tech.appsflyer.converters.CsvDoubleConverter.class)</text:p>
          </table:table-cell>
          <table:table-cell table:formula="of:=[.N10]&amp;[.L10]&amp;&quot; public &quot;&amp;[.K10]" office:value-type="string" office:string-value="@CsvCustomBindByName(column=&quot;Event Revenue USD&quot;, converter=com.flaregames.tech.appsflyer.converters.CsvDoubleConverter.class) public double event_revenue_usd;">
            <text:p>@CsvCustomBindByName(column="Event Revenue USD", converter=com.flaregames.tech.appsflyer.converters.CsvDoubleConverter.class) public double event_revenue_usd;</text:p>
          </table:table-cell>
          <table:table-cell table:formula="of:=&quot;@CsvCustomBindByName(column=&quot;&amp;&quot;&quot;&quot;&quot;&amp;[.C10]&amp;&quot;&quot;&quot;, converter=&quot;&amp;[.M10]&amp;&quot;)&quot;" office:value-type="string" office:string-value="@CsvCustomBindByName(column=&quot;event revenue u s d&quot;, converter=com.flaregames.tech.appsflyer.converters.CsvDoubleConverter.class)">
            <text:p>@CsvCustomBindByName(column="event revenue u s d", converter=com.flaregames.tech.appsflyer.converters.CsvDoubleConverter.class)</text:p>
          </table:table-cell>
          <table:table-cell table:formula="of:=[.P10]&amp;[.L10]&amp;&quot; public &quot;&amp;[.K10]" office:value-type="string" office:string-value="@CsvCustomBindByName(column=&quot;event revenue u s d&quot;, converter=com.flaregames.tech.appsflyer.converters.CsvDoubleConverter.class) public double event_revenue_usd;">
            <text:p>@CsvCustomBindByName(column="event revenue u s d", converter=com.flaregames.tech.appsflyer.converters.CsvDoubleConverter.class) public double event_revenue_usd;</text:p>
          </table:table-cell>
          <table:table-cell table:number-columns-repeated="1006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vent Source</text:p>
          </table:table-cell>
          <table:table-cell office:value-type="string">
            <text:p>event source</text:p>
          </table:table-cell>
          <table:table-cell/>
          <table:table-cell office:value-type="string">
            <text:p>event_source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11];[TypeLookups.$A$1:.$B$6];2;0)" office:value-type="string" office:string-value="String">
            <text:p>String</text:p>
          </table:table-cell>
          <table:table-cell table:formula="of:=IF([.G11]=&quot;&quot;;&quot;&quot;;&quot;(&quot;&amp;[.G11]&amp;&quot;)&quot;)" office:value-type="string" office:string-value="(32)">
            <text:p>(32)</text:p>
          </table:table-cell>
          <table:table-cell table:formula="of:=[.E11]&amp;&quot; &quot;&amp;[.F11]&amp;[.I11]&amp;&quot;,&quot;" office:value-type="string" office:string-value="event_source VARCHAR(32),">
            <text:p>event_source VARCHAR(32),</text:p>
          </table:table-cell>
          <table:table-cell table:formula="of:=[.H11]&amp;&quot; &quot;&amp;[.E11]&amp;&quot;;&quot;" office:value-type="string" office:string-value="String event_source;">
            <text:p>String event_source;</text:p>
          </table:table-cell>
          <table:table-cell table:formula="of:=IF([.G11]=&quot;&quot;;&quot;&quot;;&quot; @MaxStringLength(max = &quot;&amp;[.G11]&amp;&quot;)&quot;)" office:value-type="string" office:string-value=" @MaxStringLength(max = 32)">
            <text:p><text:s/>@MaxStringLength(max = 32)</text:p>
          </table:table-cell>
          <table:table-cell table:formula="of:=VLOOKUP([.F11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1]&amp;&quot;&quot;&quot;, converter=&quot;&amp;[.M11]&amp;&quot;)&quot;" office:value-type="string" office:string-value="@CsvCustomBindByName(column=&quot;Event Source&quot;, converter=com.flaregames.tech.appsflyer.converters.CsvStringConverter.class)">
            <text:p>@CsvCustomBindByName(column="Event Source", converter=com.flaregames.tech.appsflyer.converters.CsvStringConverter.class)</text:p>
          </table:table-cell>
          <table:table-cell table:formula="of:=[.N11]&amp;[.L11]&amp;&quot; public &quot;&amp;[.K11]" office:value-type="string" office:string-value="@CsvCustomBindByName(column=&quot;Event Source&quot;, converter=com.flaregames.tech.appsflyer.converters.CsvStringConverter.class) @MaxStringLength(max = 32) public String event_source;">
            <text:p>@CsvCustomBindByName(column="Event Source", converter=com.flaregames.tech.appsflyer.converters.CsvStringConverter.class) @MaxStringLength(max = 32) public String event_source;</text:p>
          </table:table-cell>
          <table:table-cell table:formula="of:=&quot;@CsvCustomBindByName(column=&quot;&amp;&quot;&quot;&quot;&quot;&amp;[.C11]&amp;&quot;&quot;&quot;, converter=&quot;&amp;[.M11]&amp;&quot;)&quot;" office:value-type="string" office:string-value="@CsvCustomBindByName(column=&quot;event source&quot;, converter=com.flaregames.tech.appsflyer.converters.CsvStringConverter.class)">
            <text:p>@CsvCustomBindByName(column="event source", converter=com.flaregames.tech.appsflyer.converters.CsvStringConverter.class)</text:p>
          </table:table-cell>
          <table:table-cell table:formula="of:=[.P11]&amp;[.L11]&amp;&quot; public &quot;&amp;[.K11]" office:value-type="string" office:string-value="@CsvCustomBindByName(column=&quot;event source&quot;, converter=com.flaregames.tech.appsflyer.converters.CsvStringConverter.class) @MaxStringLength(max = 32) public String event_source;">
            <text:p>@CsvCustomBindByName(column="event source", converter=com.flaregames.tech.appsflyer.converters.CsvStringConverter.class) @MaxStringLength(max = 32) public String event_source;</text:p>
          </table:table-cell>
          <table:table-cell table:number-columns-repeated="100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rtner</text:p>
          </table:table-cell>
          <table:table-cell office:value-type="string">
            <text:p>partner</text:p>
          </table:table-cell>
          <table:table-cell/>
          <table:table-cell office:value-type="string">
            <text:p>partner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12];[TypeLookups.$A$1:.$B$6];2;0)" office:value-type="string" office:string-value="String">
            <text:p>String</text:p>
          </table:table-cell>
          <table:table-cell table:formula="of:=IF([.G12]=&quot;&quot;;&quot;&quot;;&quot;(&quot;&amp;[.G12]&amp;&quot;)&quot;)" office:value-type="string" office:string-value="(128)">
            <text:p>(128)</text:p>
          </table:table-cell>
          <table:table-cell table:formula="of:=[.E12]&amp;&quot; &quot;&amp;[.F12]&amp;[.I12]&amp;&quot;,&quot;" office:value-type="string" office:string-value="partner VARCHAR(128),">
            <text:p>partner VARCHAR(128),</text:p>
          </table:table-cell>
          <table:table-cell table:formula="of:=[.H12]&amp;&quot; &quot;&amp;[.E12]&amp;&quot;;&quot;" office:value-type="string" office:string-value="String partner;">
            <text:p>String partner;</text:p>
          </table:table-cell>
          <table:table-cell table:formula="of:=IF([.G12]=&quot;&quot;;&quot;&quot;;&quot; @MaxStringLength(max = &quot;&amp;[.G12]&amp;&quot;)&quot;)" office:value-type="string" office:string-value=" @MaxStringLength(max = 128)">
            <text:p><text:s/>@MaxStringLength(max = 128)</text:p>
          </table:table-cell>
          <table:table-cell table:formula="of:=VLOOKUP([.F12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2]&amp;&quot;&quot;&quot;, converter=&quot;&amp;[.M12]&amp;&quot;)&quot;" office:value-type="string" office:string-value="@CsvCustomBindByName(column=&quot;Partner&quot;, converter=com.flaregames.tech.appsflyer.converters.CsvStringConverter.class)">
            <text:p>@CsvCustomBindByName(column="Partner", converter=com.flaregames.tech.appsflyer.converters.CsvStringConverter.class)</text:p>
          </table:table-cell>
          <table:table-cell table:formula="of:=[.N12]&amp;[.L12]&amp;&quot; public &quot;&amp;[.K12]" office:value-type="string" office:string-value="@CsvCustomBindByName(column=&quot;Partner&quot;, converter=com.flaregames.tech.appsflyer.converters.CsvStringConverter.class) @MaxStringLength(max = 128) public String partner;">
            <text:p>@CsvCustomBindByName(column="Partner", converter=com.flaregames.tech.appsflyer.converters.CsvStringConverter.class) @MaxStringLength(max = 128) public String partner;</text:p>
          </table:table-cell>
          <table:table-cell table:formula="of:=&quot;@CsvCustomBindByName(column=&quot;&amp;&quot;&quot;&quot;&quot;&amp;[.C12]&amp;&quot;&quot;&quot;, converter=&quot;&amp;[.M12]&amp;&quot;)&quot;" office:value-type="string" office:string-value="@CsvCustomBindByName(column=&quot;partner&quot;, converter=com.flaregames.tech.appsflyer.converters.CsvStringConverter.class)">
            <text:p>@CsvCustomBindByName(column="partner", converter=com.flaregames.tech.appsflyer.converters.CsvStringConverter.class)</text:p>
          </table:table-cell>
          <table:table-cell table:formula="of:=[.P12]&amp;[.L12]&amp;&quot; public &quot;&amp;[.K12]" office:value-type="string" office:string-value="@CsvCustomBindByName(column=&quot;partner&quot;, converter=com.flaregames.tech.appsflyer.converters.CsvStringConverter.class) @MaxStringLength(max = 128) public String partner;">
            <text:p>@CsvCustomBindByName(column="partner", converter=com.flaregames.tech.appsflyer.converters.CsvStringConverter.class) @MaxStringLength(max = 128) public String partner;</text:p>
          </table:table-cell>
          <table:table-cell table:number-columns-repeated="100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edia Source</text:p>
          </table:table-cell>
          <table:table-cell office:value-type="string">
            <text:p>media source</text:p>
          </table:table-cell>
          <table:table-cell/>
          <table:table-cell office:value-type="string">
            <text:p>media_source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13];[TypeLookups.$A$1:.$B$6];2;0)" office:value-type="string" office:string-value="String">
            <text:p>String</text:p>
          </table:table-cell>
          <table:table-cell table:formula="of:=IF([.G13]=&quot;&quot;;&quot;&quot;;&quot;(&quot;&amp;[.G13]&amp;&quot;)&quot;)" office:value-type="string" office:string-value="(128)">
            <text:p>(128)</text:p>
          </table:table-cell>
          <table:table-cell table:formula="of:=[.E13]&amp;&quot; &quot;&amp;[.F13]&amp;[.I13]&amp;&quot;,&quot;" office:value-type="string" office:string-value="media_source VARCHAR(128),">
            <text:p>media_source VARCHAR(128),</text:p>
          </table:table-cell>
          <table:table-cell table:formula="of:=[.H13]&amp;&quot; &quot;&amp;[.E13]&amp;&quot;;&quot;" office:value-type="string" office:string-value="String media_source;">
            <text:p>String media_source;</text:p>
          </table:table-cell>
          <table:table-cell table:formula="of:=IF([.G13]=&quot;&quot;;&quot;&quot;;&quot; @MaxStringLength(max = &quot;&amp;[.G13]&amp;&quot;)&quot;)" office:value-type="string" office:string-value=" @MaxStringLength(max = 128)">
            <text:p><text:s/>@MaxStringLength(max = 128)</text:p>
          </table:table-cell>
          <table:table-cell table:formula="of:=VLOOKUP([.F13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3]&amp;&quot;&quot;&quot;, converter=&quot;&amp;[.M13]&amp;&quot;)&quot;" office:value-type="string" office:string-value="@CsvCustomBindByName(column=&quot;Media Source&quot;, converter=com.flaregames.tech.appsflyer.converters.CsvStringConverter.class)">
            <text:p>@CsvCustomBindByName(column="Media Source", converter=com.flaregames.tech.appsflyer.converters.CsvStringConverter.class)</text:p>
          </table:table-cell>
          <table:table-cell table:formula="of:=[.N13]&amp;[.L13]&amp;&quot; public &quot;&amp;[.K13]" office:value-type="string" office:string-value="@CsvCustomBindByName(column=&quot;Media Source&quot;, converter=com.flaregames.tech.appsflyer.converters.CsvStringConverter.class) @MaxStringLength(max = 128) public String media_source;">
            <text:p>@CsvCustomBindByName(column="Media Source", converter=com.flaregames.tech.appsflyer.converters.CsvStringConverter.class) @MaxStringLength(max = 128) public String media_source;</text:p>
          </table:table-cell>
          <table:table-cell table:formula="of:=&quot;@CsvCustomBindByName(column=&quot;&amp;&quot;&quot;&quot;&quot;&amp;[.C13]&amp;&quot;&quot;&quot;, converter=&quot;&amp;[.M13]&amp;&quot;)&quot;" office:value-type="string" office:string-value="@CsvCustomBindByName(column=&quot;media source&quot;, converter=com.flaregames.tech.appsflyer.converters.CsvStringConverter.class)">
            <text:p>@CsvCustomBindByName(column="media source", converter=com.flaregames.tech.appsflyer.converters.CsvStringConverter.class)</text:p>
          </table:table-cell>
          <table:table-cell table:formula="of:=[.P13]&amp;[.L13]&amp;&quot; public &quot;&amp;[.K13]" office:value-type="string" office:string-value="@CsvCustomBindByName(column=&quot;media source&quot;, converter=com.flaregames.tech.appsflyer.converters.CsvStringConverter.class) @MaxStringLength(max = 128) public String media_source;">
            <text:p>@CsvCustomBindByName(column="media source", converter=com.flaregames.tech.appsflyer.converters.CsvStringConverter.class) @MaxStringLength(max = 128) public String media_source;</text:p>
          </table:table-cell>
          <table:table-cell table:number-columns-repeated="100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hannel</text:p>
          </table:table-cell>
          <table:table-cell office:value-type="string">
            <text:p>channel</text:p>
          </table:table-cell>
          <table:table-cell/>
          <table:table-cell office:value-type="string">
            <text:p>channel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14];[TypeLookups.$A$1:.$B$6];2;0)" office:value-type="string" office:string-value="String">
            <text:p>String</text:p>
          </table:table-cell>
          <table:table-cell table:formula="of:=IF([.G14]=&quot;&quot;;&quot;&quot;;&quot;(&quot;&amp;[.G14]&amp;&quot;)&quot;)" office:value-type="string" office:string-value="(128)">
            <text:p>(128)</text:p>
          </table:table-cell>
          <table:table-cell table:formula="of:=[.E14]&amp;&quot; &quot;&amp;[.F14]&amp;[.I14]&amp;&quot;,&quot;" office:value-type="string" office:string-value="channel VARCHAR(128),">
            <text:p>channel VARCHAR(128),</text:p>
          </table:table-cell>
          <table:table-cell table:formula="of:=[.H14]&amp;&quot; &quot;&amp;[.E14]&amp;&quot;;&quot;" office:value-type="string" office:string-value="String channel;">
            <text:p>String channel;</text:p>
          </table:table-cell>
          <table:table-cell table:formula="of:=IF([.G14]=&quot;&quot;;&quot;&quot;;&quot; @MaxStringLength(max = &quot;&amp;[.G14]&amp;&quot;)&quot;)" office:value-type="string" office:string-value=" @MaxStringLength(max = 128)">
            <text:p><text:s/>@MaxStringLength(max = 128)</text:p>
          </table:table-cell>
          <table:table-cell table:formula="of:=VLOOKUP([.F14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4]&amp;&quot;&quot;&quot;, converter=&quot;&amp;[.M14]&amp;&quot;)&quot;" office:value-type="string" office:string-value="@CsvCustomBindByName(column=&quot;Channel&quot;, converter=com.flaregames.tech.appsflyer.converters.CsvStringConverter.class)">
            <text:p>@CsvCustomBindByName(column="Channel", converter=com.flaregames.tech.appsflyer.converters.CsvStringConverter.class)</text:p>
          </table:table-cell>
          <table:table-cell table:formula="of:=[.N14]&amp;[.L14]&amp;&quot; public &quot;&amp;[.K14]" office:value-type="string" office:string-value="@CsvCustomBindByName(column=&quot;Channel&quot;, converter=com.flaregames.tech.appsflyer.converters.CsvStringConverter.class) @MaxStringLength(max = 128) public String channel;">
            <text:p>@CsvCustomBindByName(column="Channel", converter=com.flaregames.tech.appsflyer.converters.CsvStringConverter.class) @MaxStringLength(max = 128) public String channel;</text:p>
          </table:table-cell>
          <table:table-cell table:formula="of:=&quot;@CsvCustomBindByName(column=&quot;&amp;&quot;&quot;&quot;&quot;&amp;[.C14]&amp;&quot;&quot;&quot;, converter=&quot;&amp;[.M14]&amp;&quot;)&quot;" office:value-type="string" office:string-value="@CsvCustomBindByName(column=&quot;channel&quot;, converter=com.flaregames.tech.appsflyer.converters.CsvStringConverter.class)">
            <text:p>@CsvCustomBindByName(column="channel", converter=com.flaregames.tech.appsflyer.converters.CsvStringConverter.class)</text:p>
          </table:table-cell>
          <table:table-cell table:formula="of:=[.P14]&amp;[.L14]&amp;&quot; public &quot;&amp;[.K14]" office:value-type="string" office:string-value="@CsvCustomBindByName(column=&quot;channel&quot;, converter=com.flaregames.tech.appsflyer.converters.CsvStringConverter.class) @MaxStringLength(max = 128) public String channel;">
            <text:p>@CsvCustomBindByName(column="channel", converter=com.flaregames.tech.appsflyer.converters.CsvStringConverter.class) @MaxStringLength(max = 128) public String channel;</text:p>
          </table:table-cell>
          <table:table-cell table:number-columns-repeated="1006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Keywords</text:p>
          </table:table-cell>
          <table:table-cell office:value-type="string">
            <text:p>keywords</text:p>
          </table:table-cell>
          <table:table-cell/>
          <table:table-cell office:value-type="string">
            <text:p>keywords</text:p>
          </table:table-cell>
          <table:table-cell office:value-type="string">
            <text:p>VARCHAR</text:p>
          </table:table-cell>
          <table:table-cell office:value-type="float" office:value="1024">
            <text:p>1024</text:p>
          </table:table-cell>
          <table:table-cell table:formula="of:=VLOOKUP([.F15];[TypeLookups.$A$1:.$B$6];2;0)" office:value-type="string" office:string-value="String">
            <text:p>String</text:p>
          </table:table-cell>
          <table:table-cell table:formula="of:=IF([.G15]=&quot;&quot;;&quot;&quot;;&quot;(&quot;&amp;[.G15]&amp;&quot;)&quot;)" office:value-type="string" office:string-value="(1024)">
            <text:p>(1024)</text:p>
          </table:table-cell>
          <table:table-cell table:formula="of:=[.E15]&amp;&quot; &quot;&amp;[.F15]&amp;[.I15]&amp;&quot;,&quot;" office:value-type="string" office:string-value="keywords VARCHAR(1024),">
            <text:p>keywords VARCHAR(1024),</text:p>
          </table:table-cell>
          <table:table-cell table:formula="of:=[.H15]&amp;&quot; &quot;&amp;[.E15]&amp;&quot;;&quot;" office:value-type="string" office:string-value="String keywords;">
            <text:p>String keywords;</text:p>
          </table:table-cell>
          <table:table-cell table:formula="of:=IF([.G15]=&quot;&quot;;&quot;&quot;;&quot; @MaxStringLength(max = &quot;&amp;[.G15]&amp;&quot;)&quot;)" office:value-type="string" office:string-value=" @MaxStringLength(max = 1024)">
            <text:p><text:s/>@MaxStringLength(max = 1024)</text:p>
          </table:table-cell>
          <table:table-cell table:formula="of:=VLOOKUP([.F15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5]&amp;&quot;&quot;&quot;, converter=&quot;&amp;[.M15]&amp;&quot;)&quot;" office:value-type="string" office:string-value="@CsvCustomBindByName(column=&quot;Keywords&quot;, converter=com.flaregames.tech.appsflyer.converters.CsvStringConverter.class)">
            <text:p>@CsvCustomBindByName(column="Keywords", converter=com.flaregames.tech.appsflyer.converters.CsvStringConverter.class)</text:p>
          </table:table-cell>
          <table:table-cell table:formula="of:=[.N15]&amp;[.L15]&amp;&quot; public &quot;&amp;[.K15]" office:value-type="string" office:string-value="@CsvCustomBindByName(column=&quot;Keywords&quot;, converter=com.flaregames.tech.appsflyer.converters.CsvStringConverter.class) @MaxStringLength(max = 1024) public String keywords;">
            <text:p>@CsvCustomBindByName(column="Keywords", converter=com.flaregames.tech.appsflyer.converters.CsvStringConverter.class) @MaxStringLength(max = 1024) public String keywords;</text:p>
          </table:table-cell>
          <table:table-cell table:formula="of:=&quot;@CsvCustomBindByName(column=&quot;&amp;&quot;&quot;&quot;&quot;&amp;[.C15]&amp;&quot;&quot;&quot;, converter=&quot;&amp;[.M15]&amp;&quot;)&quot;" office:value-type="string" office:string-value="@CsvCustomBindByName(column=&quot;keywords&quot;, converter=com.flaregames.tech.appsflyer.converters.CsvStringConverter.class)">
            <text:p>@CsvCustomBindByName(column="keywords", converter=com.flaregames.tech.appsflyer.converters.CsvStringConverter.class)</text:p>
          </table:table-cell>
          <table:table-cell table:formula="of:=[.P15]&amp;[.L15]&amp;&quot; public &quot;&amp;[.K15]" office:value-type="string" office:string-value="@CsvCustomBindByName(column=&quot;keywords&quot;, converter=com.flaregames.tech.appsflyer.converters.CsvStringConverter.class) @MaxStringLength(max = 1024) public String keywords;">
            <text:p>@CsvCustomBindByName(column="keywords", converter=com.flaregames.tech.appsflyer.converters.CsvStringConverter.class) @MaxStringLength(max = 1024) public String keywords;</text:p>
          </table:table-cell>
          <table:table-cell table:number-columns-repeated="1006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ampaign</text:p>
          </table:table-cell>
          <table:table-cell office:value-type="string">
            <text:p>campaign</text:p>
          </table:table-cell>
          <table:table-cell/>
          <table:table-cell office:value-type="string">
            <text:p>level_1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16];[TypeLookups.$A$1:.$B$6];2;0)" office:value-type="string" office:string-value="String">
            <text:p>String</text:p>
          </table:table-cell>
          <table:table-cell table:formula="of:=IF([.G16]=&quot;&quot;;&quot;&quot;;&quot;(&quot;&amp;[.G16]&amp;&quot;)&quot;)" office:value-type="string" office:string-value="(256)">
            <text:p>(256)</text:p>
          </table:table-cell>
          <table:table-cell table:formula="of:=[.E16]&amp;&quot; &quot;&amp;[.F16]&amp;[.I16]&amp;&quot;,&quot;" office:value-type="string" office:string-value="level_1 VARCHAR(256),">
            <text:p>level_1 VARCHAR(256),</text:p>
          </table:table-cell>
          <table:table-cell table:formula="of:=[.H16]&amp;&quot; &quot;&amp;[.E16]&amp;&quot;;&quot;" office:value-type="string" office:string-value="String level_1;">
            <text:p>String level_1;</text:p>
          </table:table-cell>
          <table:table-cell table:formula="of:=IF([.G16]=&quot;&quot;;&quot;&quot;;&quot; @MaxStringLength(max = &quot;&amp;[.G16]&amp;&quot;)&quot;)" office:value-type="string" office:string-value=" @MaxStringLength(max = 256)">
            <text:p><text:s/>@MaxStringLength(max = 256)</text:p>
          </table:table-cell>
          <table:table-cell table:formula="of:=VLOOKUP([.F16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6]&amp;&quot;&quot;&quot;, converter=&quot;&amp;[.M16]&amp;&quot;)&quot;" office:value-type="string" office:string-value="@CsvCustomBindByName(column=&quot;Campaign&quot;, converter=com.flaregames.tech.appsflyer.converters.CsvStringConverter.class)">
            <text:p>@CsvCustomBindByName(column="Campaign", converter=com.flaregames.tech.appsflyer.converters.CsvStringConverter.class)</text:p>
          </table:table-cell>
          <table:table-cell table:formula="of:=[.N16]&amp;[.L16]&amp;&quot; public &quot;&amp;[.K16]" office:value-type="string" office:string-value="@CsvCustomBindByName(column=&quot;Campaign&quot;, converter=com.flaregames.tech.appsflyer.converters.CsvStringConverter.class) @MaxStringLength(max = 256) public String level_1;">
            <text:p>@CsvCustomBindByName(column="Campaign", converter=com.flaregames.tech.appsflyer.converters.CsvStringConverter.class) @MaxStringLength(max = 256) public String level_1;</text:p>
          </table:table-cell>
          <table:table-cell table:formula="of:=&quot;@CsvCustomBindByName(column=&quot;&amp;&quot;&quot;&quot;&quot;&amp;[.C16]&amp;&quot;&quot;&quot;, converter=&quot;&amp;[.M16]&amp;&quot;)&quot;" office:value-type="string" office:string-value="@CsvCustomBindByName(column=&quot;campaign&quot;, converter=com.flaregames.tech.appsflyer.converters.CsvStringConverter.class)">
            <text:p>@CsvCustomBindByName(column="campaign", converter=com.flaregames.tech.appsflyer.converters.CsvStringConverter.class)</text:p>
          </table:table-cell>
          <table:table-cell table:formula="of:=[.P16]&amp;[.L16]&amp;&quot; public &quot;&amp;[.K16]" office:value-type="string" office:string-value="@CsvCustomBindByName(column=&quot;campaign&quot;, converter=com.flaregames.tech.appsflyer.converters.CsvStringConverter.class) @MaxStringLength(max = 256) public String level_1;">
            <text:p>@CsvCustomBindByName(column="campaign", converter=com.flaregames.tech.appsflyer.converters.CsvStringConverter.class) @MaxStringLength(max = 256) public String level_1;</text:p>
          </table:table-cell>
          <table:table-cell table:number-columns-repeated="100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ampaign ID</text:p>
          </table:table-cell>
          <table:table-cell office:value-type="string">
            <text:p>campaign id</text:p>
          </table:table-cell>
          <table:table-cell/>
          <table:table-cell office:value-type="string">
            <text:p>level_1_id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17];[TypeLookups.$A$1:.$B$6];2;0)" office:value-type="string" office:string-value="String">
            <text:p>String</text:p>
          </table:table-cell>
          <table:table-cell table:formula="of:=IF([.G17]=&quot;&quot;;&quot;&quot;;&quot;(&quot;&amp;[.G17]&amp;&quot;)&quot;)" office:value-type="string" office:string-value="(128)">
            <text:p>(128)</text:p>
          </table:table-cell>
          <table:table-cell table:formula="of:=[.E17]&amp;&quot; &quot;&amp;[.F17]&amp;[.I17]&amp;&quot;,&quot;" office:value-type="string" office:string-value="level_1_id VARCHAR(128),">
            <text:p>level_1_id VARCHAR(128),</text:p>
          </table:table-cell>
          <table:table-cell table:formula="of:=[.H17]&amp;&quot; &quot;&amp;[.E17]&amp;&quot;;&quot;" office:value-type="string" office:string-value="String level_1_id;">
            <text:p>String level_1_id;</text:p>
          </table:table-cell>
          <table:table-cell table:formula="of:=IF([.G17]=&quot;&quot;;&quot;&quot;;&quot; @MaxStringLength(max = &quot;&amp;[.G17]&amp;&quot;)&quot;)" office:value-type="string" office:string-value=" @MaxStringLength(max = 128)">
            <text:p><text:s/>@MaxStringLength(max = 128)</text:p>
          </table:table-cell>
          <table:table-cell table:formula="of:=VLOOKUP([.F17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7]&amp;&quot;&quot;&quot;, converter=&quot;&amp;[.M17]&amp;&quot;)&quot;" office:value-type="string" office:string-value="@CsvCustomBindByName(column=&quot;Campaign ID&quot;, converter=com.flaregames.tech.appsflyer.converters.CsvStringConverter.class)">
            <text:p>@CsvCustomBindByName(column="Campaign ID", converter=com.flaregames.tech.appsflyer.converters.CsvStringConverter.class)</text:p>
          </table:table-cell>
          <table:table-cell table:formula="of:=[.N17]&amp;[.L17]&amp;&quot; public &quot;&amp;[.K17]" office:value-type="string" office:string-value="@CsvCustomBindByName(column=&quot;Campaign ID&quot;, converter=com.flaregames.tech.appsflyer.converters.CsvStringConverter.class) @MaxStringLength(max = 128) public String level_1_id;">
            <text:p>@CsvCustomBindByName(column="Campaign ID", converter=com.flaregames.tech.appsflyer.converters.CsvStringConverter.class) @MaxStringLength(max = 128) public String level_1_id;</text:p>
          </table:table-cell>
          <table:table-cell table:formula="of:=&quot;@CsvCustomBindByName(column=&quot;&amp;&quot;&quot;&quot;&quot;&amp;[.C17]&amp;&quot;&quot;&quot;, converter=&quot;&amp;[.M17]&amp;&quot;)&quot;" office:value-type="string" office:string-value="@CsvCustomBindByName(column=&quot;campaign id&quot;, converter=com.flaregames.tech.appsflyer.converters.CsvStringConverter.class)">
            <text:p>@CsvCustomBindByName(column="campaign id", converter=com.flaregames.tech.appsflyer.converters.CsvStringConverter.class)</text:p>
          </table:table-cell>
          <table:table-cell table:formula="of:=[.P17]&amp;[.L17]&amp;&quot; public &quot;&amp;[.K17]" office:value-type="string" office:string-value="@CsvCustomBindByName(column=&quot;campaign id&quot;, converter=com.flaregames.tech.appsflyer.converters.CsvStringConverter.class) @MaxStringLength(max = 128) public String level_1_id;">
            <text:p>@CsvCustomBindByName(column="campaign id", converter=com.flaregames.tech.appsflyer.converters.CsvStringConverter.class) @MaxStringLength(max = 128) public String level_1_id;</text:p>
          </table:table-cell>
          <table:table-cell table:number-columns-repeated="100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dset</text:p>
          </table:table-cell>
          <table:table-cell office:value-type="string">
            <text:p>adset name</text:p>
          </table:table-cell>
          <table:table-cell/>
          <table:table-cell office:value-type="string">
            <text:p>level_2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18];[TypeLookups.$A$1:.$B$6];2;0)" office:value-type="string" office:string-value="String">
            <text:p>String</text:p>
          </table:table-cell>
          <table:table-cell table:formula="of:=IF([.G18]=&quot;&quot;;&quot;&quot;;&quot;(&quot;&amp;[.G18]&amp;&quot;)&quot;)" office:value-type="string" office:string-value="(256)">
            <text:p>(256)</text:p>
          </table:table-cell>
          <table:table-cell table:formula="of:=[.E18]&amp;&quot; &quot;&amp;[.F18]&amp;[.I18]&amp;&quot;,&quot;" office:value-type="string" office:string-value="level_2 VARCHAR(256),">
            <text:p>level_2 VARCHAR(256),</text:p>
          </table:table-cell>
          <table:table-cell table:formula="of:=[.H18]&amp;&quot; &quot;&amp;[.E18]&amp;&quot;;&quot;" office:value-type="string" office:string-value="String level_2;">
            <text:p>String level_2;</text:p>
          </table:table-cell>
          <table:table-cell table:formula="of:=IF([.G18]=&quot;&quot;;&quot;&quot;;&quot; @MaxStringLength(max = &quot;&amp;[.G18]&amp;&quot;)&quot;)" office:value-type="string" office:string-value=" @MaxStringLength(max = 256)">
            <text:p><text:s/>@MaxStringLength(max = 256)</text:p>
          </table:table-cell>
          <table:table-cell table:formula="of:=VLOOKUP([.F18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8]&amp;&quot;&quot;&quot;, converter=&quot;&amp;[.M18]&amp;&quot;)&quot;" office:value-type="string" office:string-value="@CsvCustomBindByName(column=&quot;Adset&quot;, converter=com.flaregames.tech.appsflyer.converters.CsvStringConverter.class)">
            <text:p>@CsvCustomBindByName(column="Adset", converter=com.flaregames.tech.appsflyer.converters.CsvStringConverter.class)</text:p>
          </table:table-cell>
          <table:table-cell table:formula="of:=[.N18]&amp;[.L18]&amp;&quot; public &quot;&amp;[.K18]" office:value-type="string" office:string-value="@CsvCustomBindByName(column=&quot;Adset&quot;, converter=com.flaregames.tech.appsflyer.converters.CsvStringConverter.class) @MaxStringLength(max = 256) public String level_2;">
            <text:p>@CsvCustomBindByName(column="Adset", converter=com.flaregames.tech.appsflyer.converters.CsvStringConverter.class) @MaxStringLength(max = 256) public String level_2;</text:p>
          </table:table-cell>
          <table:table-cell table:formula="of:=&quot;@CsvCustomBindByName(column=&quot;&amp;&quot;&quot;&quot;&quot;&amp;[.C18]&amp;&quot;&quot;&quot;, converter=&quot;&amp;[.M18]&amp;&quot;)&quot;" office:value-type="string" office:string-value="@CsvCustomBindByName(column=&quot;adset name&quot;, converter=com.flaregames.tech.appsflyer.converters.CsvStringConverter.class)">
            <text:p>@CsvCustomBindByName(column="adset name", converter=com.flaregames.tech.appsflyer.converters.CsvStringConverter.class)</text:p>
          </table:table-cell>
          <table:table-cell table:formula="of:=[.P18]&amp;[.L18]&amp;&quot; public &quot;&amp;[.K18]" office:value-type="string" office:string-value="@CsvCustomBindByName(column=&quot;adset name&quot;, converter=com.flaregames.tech.appsflyer.converters.CsvStringConverter.class) @MaxStringLength(max = 256) public String level_2;">
            <text:p>@CsvCustomBindByName(column="adset name", converter=com.flaregames.tech.appsflyer.converters.CsvStringConverter.class) @MaxStringLength(max = 256) public String level_2;</text:p>
          </table:table-cell>
          <table:table-cell table:number-columns-repeated="100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dset ID</text:p>
          </table:table-cell>
          <table:table-cell office:value-type="string">
            <text:p>adset id</text:p>
          </table:table-cell>
          <table:table-cell/>
          <table:table-cell office:value-type="string">
            <text:p>level_2_id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19];[TypeLookups.$A$1:.$B$6];2;0)" office:value-type="string" office:string-value="String">
            <text:p>String</text:p>
          </table:table-cell>
          <table:table-cell table:formula="of:=IF([.G19]=&quot;&quot;;&quot;&quot;;&quot;(&quot;&amp;[.G19]&amp;&quot;)&quot;)" office:value-type="string" office:string-value="(128)">
            <text:p>(128)</text:p>
          </table:table-cell>
          <table:table-cell table:formula="of:=[.E19]&amp;&quot; &quot;&amp;[.F19]&amp;[.I19]&amp;&quot;,&quot;" office:value-type="string" office:string-value="level_2_id VARCHAR(128),">
            <text:p>level_2_id VARCHAR(128),</text:p>
          </table:table-cell>
          <table:table-cell table:formula="of:=[.H19]&amp;&quot; &quot;&amp;[.E19]&amp;&quot;;&quot;" office:value-type="string" office:string-value="String level_2_id;">
            <text:p>String level_2_id;</text:p>
          </table:table-cell>
          <table:table-cell table:formula="of:=IF([.G19]=&quot;&quot;;&quot;&quot;;&quot; @MaxStringLength(max = &quot;&amp;[.G19]&amp;&quot;)&quot;)" office:value-type="string" office:string-value=" @MaxStringLength(max = 128)">
            <text:p><text:s/>@MaxStringLength(max = 128)</text:p>
          </table:table-cell>
          <table:table-cell table:formula="of:=VLOOKUP([.F19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19]&amp;&quot;&quot;&quot;, converter=&quot;&amp;[.M19]&amp;&quot;)&quot;" office:value-type="string" office:string-value="@CsvCustomBindByName(column=&quot;Adset ID&quot;, converter=com.flaregames.tech.appsflyer.converters.CsvStringConverter.class)">
            <text:p>@CsvCustomBindByName(column="Adset ID", converter=com.flaregames.tech.appsflyer.converters.CsvStringConverter.class)</text:p>
          </table:table-cell>
          <table:table-cell table:formula="of:=[.N19]&amp;[.L19]&amp;&quot; public &quot;&amp;[.K19]" office:value-type="string" office:string-value="@CsvCustomBindByName(column=&quot;Adset ID&quot;, converter=com.flaregames.tech.appsflyer.converters.CsvStringConverter.class) @MaxStringLength(max = 128) public String level_2_id;">
            <text:p>@CsvCustomBindByName(column="Adset ID", converter=com.flaregames.tech.appsflyer.converters.CsvStringConverter.class) @MaxStringLength(max = 128) public String level_2_id;</text:p>
          </table:table-cell>
          <table:table-cell table:formula="of:=&quot;@CsvCustomBindByName(column=&quot;&amp;&quot;&quot;&quot;&quot;&amp;[.C19]&amp;&quot;&quot;&quot;, converter=&quot;&amp;[.M19]&amp;&quot;)&quot;" office:value-type="string" office:string-value="@CsvCustomBindByName(column=&quot;adset id&quot;, converter=com.flaregames.tech.appsflyer.converters.CsvStringConverter.class)">
            <text:p>@CsvCustomBindByName(column="adset id", converter=com.flaregames.tech.appsflyer.converters.CsvStringConverter.class)</text:p>
          </table:table-cell>
          <table:table-cell table:formula="of:=[.P19]&amp;[.L19]&amp;&quot; public &quot;&amp;[.K19]" office:value-type="string" office:string-value="@CsvCustomBindByName(column=&quot;adset id&quot;, converter=com.flaregames.tech.appsflyer.converters.CsvStringConverter.class) @MaxStringLength(max = 128) public String level_2_id;">
            <text:p>@CsvCustomBindByName(column="adset id", converter=com.flaregames.tech.appsflyer.converters.CsvStringConverter.class) @MaxStringLength(max = 128) public String level_2_id;</text:p>
          </table:table-cell>
          <table:table-cell table:number-columns-repeated="100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d</text:p>
          </table:table-cell>
          <table:table-cell office:value-type="string">
            <text:p>ad</text:p>
          </table:table-cell>
          <table:table-cell/>
          <table:table-cell office:value-type="string">
            <text:p>level_3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20];[TypeLookups.$A$1:.$B$6];2;0)" office:value-type="string" office:string-value="String">
            <text:p>String</text:p>
          </table:table-cell>
          <table:table-cell table:formula="of:=IF([.G20]=&quot;&quot;;&quot;&quot;;&quot;(&quot;&amp;[.G20]&amp;&quot;)&quot;)" office:value-type="string" office:string-value="(256)">
            <text:p>(256)</text:p>
          </table:table-cell>
          <table:table-cell table:formula="of:=[.E20]&amp;&quot; &quot;&amp;[.F20]&amp;[.I20]&amp;&quot;,&quot;" office:value-type="string" office:string-value="level_3 VARCHAR(256),">
            <text:p>level_3 VARCHAR(256),</text:p>
          </table:table-cell>
          <table:table-cell table:formula="of:=[.H20]&amp;&quot; &quot;&amp;[.E20]&amp;&quot;;&quot;" office:value-type="string" office:string-value="String level_3;">
            <text:p>String level_3;</text:p>
          </table:table-cell>
          <table:table-cell table:formula="of:=IF([.G20]=&quot;&quot;;&quot;&quot;;&quot; @MaxStringLength(max = &quot;&amp;[.G20]&amp;&quot;)&quot;)" office:value-type="string" office:string-value=" @MaxStringLength(max = 256)">
            <text:p><text:s/>@MaxStringLength(max = 256)</text:p>
          </table:table-cell>
          <table:table-cell table:formula="of:=VLOOKUP([.F20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0]&amp;&quot;&quot;&quot;, converter=&quot;&amp;[.M20]&amp;&quot;)&quot;" office:value-type="string" office:string-value="@CsvCustomBindByName(column=&quot;Ad&quot;, converter=com.flaregames.tech.appsflyer.converters.CsvStringConverter.class)">
            <text:p>@CsvCustomBindByName(column="Ad", converter=com.flaregames.tech.appsflyer.converters.CsvStringConverter.class)</text:p>
          </table:table-cell>
          <table:table-cell table:formula="of:=[.N20]&amp;[.L20]&amp;&quot; public &quot;&amp;[.K20]" office:value-type="string" office:string-value="@CsvCustomBindByName(column=&quot;Ad&quot;, converter=com.flaregames.tech.appsflyer.converters.CsvStringConverter.class) @MaxStringLength(max = 256) public String level_3;">
            <text:p>@CsvCustomBindByName(column="Ad", converter=com.flaregames.tech.appsflyer.converters.CsvStringConverter.class) @MaxStringLength(max = 256) public String level_3;</text:p>
          </table:table-cell>
          <table:table-cell table:formula="of:=&quot;@CsvCustomBindByName(column=&quot;&amp;&quot;&quot;&quot;&quot;&amp;[.C20]&amp;&quot;&quot;&quot;, converter=&quot;&amp;[.M20]&amp;&quot;)&quot;" office:value-type="string" office:string-value="@CsvCustomBindByName(column=&quot;ad&quot;, converter=com.flaregames.tech.appsflyer.converters.CsvStringConverter.class)">
            <text:p>@CsvCustomBindByName(column="ad", converter=com.flaregames.tech.appsflyer.converters.CsvStringConverter.class)</text:p>
          </table:table-cell>
          <table:table-cell table:formula="of:=[.P20]&amp;[.L20]&amp;&quot; public &quot;&amp;[.K20]" office:value-type="string" office:string-value="@CsvCustomBindByName(column=&quot;ad&quot;, converter=com.flaregames.tech.appsflyer.converters.CsvStringConverter.class) @MaxStringLength(max = 256) public String level_3;">
            <text:p>@CsvCustomBindByName(column="ad", converter=com.flaregames.tech.appsflyer.converters.CsvStringConverter.class) @MaxStringLength(max = 256) public String level_3;</text:p>
          </table:table-cell>
          <table:table-cell table:number-columns-repeated="100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d ID</text:p>
          </table:table-cell>
          <table:table-cell office:value-type="string">
            <text:p>ad id</text:p>
          </table:table-cell>
          <table:table-cell/>
          <table:table-cell office:value-type="string">
            <text:p>level_3_id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21];[TypeLookups.$A$1:.$B$6];2;0)" office:value-type="string" office:string-value="String">
            <text:p>String</text:p>
          </table:table-cell>
          <table:table-cell table:formula="of:=IF([.G21]=&quot;&quot;;&quot;&quot;;&quot;(&quot;&amp;[.G21]&amp;&quot;)&quot;)" office:value-type="string" office:string-value="(128)">
            <text:p>(128)</text:p>
          </table:table-cell>
          <table:table-cell table:formula="of:=[.E21]&amp;&quot; &quot;&amp;[.F21]&amp;[.I21]&amp;&quot;,&quot;" office:value-type="string" office:string-value="level_3_id VARCHAR(128),">
            <text:p>level_3_id VARCHAR(128),</text:p>
          </table:table-cell>
          <table:table-cell table:formula="of:=[.H21]&amp;&quot; &quot;&amp;[.E21]&amp;&quot;;&quot;" office:value-type="string" office:string-value="String level_3_id;">
            <text:p>String level_3_id;</text:p>
          </table:table-cell>
          <table:table-cell table:formula="of:=IF([.G21]=&quot;&quot;;&quot;&quot;;&quot; @MaxStringLength(max = &quot;&amp;[.G21]&amp;&quot;)&quot;)" office:value-type="string" office:string-value=" @MaxStringLength(max = 128)">
            <text:p><text:s/>@MaxStringLength(max = 128)</text:p>
          </table:table-cell>
          <table:table-cell table:formula="of:=VLOOKUP([.F21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1]&amp;&quot;&quot;&quot;, converter=&quot;&amp;[.M21]&amp;&quot;)&quot;" office:value-type="string" office:string-value="@CsvCustomBindByName(column=&quot;Ad ID&quot;, converter=com.flaregames.tech.appsflyer.converters.CsvStringConverter.class)">
            <text:p>@CsvCustomBindByName(column="Ad ID", converter=com.flaregames.tech.appsflyer.converters.CsvStringConverter.class)</text:p>
          </table:table-cell>
          <table:table-cell table:formula="of:=[.N21]&amp;[.L21]&amp;&quot; public &quot;&amp;[.K21]" office:value-type="string" office:string-value="@CsvCustomBindByName(column=&quot;Ad ID&quot;, converter=com.flaregames.tech.appsflyer.converters.CsvStringConverter.class) @MaxStringLength(max = 128) public String level_3_id;">
            <text:p>@CsvCustomBindByName(column="Ad ID", converter=com.flaregames.tech.appsflyer.converters.CsvStringConverter.class) @MaxStringLength(max = 128) public String level_3_id;</text:p>
          </table:table-cell>
          <table:table-cell table:formula="of:=&quot;@CsvCustomBindByName(column=&quot;&amp;&quot;&quot;&quot;&quot;&amp;[.C21]&amp;&quot;&quot;&quot;, converter=&quot;&amp;[.M21]&amp;&quot;)&quot;" office:value-type="string" office:string-value="@CsvCustomBindByName(column=&quot;ad id&quot;, converter=com.flaregames.tech.appsflyer.converters.CsvStringConverter.class)">
            <text:p>@CsvCustomBindByName(column="ad id", converter=com.flaregames.tech.appsflyer.converters.CsvStringConverter.class)</text:p>
          </table:table-cell>
          <table:table-cell table:formula="of:=[.P21]&amp;[.L21]&amp;&quot; public &quot;&amp;[.K21]" office:value-type="string" office:string-value="@CsvCustomBindByName(column=&quot;ad id&quot;, converter=com.flaregames.tech.appsflyer.converters.CsvStringConverter.class) @MaxStringLength(max = 128) public String level_3_id;">
            <text:p>@CsvCustomBindByName(column="ad id", converter=com.flaregames.tech.appsflyer.converters.CsvStringConverter.class) @MaxStringLength(max = 128) public String level_3_id;</text:p>
          </table:table-cell>
          <table:table-cell table:number-columns-repeated="1006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 Type</text:p>
          </table:table-cell>
          <table:table-cell office:value-type="string">
            <text:p>ad type</text:p>
          </table:table-cell>
          <table:table-cell/>
          <table:table-cell office:value-type="string">
            <text:p>ad_type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22];[TypeLookups.$A$1:.$B$6];2;0)" office:value-type="string" office:string-value="String">
            <text:p>String</text:p>
          </table:table-cell>
          <table:table-cell table:formula="of:=IF([.G22]=&quot;&quot;;&quot;&quot;;&quot;(&quot;&amp;[.G22]&amp;&quot;)&quot;)" office:value-type="string" office:string-value="(32)">
            <text:p>(32)</text:p>
          </table:table-cell>
          <table:table-cell table:formula="of:=[.E22]&amp;&quot; &quot;&amp;[.F22]&amp;[.I22]&amp;&quot;,&quot;" office:value-type="string" office:string-value="ad_type VARCHAR(32),">
            <text:p>ad_type VARCHAR(32),</text:p>
          </table:table-cell>
          <table:table-cell table:formula="of:=[.H22]&amp;&quot; &quot;&amp;[.E22]&amp;&quot;;&quot;" office:value-type="string" office:string-value="String ad_type;">
            <text:p>String ad_type;</text:p>
          </table:table-cell>
          <table:table-cell table:formula="of:=IF([.G22]=&quot;&quot;;&quot;&quot;;&quot; @MaxStringLength(max = &quot;&amp;[.G22]&amp;&quot;)&quot;)" office:value-type="string" office:string-value=" @MaxStringLength(max = 32)">
            <text:p><text:s/>@MaxStringLength(max = 32)</text:p>
          </table:table-cell>
          <table:table-cell table:formula="of:=VLOOKUP([.F22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2]&amp;&quot;&quot;&quot;, converter=&quot;&amp;[.M22]&amp;&quot;)&quot;" office:value-type="string" office:string-value="@CsvCustomBindByName(column=&quot;Ad Type&quot;, converter=com.flaregames.tech.appsflyer.converters.CsvStringConverter.class)">
            <text:p>@CsvCustomBindByName(column="Ad Type", converter=com.flaregames.tech.appsflyer.converters.CsvStringConverter.class)</text:p>
          </table:table-cell>
          <table:table-cell table:formula="of:=[.N22]&amp;[.L22]&amp;&quot; public &quot;&amp;[.K22]" office:value-type="string" office:string-value="@CsvCustomBindByName(column=&quot;Ad Type&quot;, converter=com.flaregames.tech.appsflyer.converters.CsvStringConverter.class) @MaxStringLength(max = 32) public String ad_type;">
            <text:p>@CsvCustomBindByName(column="Ad Type", converter=com.flaregames.tech.appsflyer.converters.CsvStringConverter.class) @MaxStringLength(max = 32) public String ad_type;</text:p>
          </table:table-cell>
          <table:table-cell table:formula="of:=&quot;@CsvCustomBindByName(column=&quot;&amp;&quot;&quot;&quot;&quot;&amp;[.C22]&amp;&quot;&quot;&quot;, converter=&quot;&amp;[.M22]&amp;&quot;)&quot;" office:value-type="string" office:string-value="@CsvCustomBindByName(column=&quot;ad type&quot;, converter=com.flaregames.tech.appsflyer.converters.CsvStringConverter.class)">
            <text:p>@CsvCustomBindByName(column="ad type", converter=com.flaregames.tech.appsflyer.converters.CsvStringConverter.class)</text:p>
          </table:table-cell>
          <table:table-cell table:formula="of:=[.P22]&amp;[.L22]&amp;&quot; public &quot;&amp;[.K22]" office:value-type="string" office:string-value="@CsvCustomBindByName(column=&quot;ad type&quot;, converter=com.flaregames.tech.appsflyer.converters.CsvStringConverter.class) @MaxStringLength(max = 32) public String ad_type;">
            <text:p>@CsvCustomBindByName(column="ad type", converter=com.flaregames.tech.appsflyer.converters.CsvStringConverter.class) @MaxStringLength(max = 32) public String ad_type;</text:p>
          </table:table-cell>
          <table:table-cell table:number-columns-repeated="100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Site ID</text:p>
          </table:table-cell>
          <table:table-cell office:value-type="string">
            <text:p>site id</text:p>
          </table:table-cell>
          <table:table-cell/>
          <table:table-cell office:value-type="string">
            <text:p>site_id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23];[TypeLookups.$A$1:.$B$6];2;0)" office:value-type="string" office:string-value="String">
            <text:p>String</text:p>
          </table:table-cell>
          <table:table-cell table:formula="of:=IF([.G23]=&quot;&quot;;&quot;&quot;;&quot;(&quot;&amp;[.G23]&amp;&quot;)&quot;)" office:value-type="string" office:string-value="(128)">
            <text:p>(128)</text:p>
          </table:table-cell>
          <table:table-cell table:formula="of:=[.E23]&amp;&quot; &quot;&amp;[.F23]&amp;[.I23]&amp;&quot;,&quot;" office:value-type="string" office:string-value="site_id VARCHAR(128),">
            <text:p>site_id VARCHAR(128),</text:p>
          </table:table-cell>
          <table:table-cell table:formula="of:=[.H23]&amp;&quot; &quot;&amp;[.E23]&amp;&quot;;&quot;" office:value-type="string" office:string-value="String site_id;">
            <text:p>String site_id;</text:p>
          </table:table-cell>
          <table:table-cell table:formula="of:=IF([.G23]=&quot;&quot;;&quot;&quot;;&quot; @MaxStringLength(max = &quot;&amp;[.G23]&amp;&quot;)&quot;)" office:value-type="string" office:string-value=" @MaxStringLength(max = 128)">
            <text:p><text:s/>@MaxStringLength(max = 128)</text:p>
          </table:table-cell>
          <table:table-cell table:formula="of:=VLOOKUP([.F23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3]&amp;&quot;&quot;&quot;, converter=&quot;&amp;[.M23]&amp;&quot;)&quot;" office:value-type="string" office:string-value="@CsvCustomBindByName(column=&quot;Site ID&quot;, converter=com.flaregames.tech.appsflyer.converters.CsvStringConverter.class)">
            <text:p>@CsvCustomBindByName(column="Site ID", converter=com.flaregames.tech.appsflyer.converters.CsvStringConverter.class)</text:p>
          </table:table-cell>
          <table:table-cell table:formula="of:=[.N23]&amp;[.L23]&amp;&quot; public &quot;&amp;[.K23]" office:value-type="string" office:string-value="@CsvCustomBindByName(column=&quot;Site ID&quot;, converter=com.flaregames.tech.appsflyer.converters.CsvStringConverter.class) @MaxStringLength(max = 128) public String site_id;">
            <text:p>@CsvCustomBindByName(column="Site ID", converter=com.flaregames.tech.appsflyer.converters.CsvStringConverter.class) @MaxStringLength(max = 128) public String site_id;</text:p>
          </table:table-cell>
          <table:table-cell table:formula="of:=&quot;@CsvCustomBindByName(column=&quot;&amp;&quot;&quot;&quot;&quot;&amp;[.C23]&amp;&quot;&quot;&quot;, converter=&quot;&amp;[.M23]&amp;&quot;)&quot;" office:value-type="string" office:string-value="@CsvCustomBindByName(column=&quot;site id&quot;, converter=com.flaregames.tech.appsflyer.converters.CsvStringConverter.class)">
            <text:p>@CsvCustomBindByName(column="site id", converter=com.flaregames.tech.appsflyer.converters.CsvStringConverter.class)</text:p>
          </table:table-cell>
          <table:table-cell table:formula="of:=[.P23]&amp;[.L23]&amp;&quot; public &quot;&amp;[.K23]" office:value-type="string" office:string-value="@CsvCustomBindByName(column=&quot;site id&quot;, converter=com.flaregames.tech.appsflyer.converters.CsvStringConverter.class) @MaxStringLength(max = 128) public String site_id;">
            <text:p>@CsvCustomBindByName(column="site id", converter=com.flaregames.tech.appsflyer.converters.CsvStringConverter.class) @MaxStringLength(max = 128) public String site_id;</text:p>
          </table:table-cell>
          <table:table-cell table:number-columns-repeated="100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ub Site ID</text:p>
          </table:table-cell>
          <table:table-cell office:value-type="string">
            <text:p>sub site id</text:p>
          </table:table-cell>
          <table:table-cell/>
          <table:table-cell office:value-type="string">
            <text:p>sub_site_id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24];[TypeLookups.$A$1:.$B$6];2;0)" office:value-type="string" office:string-value="String">
            <text:p>String</text:p>
          </table:table-cell>
          <table:table-cell table:formula="of:=IF([.G24]=&quot;&quot;;&quot;&quot;;&quot;(&quot;&amp;[.G24]&amp;&quot;)&quot;)" office:value-type="string" office:string-value="(128)">
            <text:p>(128)</text:p>
          </table:table-cell>
          <table:table-cell table:formula="of:=[.E24]&amp;&quot; &quot;&amp;[.F24]&amp;[.I24]&amp;&quot;,&quot;" office:value-type="string" office:string-value="sub_site_id VARCHAR(128),">
            <text:p>sub_site_id VARCHAR(128),</text:p>
          </table:table-cell>
          <table:table-cell table:formula="of:=[.H24]&amp;&quot; &quot;&amp;[.E24]&amp;&quot;;&quot;" office:value-type="string" office:string-value="String sub_site_id;">
            <text:p>String sub_site_id;</text:p>
          </table:table-cell>
          <table:table-cell table:formula="of:=IF([.G24]=&quot;&quot;;&quot;&quot;;&quot; @MaxStringLength(max = &quot;&amp;[.G24]&amp;&quot;)&quot;)" office:value-type="string" office:string-value=" @MaxStringLength(max = 128)">
            <text:p><text:s/>@MaxStringLength(max = 128)</text:p>
          </table:table-cell>
          <table:table-cell table:formula="of:=VLOOKUP([.F24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4]&amp;&quot;&quot;&quot;, converter=&quot;&amp;[.M24]&amp;&quot;)&quot;" office:value-type="string" office:string-value="@CsvCustomBindByName(column=&quot;Sub Site ID&quot;, converter=com.flaregames.tech.appsflyer.converters.CsvStringConverter.class)">
            <text:p>@CsvCustomBindByName(column="Sub Site ID", converter=com.flaregames.tech.appsflyer.converters.CsvStringConverter.class)</text:p>
          </table:table-cell>
          <table:table-cell table:formula="of:=[.N24]&amp;[.L24]&amp;&quot; public &quot;&amp;[.K24]" office:value-type="string" office:string-value="@CsvCustomBindByName(column=&quot;Sub Site ID&quot;, converter=com.flaregames.tech.appsflyer.converters.CsvStringConverter.class) @MaxStringLength(max = 128) public String sub_site_id;">
            <text:p>@CsvCustomBindByName(column="Sub Site ID", converter=com.flaregames.tech.appsflyer.converters.CsvStringConverter.class) @MaxStringLength(max = 128) public String sub_site_id;</text:p>
          </table:table-cell>
          <table:table-cell table:formula="of:=&quot;@CsvCustomBindByName(column=&quot;&amp;&quot;&quot;&quot;&quot;&amp;[.C24]&amp;&quot;&quot;&quot;, converter=&quot;&amp;[.M24]&amp;&quot;)&quot;" office:value-type="string" office:string-value="@CsvCustomBindByName(column=&quot;sub site id&quot;, converter=com.flaregames.tech.appsflyer.converters.CsvStringConverter.class)">
            <text:p>@CsvCustomBindByName(column="sub site id", converter=com.flaregames.tech.appsflyer.converters.CsvStringConverter.class)</text:p>
          </table:table-cell>
          <table:table-cell table:formula="of:=[.P24]&amp;[.L24]&amp;&quot; public &quot;&amp;[.K24]" office:value-type="string" office:string-value="@CsvCustomBindByName(column=&quot;sub site id&quot;, converter=com.flaregames.tech.appsflyer.converters.CsvStringConverter.class) @MaxStringLength(max = 128) public String sub_site_id;">
            <text:p>@CsvCustomBindByName(column="sub site id", converter=com.flaregames.tech.appsflyer.converters.CsvStringConverter.class) @MaxStringLength(max = 128) public String sub_site_id;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ub Param 1</text:p>
          </table:table-cell>
          <table:table-cell office:value-type="string">
            <text:p>sub 1</text:p>
          </table:table-cell>
          <table:table-cell/>
          <table:table-cell office:value-type="string">
            <text:p>sub_1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25];[TypeLookups.$A$1:.$B$6];2;0)" office:value-type="string" office:string-value="String">
            <text:p>String</text:p>
          </table:table-cell>
          <table:table-cell table:formula="of:=IF([.G25]=&quot;&quot;;&quot;&quot;;&quot;(&quot;&amp;[.G25]&amp;&quot;)&quot;)" office:value-type="string" office:string-value="(256)">
            <text:p>(256)</text:p>
          </table:table-cell>
          <table:table-cell table:formula="of:=[.E25]&amp;&quot; &quot;&amp;[.F25]&amp;[.I25]&amp;&quot;,&quot;" office:value-type="string" office:string-value="sub_1 VARCHAR(256),">
            <text:p>sub_1 VARCHAR(256),</text:p>
          </table:table-cell>
          <table:table-cell table:formula="of:=[.H25]&amp;&quot; &quot;&amp;[.E25]&amp;&quot;;&quot;" office:value-type="string" office:string-value="String sub_1;">
            <text:p>String sub_1;</text:p>
          </table:table-cell>
          <table:table-cell table:formula="of:=IF([.G25]=&quot;&quot;;&quot;&quot;;&quot; @MaxStringLength(max = &quot;&amp;[.G25]&amp;&quot;)&quot;)" office:value-type="string" office:string-value=" @MaxStringLength(max = 256)">
            <text:p><text:s/>@MaxStringLength(max = 256)</text:p>
          </table:table-cell>
          <table:table-cell table:formula="of:=VLOOKUP([.F25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5]&amp;&quot;&quot;&quot;, converter=&quot;&amp;[.M25]&amp;&quot;)&quot;" office:value-type="string" office:string-value="@CsvCustomBindByName(column=&quot;Sub Param 1&quot;, converter=com.flaregames.tech.appsflyer.converters.CsvStringConverter.class)">
            <text:p>@CsvCustomBindByName(column="Sub Param 1", converter=com.flaregames.tech.appsflyer.converters.CsvStringConverter.class)</text:p>
          </table:table-cell>
          <table:table-cell table:formula="of:=[.N25]&amp;[.L25]&amp;&quot; public &quot;&amp;[.K25]" office:value-type="string" office:string-value="@CsvCustomBindByName(column=&quot;Sub Param 1&quot;, converter=com.flaregames.tech.appsflyer.converters.CsvStringConverter.class) @MaxStringLength(max = 256) public String sub_1;">
            <text:p>@CsvCustomBindByName(column="Sub Param 1", converter=com.flaregames.tech.appsflyer.converters.CsvStringConverter.class) @MaxStringLength(max = 256) public String sub_1;</text:p>
          </table:table-cell>
          <table:table-cell table:formula="of:=&quot;@CsvCustomBindByName(column=&quot;&amp;&quot;&quot;&quot;&quot;&amp;[.C25]&amp;&quot;&quot;&quot;, converter=&quot;&amp;[.M25]&amp;&quot;)&quot;" office:value-type="string" office:string-value="@CsvCustomBindByName(column=&quot;sub 1&quot;, converter=com.flaregames.tech.appsflyer.converters.CsvStringConverter.class)">
            <text:p>@CsvCustomBindByName(column="sub 1", converter=com.flaregames.tech.appsflyer.converters.CsvStringConverter.class)</text:p>
          </table:table-cell>
          <table:table-cell table:formula="of:=[.P25]&amp;[.L25]&amp;&quot; public &quot;&amp;[.K25]" office:value-type="string" office:string-value="@CsvCustomBindByName(column=&quot;sub 1&quot;, converter=com.flaregames.tech.appsflyer.converters.CsvStringConverter.class) @MaxStringLength(max = 256) public String sub_1;">
            <text:p>@CsvCustomBindByName(column="sub 1", converter=com.flaregames.tech.appsflyer.converters.CsvStringConverter.class) @MaxStringLength(max = 256) public String sub_1;</text:p>
          </table:table-cell>
          <table:table-cell table:number-columns-repeated="100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ub Param 2</text:p>
          </table:table-cell>
          <table:table-cell office:value-type="string">
            <text:p>sub 2</text:p>
          </table:table-cell>
          <table:table-cell/>
          <table:table-cell office:value-type="string">
            <text:p>sub_2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26];[TypeLookups.$A$1:.$B$6];2;0)" office:value-type="string" office:string-value="String">
            <text:p>String</text:p>
          </table:table-cell>
          <table:table-cell table:formula="of:=IF([.G26]=&quot;&quot;;&quot;&quot;;&quot;(&quot;&amp;[.G26]&amp;&quot;)&quot;)" office:value-type="string" office:string-value="(256)">
            <text:p>(256)</text:p>
          </table:table-cell>
          <table:table-cell table:formula="of:=[.E26]&amp;&quot; &quot;&amp;[.F26]&amp;[.I26]&amp;&quot;,&quot;" office:value-type="string" office:string-value="sub_2 VARCHAR(256),">
            <text:p>sub_2 VARCHAR(256),</text:p>
          </table:table-cell>
          <table:table-cell table:formula="of:=[.H26]&amp;&quot; &quot;&amp;[.E26]&amp;&quot;;&quot;" office:value-type="string" office:string-value="String sub_2;">
            <text:p>String sub_2;</text:p>
          </table:table-cell>
          <table:table-cell table:formula="of:=IF([.G26]=&quot;&quot;;&quot;&quot;;&quot; @MaxStringLength(max = &quot;&amp;[.G26]&amp;&quot;)&quot;)" office:value-type="string" office:string-value=" @MaxStringLength(max = 256)">
            <text:p><text:s/>@MaxStringLength(max = 256)</text:p>
          </table:table-cell>
          <table:table-cell table:formula="of:=VLOOKUP([.F26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6]&amp;&quot;&quot;&quot;, converter=&quot;&amp;[.M26]&amp;&quot;)&quot;" office:value-type="string" office:string-value="@CsvCustomBindByName(column=&quot;Sub Param 2&quot;, converter=com.flaregames.tech.appsflyer.converters.CsvStringConverter.class)">
            <text:p>@CsvCustomBindByName(column="Sub Param 2", converter=com.flaregames.tech.appsflyer.converters.CsvStringConverter.class)</text:p>
          </table:table-cell>
          <table:table-cell table:formula="of:=[.N26]&amp;[.L26]&amp;&quot; public &quot;&amp;[.K26]" office:value-type="string" office:string-value="@CsvCustomBindByName(column=&quot;Sub Param 2&quot;, converter=com.flaregames.tech.appsflyer.converters.CsvStringConverter.class) @MaxStringLength(max = 256) public String sub_2;">
            <text:p>@CsvCustomBindByName(column="Sub Param 2", converter=com.flaregames.tech.appsflyer.converters.CsvStringConverter.class) @MaxStringLength(max = 256) public String sub_2;</text:p>
          </table:table-cell>
          <table:table-cell table:formula="of:=&quot;@CsvCustomBindByName(column=&quot;&amp;&quot;&quot;&quot;&quot;&amp;[.C26]&amp;&quot;&quot;&quot;, converter=&quot;&amp;[.M26]&amp;&quot;)&quot;" office:value-type="string" office:string-value="@CsvCustomBindByName(column=&quot;sub 2&quot;, converter=com.flaregames.tech.appsflyer.converters.CsvStringConverter.class)">
            <text:p>@CsvCustomBindByName(column="sub 2", converter=com.flaregames.tech.appsflyer.converters.CsvStringConverter.class)</text:p>
          </table:table-cell>
          <table:table-cell table:formula="of:=[.P26]&amp;[.L26]&amp;&quot; public &quot;&amp;[.K26]" office:value-type="string" office:string-value="@CsvCustomBindByName(column=&quot;sub 2&quot;, converter=com.flaregames.tech.appsflyer.converters.CsvStringConverter.class) @MaxStringLength(max = 256) public String sub_2;">
            <text:p>@CsvCustomBindByName(column="sub 2", converter=com.flaregames.tech.appsflyer.converters.CsvStringConverter.class) @MaxStringLength(max = 256) public String sub_2;</text:p>
          </table:table-cell>
          <table:table-cell table:number-columns-repeated="100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ub Param 3</text:p>
          </table:table-cell>
          <table:table-cell office:value-type="string">
            <text:p>sub 3</text:p>
          </table:table-cell>
          <table:table-cell/>
          <table:table-cell office:value-type="string">
            <text:p>sub_3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27];[TypeLookups.$A$1:.$B$6];2;0)" office:value-type="string" office:string-value="String">
            <text:p>String</text:p>
          </table:table-cell>
          <table:table-cell table:formula="of:=IF([.G27]=&quot;&quot;;&quot;&quot;;&quot;(&quot;&amp;[.G27]&amp;&quot;)&quot;)" office:value-type="string" office:string-value="(256)">
            <text:p>(256)</text:p>
          </table:table-cell>
          <table:table-cell table:formula="of:=[.E27]&amp;&quot; &quot;&amp;[.F27]&amp;[.I27]&amp;&quot;,&quot;" office:value-type="string" office:string-value="sub_3 VARCHAR(256),">
            <text:p>sub_3 VARCHAR(256),</text:p>
          </table:table-cell>
          <table:table-cell table:formula="of:=[.H27]&amp;&quot; &quot;&amp;[.E27]&amp;&quot;;&quot;" office:value-type="string" office:string-value="String sub_3;">
            <text:p>String sub_3;</text:p>
          </table:table-cell>
          <table:table-cell table:formula="of:=IF([.G27]=&quot;&quot;;&quot;&quot;;&quot; @MaxStringLength(max = &quot;&amp;[.G27]&amp;&quot;)&quot;)" office:value-type="string" office:string-value=" @MaxStringLength(max = 256)">
            <text:p><text:s/>@MaxStringLength(max = 256)</text:p>
          </table:table-cell>
          <table:table-cell table:formula="of:=VLOOKUP([.F27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7]&amp;&quot;&quot;&quot;, converter=&quot;&amp;[.M27]&amp;&quot;)&quot;" office:value-type="string" office:string-value="@CsvCustomBindByName(column=&quot;Sub Param 3&quot;, converter=com.flaregames.tech.appsflyer.converters.CsvStringConverter.class)">
            <text:p>@CsvCustomBindByName(column="Sub Param 3", converter=com.flaregames.tech.appsflyer.converters.CsvStringConverter.class)</text:p>
          </table:table-cell>
          <table:table-cell table:formula="of:=[.N27]&amp;[.L27]&amp;&quot; public &quot;&amp;[.K27]" office:value-type="string" office:string-value="@CsvCustomBindByName(column=&quot;Sub Param 3&quot;, converter=com.flaregames.tech.appsflyer.converters.CsvStringConverter.class) @MaxStringLength(max = 256) public String sub_3;">
            <text:p>@CsvCustomBindByName(column="Sub Param 3", converter=com.flaregames.tech.appsflyer.converters.CsvStringConverter.class) @MaxStringLength(max = 256) public String sub_3;</text:p>
          </table:table-cell>
          <table:table-cell table:formula="of:=&quot;@CsvCustomBindByName(column=&quot;&amp;&quot;&quot;&quot;&quot;&amp;[.C27]&amp;&quot;&quot;&quot;, converter=&quot;&amp;[.M27]&amp;&quot;)&quot;" office:value-type="string" office:string-value="@CsvCustomBindByName(column=&quot;sub 3&quot;, converter=com.flaregames.tech.appsflyer.converters.CsvStringConverter.class)">
            <text:p>@CsvCustomBindByName(column="sub 3", converter=com.flaregames.tech.appsflyer.converters.CsvStringConverter.class)</text:p>
          </table:table-cell>
          <table:table-cell table:formula="of:=[.P27]&amp;[.L27]&amp;&quot; public &quot;&amp;[.K27]" office:value-type="string" office:string-value="@CsvCustomBindByName(column=&quot;sub 3&quot;, converter=com.flaregames.tech.appsflyer.converters.CsvStringConverter.class) @MaxStringLength(max = 256) public String sub_3;">
            <text:p>@CsvCustomBindByName(column="sub 3", converter=com.flaregames.tech.appsflyer.converters.CsvStringConverter.class) @MaxStringLength(max = 256) public String sub_3;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ub Param 4</text:p>
          </table:table-cell>
          <table:table-cell office:value-type="string">
            <text:p>sub 4</text:p>
          </table:table-cell>
          <table:table-cell/>
          <table:table-cell office:value-type="string">
            <text:p>sub_4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28];[TypeLookups.$A$1:.$B$6];2;0)" office:value-type="string" office:string-value="String">
            <text:p>String</text:p>
          </table:table-cell>
          <table:table-cell table:formula="of:=IF([.G28]=&quot;&quot;;&quot;&quot;;&quot;(&quot;&amp;[.G28]&amp;&quot;)&quot;)" office:value-type="string" office:string-value="(256)">
            <text:p>(256)</text:p>
          </table:table-cell>
          <table:table-cell table:formula="of:=[.E28]&amp;&quot; &quot;&amp;[.F28]&amp;[.I28]&amp;&quot;,&quot;" office:value-type="string" office:string-value="sub_4 VARCHAR(256),">
            <text:p>sub_4 VARCHAR(256),</text:p>
          </table:table-cell>
          <table:table-cell table:formula="of:=[.H28]&amp;&quot; &quot;&amp;[.E28]&amp;&quot;;&quot;" office:value-type="string" office:string-value="String sub_4;">
            <text:p>String sub_4;</text:p>
          </table:table-cell>
          <table:table-cell table:formula="of:=IF([.G28]=&quot;&quot;;&quot;&quot;;&quot; @MaxStringLength(max = &quot;&amp;[.G28]&amp;&quot;)&quot;)" office:value-type="string" office:string-value=" @MaxStringLength(max = 256)">
            <text:p><text:s/>@MaxStringLength(max = 256)</text:p>
          </table:table-cell>
          <table:table-cell table:formula="of:=VLOOKUP([.F28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8]&amp;&quot;&quot;&quot;, converter=&quot;&amp;[.M28]&amp;&quot;)&quot;" office:value-type="string" office:string-value="@CsvCustomBindByName(column=&quot;Sub Param 4&quot;, converter=com.flaregames.tech.appsflyer.converters.CsvStringConverter.class)">
            <text:p>@CsvCustomBindByName(column="Sub Param 4", converter=com.flaregames.tech.appsflyer.converters.CsvStringConverter.class)</text:p>
          </table:table-cell>
          <table:table-cell table:formula="of:=[.N28]&amp;[.L28]&amp;&quot; public &quot;&amp;[.K28]" office:value-type="string" office:string-value="@CsvCustomBindByName(column=&quot;Sub Param 4&quot;, converter=com.flaregames.tech.appsflyer.converters.CsvStringConverter.class) @MaxStringLength(max = 256) public String sub_4;">
            <text:p>@CsvCustomBindByName(column="Sub Param 4", converter=com.flaregames.tech.appsflyer.converters.CsvStringConverter.class) @MaxStringLength(max = 256) public String sub_4;</text:p>
          </table:table-cell>
          <table:table-cell table:formula="of:=&quot;@CsvCustomBindByName(column=&quot;&amp;&quot;&quot;&quot;&quot;&amp;[.C28]&amp;&quot;&quot;&quot;, converter=&quot;&amp;[.M28]&amp;&quot;)&quot;" office:value-type="string" office:string-value="@CsvCustomBindByName(column=&quot;sub 4&quot;, converter=com.flaregames.tech.appsflyer.converters.CsvStringConverter.class)">
            <text:p>@CsvCustomBindByName(column="sub 4", converter=com.flaregames.tech.appsflyer.converters.CsvStringConverter.class)</text:p>
          </table:table-cell>
          <table:table-cell table:formula="of:=[.P28]&amp;[.L28]&amp;&quot; public &quot;&amp;[.K28]" office:value-type="string" office:string-value="@CsvCustomBindByName(column=&quot;sub 4&quot;, converter=com.flaregames.tech.appsflyer.converters.CsvStringConverter.class) @MaxStringLength(max = 256) public String sub_4;">
            <text:p>@CsvCustomBindByName(column="sub 4", converter=com.flaregames.tech.appsflyer.converters.CsvStringConverter.class) @MaxStringLength(max = 256) public String sub_4;</text:p>
          </table:table-cell>
          <table:table-cell table:number-columns-repeated="100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ub Param 5</text:p>
          </table:table-cell>
          <table:table-cell office:value-type="string">
            <text:p>sub 5</text:p>
          </table:table-cell>
          <table:table-cell/>
          <table:table-cell office:value-type="string">
            <text:p>sub_5</text:p>
          </table:table-cell>
          <table:table-cell office:value-type="string">
            <text:p>VARCHAR</text:p>
          </table:table-cell>
          <table:table-cell office:value-type="float" office:value="256">
            <text:p>256</text:p>
          </table:table-cell>
          <table:table-cell table:formula="of:=VLOOKUP([.F29];[TypeLookups.$A$1:.$B$6];2;0)" office:value-type="string" office:string-value="String">
            <text:p>String</text:p>
          </table:table-cell>
          <table:table-cell table:formula="of:=IF([.G29]=&quot;&quot;;&quot;&quot;;&quot;(&quot;&amp;[.G29]&amp;&quot;)&quot;)" office:value-type="string" office:string-value="(256)">
            <text:p>(256)</text:p>
          </table:table-cell>
          <table:table-cell table:formula="of:=[.E29]&amp;&quot; &quot;&amp;[.F29]&amp;[.I29]&amp;&quot;,&quot;" office:value-type="string" office:string-value="sub_5 VARCHAR(256),">
            <text:p>sub_5 VARCHAR(256),</text:p>
          </table:table-cell>
          <table:table-cell table:formula="of:=[.H29]&amp;&quot; &quot;&amp;[.E29]&amp;&quot;;&quot;" office:value-type="string" office:string-value="String sub_5;">
            <text:p>String sub_5;</text:p>
          </table:table-cell>
          <table:table-cell table:formula="of:=IF([.G29]=&quot;&quot;;&quot;&quot;;&quot; @MaxStringLength(max = &quot;&amp;[.G29]&amp;&quot;)&quot;)" office:value-type="string" office:string-value=" @MaxStringLength(max = 256)">
            <text:p><text:s/>@MaxStringLength(max = 256)</text:p>
          </table:table-cell>
          <table:table-cell table:formula="of:=VLOOKUP([.F29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29]&amp;&quot;&quot;&quot;, converter=&quot;&amp;[.M29]&amp;&quot;)&quot;" office:value-type="string" office:string-value="@CsvCustomBindByName(column=&quot;Sub Param 5&quot;, converter=com.flaregames.tech.appsflyer.converters.CsvStringConverter.class)">
            <text:p>@CsvCustomBindByName(column="Sub Param 5", converter=com.flaregames.tech.appsflyer.converters.CsvStringConverter.class)</text:p>
          </table:table-cell>
          <table:table-cell table:formula="of:=[.N29]&amp;[.L29]&amp;&quot; public &quot;&amp;[.K29]" office:value-type="string" office:string-value="@CsvCustomBindByName(column=&quot;Sub Param 5&quot;, converter=com.flaregames.tech.appsflyer.converters.CsvStringConverter.class) @MaxStringLength(max = 256) public String sub_5;">
            <text:p>@CsvCustomBindByName(column="Sub Param 5", converter=com.flaregames.tech.appsflyer.converters.CsvStringConverter.class) @MaxStringLength(max = 256) public String sub_5;</text:p>
          </table:table-cell>
          <table:table-cell table:formula="of:=&quot;@CsvCustomBindByName(column=&quot;&amp;&quot;&quot;&quot;&quot;&amp;[.C29]&amp;&quot;&quot;&quot;, converter=&quot;&amp;[.M29]&amp;&quot;)&quot;" office:value-type="string" office:string-value="@CsvCustomBindByName(column=&quot;sub 5&quot;, converter=com.flaregames.tech.appsflyer.converters.CsvStringConverter.class)">
            <text:p>@CsvCustomBindByName(column="sub 5", converter=com.flaregames.tech.appsflyer.converters.CsvStringConverter.class)</text:p>
          </table:table-cell>
          <table:table-cell table:formula="of:=[.P29]&amp;[.L29]&amp;&quot; public &quot;&amp;[.K29]" office:value-type="string" office:string-value="@CsvCustomBindByName(column=&quot;sub 5&quot;, converter=com.flaregames.tech.appsflyer.converters.CsvStringConverter.class) @MaxStringLength(max = 256) public String sub_5;">
            <text:p>@CsvCustomBindByName(column="sub 5", converter=com.flaregames.tech.appsflyer.converters.CsvStringConverter.class) @MaxStringLength(max = 256) public String sub_5;</text:p>
          </table:table-cell>
          <table:table-cell table:number-columns-repeated="100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ost Model</text:p>
          </table:table-cell>
          <table:table-cell office:value-type="string">
            <text:p>cost model</text:p>
          </table:table-cell>
          <table:table-cell/>
          <table:table-cell office:value-type="string">
            <text:p>cost_model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30];[TypeLookups.$A$1:.$B$6];2;0)" office:value-type="string" office:string-value="String">
            <text:p>String</text:p>
          </table:table-cell>
          <table:table-cell table:formula="of:=IF([.G30]=&quot;&quot;;&quot;&quot;;&quot;(&quot;&amp;[.G30]&amp;&quot;)&quot;)" office:value-type="string" office:string-value="(32)">
            <text:p>(32)</text:p>
          </table:table-cell>
          <table:table-cell table:formula="of:=[.E30]&amp;&quot; &quot;&amp;[.F30]&amp;[.I30]&amp;&quot;,&quot;" office:value-type="string" office:string-value="cost_model VARCHAR(32),">
            <text:p>cost_model VARCHAR(32),</text:p>
          </table:table-cell>
          <table:table-cell table:formula="of:=[.H30]&amp;&quot; &quot;&amp;[.E30]&amp;&quot;;&quot;" office:value-type="string" office:string-value="String cost_model;">
            <text:p>String cost_model;</text:p>
          </table:table-cell>
          <table:table-cell table:formula="of:=IF([.G30]=&quot;&quot;;&quot;&quot;;&quot; @MaxStringLength(max = &quot;&amp;[.G30]&amp;&quot;)&quot;)" office:value-type="string" office:string-value=" @MaxStringLength(max = 32)">
            <text:p><text:s/>@MaxStringLength(max = 32)</text:p>
          </table:table-cell>
          <table:table-cell table:formula="of:=VLOOKUP([.F30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0]&amp;&quot;&quot;&quot;, converter=&quot;&amp;[.M30]&amp;&quot;)&quot;" office:value-type="string" office:string-value="@CsvCustomBindByName(column=&quot;Cost Model&quot;, converter=com.flaregames.tech.appsflyer.converters.CsvStringConverter.class)">
            <text:p>@CsvCustomBindByName(column="Cost Model", converter=com.flaregames.tech.appsflyer.converters.CsvStringConverter.class)</text:p>
          </table:table-cell>
          <table:table-cell table:formula="of:=[.N30]&amp;[.L30]&amp;&quot; public &quot;&amp;[.K30]" office:value-type="string" office:string-value="@CsvCustomBindByName(column=&quot;Cost Model&quot;, converter=com.flaregames.tech.appsflyer.converters.CsvStringConverter.class) @MaxStringLength(max = 32) public String cost_model;">
            <text:p>@CsvCustomBindByName(column="Cost Model", converter=com.flaregames.tech.appsflyer.converters.CsvStringConverter.class) @MaxStringLength(max = 32) public String cost_model;</text:p>
          </table:table-cell>
          <table:table-cell table:formula="of:=&quot;@CsvCustomBindByName(column=&quot;&amp;&quot;&quot;&quot;&quot;&amp;[.C30]&amp;&quot;&quot;&quot;, converter=&quot;&amp;[.M30]&amp;&quot;)&quot;" office:value-type="string" office:string-value="@CsvCustomBindByName(column=&quot;cost model&quot;, converter=com.flaregames.tech.appsflyer.converters.CsvStringConverter.class)">
            <text:p>@CsvCustomBindByName(column="cost model", converter=com.flaregames.tech.appsflyer.converters.CsvStringConverter.class)</text:p>
          </table:table-cell>
          <table:table-cell table:formula="of:=[.P30]&amp;[.L30]&amp;&quot; public &quot;&amp;[.K30]" office:value-type="string" office:string-value="@CsvCustomBindByName(column=&quot;cost model&quot;, converter=com.flaregames.tech.appsflyer.converters.CsvStringConverter.class) @MaxStringLength(max = 32) public String cost_model;">
            <text:p>@CsvCustomBindByName(column="cost model", converter=com.flaregames.tech.appsflyer.converters.CsvStringConverter.class) @MaxStringLength(max = 32) public String cost_model;</text:p>
          </table:table-cell>
          <table:table-cell table:number-columns-repeated="100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Cost Value</text:p>
          </table:table-cell>
          <table:table-cell office:value-type="string">
            <text:p>cost value</text:p>
          </table:table-cell>
          <table:table-cell/>
          <table:table-cell office:value-type="string">
            <text:p>cost_value</text:p>
          </table:table-cell>
          <table:table-cell office:value-type="string">
            <text:p>FLOAT4</text:p>
          </table:table-cell>
          <table:table-cell/>
          <table:table-cell table:formula="of:=VLOOKUP([.F31];[TypeLookups.$A$1:.$B$6];2;0)" office:value-type="string" office:string-value="double">
            <text:p>double</text:p>
          </table:table-cell>
          <table:table-cell table:formula="of:=IF([.G31]=&quot;&quot;;&quot;&quot;;&quot;(&quot;&amp;[.G31]&amp;&quot;)&quot;)">
            <text:p/>
          </table:table-cell>
          <table:table-cell table:formula="of:=[.E31]&amp;&quot; &quot;&amp;[.F31]&amp;[.I31]&amp;&quot;,&quot;" office:value-type="string" office:string-value="cost_value FLOAT4,">
            <text:p>cost_value FLOAT4,</text:p>
          </table:table-cell>
          <table:table-cell table:formula="of:=[.H31]&amp;&quot; &quot;&amp;[.E31]&amp;&quot;;&quot;" office:value-type="string" office:string-value="double cost_value;">
            <text:p>double cost_value;</text:p>
          </table:table-cell>
          <table:table-cell table:formula="of:=IF([.G31]=&quot;&quot;;&quot;&quot;;&quot; @MaxStringLength(max = &quot;&amp;[.G31]&amp;&quot;)&quot;)">
            <text:p/>
          </table:table-cell>
          <table:table-cell table:formula="of:=VLOOKUP([.F31];[TypeLookups.$A$1:.$C$6];3;0)" office:value-type="string" office:string-value="com.flaregames.tech.appsflyer.converters.CsvDoubleConverter.class">
            <text:p>com.flaregames.tech.appsflyer.converters.CsvDoubleConverter.class</text:p>
          </table:table-cell>
          <table:table-cell table:formula="of:=&quot;@CsvCustomBindByName(column=&quot;&amp;&quot;&quot;&quot;&quot;&amp;[.B31]&amp;&quot;&quot;&quot;, converter=&quot;&amp;[.M31]&amp;&quot;)&quot;" office:value-type="string" office:string-value="@CsvCustomBindByName(column=&quot;Cost Value&quot;, converter=com.flaregames.tech.appsflyer.converters.CsvDoubleConverter.class)">
            <text:p>@CsvCustomBindByName(column="Cost Value", converter=com.flaregames.tech.appsflyer.converters.CsvDoubleConverter.class)</text:p>
          </table:table-cell>
          <table:table-cell table:formula="of:=[.N31]&amp;[.L31]&amp;&quot; public &quot;&amp;[.K31]" office:value-type="string" office:string-value="@CsvCustomBindByName(column=&quot;Cost Value&quot;, converter=com.flaregames.tech.appsflyer.converters.CsvDoubleConverter.class) public double cost_value;">
            <text:p>@CsvCustomBindByName(column="Cost Value", converter=com.flaregames.tech.appsflyer.converters.CsvDoubleConverter.class) public double cost_value;</text:p>
          </table:table-cell>
          <table:table-cell table:formula="of:=&quot;@CsvCustomBindByName(column=&quot;&amp;&quot;&quot;&quot;&quot;&amp;[.C31]&amp;&quot;&quot;&quot;, converter=&quot;&amp;[.M31]&amp;&quot;)&quot;" office:value-type="string" office:string-value="@CsvCustomBindByName(column=&quot;cost value&quot;, converter=com.flaregames.tech.appsflyer.converters.CsvDoubleConverter.class)">
            <text:p>@CsvCustomBindByName(column="cost value", converter=com.flaregames.tech.appsflyer.converters.CsvDoubleConverter.class)</text:p>
          </table:table-cell>
          <table:table-cell table:formula="of:=[.P31]&amp;[.L31]&amp;&quot; public &quot;&amp;[.K31]" office:value-type="string" office:string-value="@CsvCustomBindByName(column=&quot;cost value&quot;, converter=com.flaregames.tech.appsflyer.converters.CsvDoubleConverter.class) public double cost_value;">
            <text:p>@CsvCustomBindByName(column="cost value", converter=com.flaregames.tech.appsflyer.converters.CsvDoubleConverter.class) public double cost_value;</text:p>
          </table:table-cell>
          <table:table-cell table:number-columns-repeated="1006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ost Currency</text:p>
          </table:table-cell>
          <table:table-cell office:value-type="string">
            <text:p>cost currency</text:p>
          </table:table-cell>
          <table:table-cell/>
          <table:table-cell office:value-type="string">
            <text:p>cost_currency</text:p>
          </table:table-cell>
          <table:table-cell office:value-type="string">
            <text:p>CHAR</text:p>
          </table:table-cell>
          <table:table-cell office:value-type="float" office:value="3">
            <text:p>3</text:p>
          </table:table-cell>
          <table:table-cell table:formula="of:=VLOOKUP([.F32];[TypeLookups.$A$1:.$B$6];2;0)" office:value-type="string" office:string-value="String">
            <text:p>String</text:p>
          </table:table-cell>
          <table:table-cell table:formula="of:=IF([.G32]=&quot;&quot;;&quot;&quot;;&quot;(&quot;&amp;[.G32]&amp;&quot;)&quot;)" office:value-type="string" office:string-value="(3)">
            <text:p>(3)</text:p>
          </table:table-cell>
          <table:table-cell table:formula="of:=[.E32]&amp;&quot; &quot;&amp;[.F32]&amp;[.I32]&amp;&quot;,&quot;" office:value-type="string" office:string-value="cost_currency CHAR(3),">
            <text:p>cost_currency CHAR(3),</text:p>
          </table:table-cell>
          <table:table-cell table:formula="of:=[.H32]&amp;&quot; &quot;&amp;[.E32]&amp;&quot;;&quot;" office:value-type="string" office:string-value="String cost_currency;">
            <text:p>String cost_currency;</text:p>
          </table:table-cell>
          <table:table-cell table:formula="of:=IF([.G32]=&quot;&quot;;&quot;&quot;;&quot; @MaxStringLength(max = &quot;&amp;[.G32]&amp;&quot;)&quot;)" office:value-type="string" office:string-value=" @MaxStringLength(max = 3)">
            <text:p><text:s/>@MaxStringLength(max = 3)</text:p>
          </table:table-cell>
          <table:table-cell table:formula="of:=VLOOKUP([.F32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2]&amp;&quot;&quot;&quot;, converter=&quot;&amp;[.M32]&amp;&quot;)&quot;" office:value-type="string" office:string-value="@CsvCustomBindByName(column=&quot;Cost Currency&quot;, converter=com.flaregames.tech.appsflyer.converters.CsvStringConverter.class)">
            <text:p>@CsvCustomBindByName(column="Cost Currency", converter=com.flaregames.tech.appsflyer.converters.CsvStringConverter.class)</text:p>
          </table:table-cell>
          <table:table-cell table:formula="of:=[.N32]&amp;[.L32]&amp;&quot; public &quot;&amp;[.K32]" office:value-type="string" office:string-value="@CsvCustomBindByName(column=&quot;Cost Currency&quot;, converter=com.flaregames.tech.appsflyer.converters.CsvStringConverter.class) @MaxStringLength(max = 3) public String cost_currency;">
            <text:p>@CsvCustomBindByName(column="Cost Currency", converter=com.flaregames.tech.appsflyer.converters.CsvStringConverter.class) @MaxStringLength(max = 3) public String cost_currency;</text:p>
          </table:table-cell>
          <table:table-cell table:formula="of:=&quot;@CsvCustomBindByName(column=&quot;&amp;&quot;&quot;&quot;&quot;&amp;[.C32]&amp;&quot;&quot;&quot;, converter=&quot;&amp;[.M32]&amp;&quot;)&quot;" office:value-type="string" office:string-value="@CsvCustomBindByName(column=&quot;cost currency&quot;, converter=com.flaregames.tech.appsflyer.converters.CsvStringConverter.class)">
            <text:p>@CsvCustomBindByName(column="cost currency", converter=com.flaregames.tech.appsflyer.converters.CsvStringConverter.class)</text:p>
          </table:table-cell>
          <table:table-cell table:formula="of:=[.P32]&amp;[.L32]&amp;&quot; public &quot;&amp;[.K32]" office:value-type="string" office:string-value="@CsvCustomBindByName(column=&quot;cost currency&quot;, converter=com.flaregames.tech.appsflyer.converters.CsvStringConverter.class) @MaxStringLength(max = 3) public String cost_currency;">
            <text:p>@CsvCustomBindByName(column="cost currency", converter=com.flaregames.tech.appsflyer.converters.CsvStringConverter.class) @MaxStringLength(max = 3) public String cost_currency;</text:p>
          </table:table-cell>
          <table:table-cell table:number-columns-repeated="100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ountry Code</text:p>
          </table:table-cell>
          <table:table-cell office:value-type="string">
            <text:p>country</text:p>
          </table:table-cell>
          <table:table-cell/>
          <table:table-cell office:value-type="string">
            <text:p>country</text:p>
          </table:table-cell>
          <table:table-cell office:value-type="string">
            <text:p>CHAR</text:p>
          </table:table-cell>
          <table:table-cell office:value-type="float" office:value="2">
            <text:p>2</text:p>
          </table:table-cell>
          <table:table-cell table:formula="of:=VLOOKUP([.F33];[TypeLookups.$A$1:.$B$6];2;0)" office:value-type="string" office:string-value="String">
            <text:p>String</text:p>
          </table:table-cell>
          <table:table-cell table:formula="of:=IF([.G33]=&quot;&quot;;&quot;&quot;;&quot;(&quot;&amp;[.G33]&amp;&quot;)&quot;)" office:value-type="string" office:string-value="(2)">
            <text:p>(2)</text:p>
          </table:table-cell>
          <table:table-cell table:formula="of:=[.E33]&amp;&quot; &quot;&amp;[.F33]&amp;[.I33]&amp;&quot;,&quot;" office:value-type="string" office:string-value="country CHAR(2),">
            <text:p>country CHAR(2),</text:p>
          </table:table-cell>
          <table:table-cell table:formula="of:=[.H33]&amp;&quot; &quot;&amp;[.E33]&amp;&quot;;&quot;" office:value-type="string" office:string-value="String country;">
            <text:p>String country;</text:p>
          </table:table-cell>
          <table:table-cell table:formula="of:=IF([.G33]=&quot;&quot;;&quot;&quot;;&quot; @MaxStringLength(max = &quot;&amp;[.G33]&amp;&quot;)&quot;)" office:value-type="string" office:string-value=" @MaxStringLength(max = 2)">
            <text:p><text:s/>@MaxStringLength(max = 2)</text:p>
          </table:table-cell>
          <table:table-cell table:formula="of:=VLOOKUP([.F33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3]&amp;&quot;&quot;&quot;, converter=&quot;&amp;[.M33]&amp;&quot;)&quot;" office:value-type="string" office:string-value="@CsvCustomBindByName(column=&quot;Country Code&quot;, converter=com.flaregames.tech.appsflyer.converters.CsvStringConverter.class)">
            <text:p>@CsvCustomBindByName(column="Country Code", converter=com.flaregames.tech.appsflyer.converters.CsvStringConverter.class)</text:p>
          </table:table-cell>
          <table:table-cell table:formula="of:=[.N33]&amp;[.L33]&amp;&quot; public &quot;&amp;[.K33]" office:value-type="string" office:string-value="@CsvCustomBindByName(column=&quot;Country Code&quot;, converter=com.flaregames.tech.appsflyer.converters.CsvStringConverter.class) @MaxStringLength(max = 2) public String country;">
            <text:p>@CsvCustomBindByName(column="Country Code", converter=com.flaregames.tech.appsflyer.converters.CsvStringConverter.class) @MaxStringLength(max = 2) public String country;</text:p>
          </table:table-cell>
          <table:table-cell table:formula="of:=&quot;@CsvCustomBindByName(column=&quot;&amp;&quot;&quot;&quot;&quot;&amp;[.C33]&amp;&quot;&quot;&quot;, converter=&quot;&amp;[.M33]&amp;&quot;)&quot;" office:value-type="string" office:string-value="@CsvCustomBindByName(column=&quot;country&quot;, converter=com.flaregames.tech.appsflyer.converters.CsvStringConverter.class)">
            <text:p>@CsvCustomBindByName(column="country", converter=com.flaregames.tech.appsflyer.converters.CsvStringConverter.class)</text:p>
          </table:table-cell>
          <table:table-cell table:formula="of:=[.P33]&amp;[.L33]&amp;&quot; public &quot;&amp;[.K33]" office:value-type="string" office:string-value="@CsvCustomBindByName(column=&quot;country&quot;, converter=com.flaregames.tech.appsflyer.converters.CsvStringConverter.class) @MaxStringLength(max = 2) public String country;">
            <text:p>@CsvCustomBindByName(column="country", converter=com.flaregames.tech.appsflyer.converters.CsvStringConverter.class) @MaxStringLength(max = 2) public String country;</text:p>
          </table:table-cell>
          <table:table-cell table:number-columns-repeated="100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IP</text:p>
          </table:table-cell>
          <table:table-cell office:value-type="string">
            <text:p>ip address</text:p>
          </table:table-cell>
          <table:table-cell/>
          <table:table-cell office:value-type="string">
            <text:p>ip_address</text:p>
          </table:table-cell>
          <table:table-cell office:value-type="string">
            <text:p>VARCHAR</text:p>
          </table:table-cell>
          <table:table-cell office:value-type="float" office:value="16">
            <text:p>16</text:p>
          </table:table-cell>
          <table:table-cell table:formula="of:=VLOOKUP([.F34];[TypeLookups.$A$1:.$B$6];2;0)" office:value-type="string" office:string-value="String">
            <text:p>String</text:p>
          </table:table-cell>
          <table:table-cell table:formula="of:=IF([.G34]=&quot;&quot;;&quot;&quot;;&quot;(&quot;&amp;[.G34]&amp;&quot;)&quot;)" office:value-type="string" office:string-value="(16)">
            <text:p>(16)</text:p>
          </table:table-cell>
          <table:table-cell table:formula="of:=[.E34]&amp;&quot; &quot;&amp;[.F34]&amp;[.I34]&amp;&quot;,&quot;" office:value-type="string" office:string-value="ip_address VARCHAR(16),">
            <text:p>ip_address VARCHAR(16),</text:p>
          </table:table-cell>
          <table:table-cell table:formula="of:=[.H34]&amp;&quot; &quot;&amp;[.E34]&amp;&quot;;&quot;" office:value-type="string" office:string-value="String ip_address;">
            <text:p>String ip_address;</text:p>
          </table:table-cell>
          <table:table-cell table:formula="of:=IF([.G34]=&quot;&quot;;&quot;&quot;;&quot; @MaxStringLength(max = &quot;&amp;[.G34]&amp;&quot;)&quot;)" office:value-type="string" office:string-value=" @MaxStringLength(max = 16)">
            <text:p><text:s/>@MaxStringLength(max = 16)</text:p>
          </table:table-cell>
          <table:table-cell table:formula="of:=VLOOKUP([.F34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4]&amp;&quot;&quot;&quot;, converter=&quot;&amp;[.M34]&amp;&quot;)&quot;" office:value-type="string" office:string-value="@CsvCustomBindByName(column=&quot;IP&quot;, converter=com.flaregames.tech.appsflyer.converters.CsvStringConverter.class)">
            <text:p>@CsvCustomBindByName(column="IP", converter=com.flaregames.tech.appsflyer.converters.CsvStringConverter.class)</text:p>
          </table:table-cell>
          <table:table-cell table:formula="of:=[.N34]&amp;[.L34]&amp;&quot; public &quot;&amp;[.K34]" office:value-type="string" office:string-value="@CsvCustomBindByName(column=&quot;IP&quot;, converter=com.flaregames.tech.appsflyer.converters.CsvStringConverter.class) @MaxStringLength(max = 16) public String ip_address;">
            <text:p>@CsvCustomBindByName(column="IP", converter=com.flaregames.tech.appsflyer.converters.CsvStringConverter.class) @MaxStringLength(max = 16) public String ip_address;</text:p>
          </table:table-cell>
          <table:table-cell table:formula="of:=&quot;@CsvCustomBindByName(column=&quot;&amp;&quot;&quot;&quot;&quot;&amp;[.C34]&amp;&quot;&quot;&quot;, converter=&quot;&amp;[.M34]&amp;&quot;)&quot;" office:value-type="string" office:string-value="@CsvCustomBindByName(column=&quot;ip address&quot;, converter=com.flaregames.tech.appsflyer.converters.CsvStringConverter.class)">
            <text:p>@CsvCustomBindByName(column="ip address", converter=com.flaregames.tech.appsflyer.converters.CsvStringConverter.class)</text:p>
          </table:table-cell>
          <table:table-cell table:formula="of:=[.P34]&amp;[.L34]&amp;&quot; public &quot;&amp;[.K34]" office:value-type="string" office:string-value="@CsvCustomBindByName(column=&quot;ip address&quot;, converter=com.flaregames.tech.appsflyer.converters.CsvStringConverter.class) @MaxStringLength(max = 16) public String ip_address;">
            <text:p>@CsvCustomBindByName(column="ip address", converter=com.flaregames.tech.appsflyer.converters.CsvStringConverter.class) @MaxStringLength(max = 16) public String ip_address;</text:p>
          </table:table-cell>
          <table:table-cell table:number-columns-repeated="100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IFI</text:p>
          </table:table-cell>
          <table:table-cell office:value-type="string">
            <text:p>wifi</text:p>
          </table:table-cell>
          <table:table-cell/>
          <table:table-cell office:value-type="string">
            <text:p>wifi</text:p>
          </table:table-cell>
          <table:table-cell office:value-type="string">
            <text:p>BOOLEAN</text:p>
          </table:table-cell>
          <table:table-cell/>
          <table:table-cell table:formula="of:=VLOOKUP([.F35];[TypeLookups.$A$1:.$B$6];2;0)" office:value-type="string" office:string-value="boolean">
            <text:p>boolean</text:p>
          </table:table-cell>
          <table:table-cell table:formula="of:=IF([.G35]=&quot;&quot;;&quot;&quot;;&quot;(&quot;&amp;[.G35]&amp;&quot;)&quot;)">
            <text:p/>
          </table:table-cell>
          <table:table-cell table:formula="of:=[.E35]&amp;&quot; &quot;&amp;[.F35]&amp;[.I35]&amp;&quot;,&quot;" office:value-type="string" office:string-value="wifi BOOLEAN,">
            <text:p>wifi BOOLEAN,</text:p>
          </table:table-cell>
          <table:table-cell table:formula="of:=[.H35]&amp;&quot; &quot;&amp;[.E35]&amp;&quot;;&quot;" office:value-type="string" office:string-value="boolean wifi;">
            <text:p>boolean wifi;</text:p>
          </table:table-cell>
          <table:table-cell table:formula="of:=IF([.G35]=&quot;&quot;;&quot;&quot;;&quot; @MaxStringLength(max = &quot;&amp;[.G35]&amp;&quot;)&quot;)">
            <text:p/>
          </table:table-cell>
          <table:table-cell table:formula="of:=VLOOKUP([.F35];[TypeLookups.$A$1:.$C$6];3;0)" office:value-type="string" office:string-value="com.flaregames.tech.appsflyer.converters.CsvBoolConverter.class">
            <text:p>com.flaregames.tech.appsflyer.converters.CsvBoolConverter.class</text:p>
          </table:table-cell>
          <table:table-cell table:formula="of:=&quot;@CsvCustomBindByName(column=&quot;&amp;&quot;&quot;&quot;&quot;&amp;[.B35]&amp;&quot;&quot;&quot;, converter=&quot;&amp;[.M35]&amp;&quot;)&quot;" office:value-type="string" office:string-value="@CsvCustomBindByName(column=&quot;WIFI&quot;, converter=com.flaregames.tech.appsflyer.converters.CsvBoolConverter.class)">
            <text:p>@CsvCustomBindByName(column="WIFI", converter=com.flaregames.tech.appsflyer.converters.CsvBoolConverter.class)</text:p>
          </table:table-cell>
          <table:table-cell table:formula="of:=[.N35]&amp;[.L35]&amp;&quot; public &quot;&amp;[.K35]" office:value-type="string" office:string-value="@CsvCustomBindByName(column=&quot;WIFI&quot;, converter=com.flaregames.tech.appsflyer.converters.CsvBoolConverter.class) public boolean wifi;">
            <text:p>@CsvCustomBindByName(column="WIFI", converter=com.flaregames.tech.appsflyer.converters.CsvBoolConverter.class) public boolean wifi;</text:p>
          </table:table-cell>
          <table:table-cell table:formula="of:=&quot;@CsvCustomBindByName(column=&quot;&amp;&quot;&quot;&quot;&quot;&amp;[.C35]&amp;&quot;&quot;&quot;, converter=&quot;&amp;[.M35]&amp;&quot;)&quot;" office:value-type="string" office:string-value="@CsvCustomBindByName(column=&quot;wifi&quot;, converter=com.flaregames.tech.appsflyer.converters.CsvBoolConverter.class)">
            <text:p>@CsvCustomBindByName(column="wifi", converter=com.flaregames.tech.appsflyer.converters.CsvBoolConverter.class)</text:p>
          </table:table-cell>
          <table:table-cell table:formula="of:=[.P35]&amp;[.L35]&amp;&quot; public &quot;&amp;[.K35]" office:value-type="string" office:string-value="@CsvCustomBindByName(column=&quot;wifi&quot;, converter=com.flaregames.tech.appsflyer.converters.CsvBoolConverter.class) public boolean wifi;">
            <text:p>@CsvCustomBindByName(column="wifi", converter=com.flaregames.tech.appsflyer.converters.CsvBoolConverter.class) public boolean wifi;</text:p>
          </table:table-cell>
          <table:table-cell table:number-columns-repeated="1006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Operator</text:p>
          </table:table-cell>
          <table:table-cell office:value-type="string">
            <text:p>operator</text:p>
          </table:table-cell>
          <table:table-cell/>
          <table:table-cell office:value-type="string">
            <text:p>operator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36];[TypeLookups.$A$1:.$B$6];2;0)" office:value-type="string" office:string-value="String">
            <text:p>String</text:p>
          </table:table-cell>
          <table:table-cell table:formula="of:=IF([.G36]=&quot;&quot;;&quot;&quot;;&quot;(&quot;&amp;[.G36]&amp;&quot;)&quot;)" office:value-type="string" office:string-value="(128)">
            <text:p>(128)</text:p>
          </table:table-cell>
          <table:table-cell table:formula="of:=[.E36]&amp;&quot; &quot;&amp;[.F36]&amp;[.I36]&amp;&quot;,&quot;" office:value-type="string" office:string-value="operator VARCHAR(128),">
            <text:p>operator VARCHAR(128),</text:p>
          </table:table-cell>
          <table:table-cell table:formula="of:=[.H36]&amp;&quot; &quot;&amp;[.E36]&amp;&quot;;&quot;" office:value-type="string" office:string-value="String operator;">
            <text:p>String operator;</text:p>
          </table:table-cell>
          <table:table-cell table:formula="of:=IF([.G36]=&quot;&quot;;&quot;&quot;;&quot; @MaxStringLength(max = &quot;&amp;[.G36]&amp;&quot;)&quot;)" office:value-type="string" office:string-value=" @MaxStringLength(max = 128)">
            <text:p><text:s/>@MaxStringLength(max = 128)</text:p>
          </table:table-cell>
          <table:table-cell table:formula="of:=VLOOKUP([.F36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6]&amp;&quot;&quot;&quot;, converter=&quot;&amp;[.M36]&amp;&quot;)&quot;" office:value-type="string" office:string-value="@CsvCustomBindByName(column=&quot;Operator&quot;, converter=com.flaregames.tech.appsflyer.converters.CsvStringConverter.class)">
            <text:p>@CsvCustomBindByName(column="Operator", converter=com.flaregames.tech.appsflyer.converters.CsvStringConverter.class)</text:p>
          </table:table-cell>
          <table:table-cell table:formula="of:=[.N36]&amp;[.L36]&amp;&quot; public &quot;&amp;[.K36]" office:value-type="string" office:string-value="@CsvCustomBindByName(column=&quot;Operator&quot;, converter=com.flaregames.tech.appsflyer.converters.CsvStringConverter.class) @MaxStringLength(max = 128) public String operator;">
            <text:p>@CsvCustomBindByName(column="Operator", converter=com.flaregames.tech.appsflyer.converters.CsvStringConverter.class) @MaxStringLength(max = 128) public String operator;</text:p>
          </table:table-cell>
          <table:table-cell table:formula="of:=&quot;@CsvCustomBindByName(column=&quot;&amp;&quot;&quot;&quot;&quot;&amp;[.C36]&amp;&quot;&quot;&quot;, converter=&quot;&amp;[.M36]&amp;&quot;)&quot;" office:value-type="string" office:string-value="@CsvCustomBindByName(column=&quot;operator&quot;, converter=com.flaregames.tech.appsflyer.converters.CsvStringConverter.class)">
            <text:p>@CsvCustomBindByName(column="operator", converter=com.flaregames.tech.appsflyer.converters.CsvStringConverter.class)</text:p>
          </table:table-cell>
          <table:table-cell table:formula="of:=[.P36]&amp;[.L36]&amp;&quot; public &quot;&amp;[.K36]" office:value-type="string" office:string-value="@CsvCustomBindByName(column=&quot;operator&quot;, converter=com.flaregames.tech.appsflyer.converters.CsvStringConverter.class) @MaxStringLength(max = 128) public String operator;">
            <text:p>@CsvCustomBindByName(column="operator", converter=com.flaregames.tech.appsflyer.converters.CsvStringConverter.class) @MaxStringLength(max = 128) public String operator;</text:p>
          </table:table-cell>
          <table:table-cell table:number-columns-repeated="1006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arrier</text:p>
          </table:table-cell>
          <table:table-cell office:value-type="string">
            <text:p>carrier</text:p>
          </table:table-cell>
          <table:table-cell/>
          <table:table-cell office:value-type="string">
            <text:p>carrier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37];[TypeLookups.$A$1:.$B$6];2;0)" office:value-type="string" office:string-value="String">
            <text:p>String</text:p>
          </table:table-cell>
          <table:table-cell table:formula="of:=IF([.G37]=&quot;&quot;;&quot;&quot;;&quot;(&quot;&amp;[.G37]&amp;&quot;)&quot;)" office:value-type="string" office:string-value="(128)">
            <text:p>(128)</text:p>
          </table:table-cell>
          <table:table-cell table:formula="of:=[.E37]&amp;&quot; &quot;&amp;[.F37]&amp;[.I37]&amp;&quot;,&quot;" office:value-type="string" office:string-value="carrier VARCHAR(128),">
            <text:p>carrier VARCHAR(128),</text:p>
          </table:table-cell>
          <table:table-cell table:formula="of:=[.H37]&amp;&quot; &quot;&amp;[.E37]&amp;&quot;;&quot;" office:value-type="string" office:string-value="String carrier;">
            <text:p>String carrier;</text:p>
          </table:table-cell>
          <table:table-cell table:formula="of:=IF([.G37]=&quot;&quot;;&quot;&quot;;&quot; @MaxStringLength(max = &quot;&amp;[.G37]&amp;&quot;)&quot;)" office:value-type="string" office:string-value=" @MaxStringLength(max = 128)">
            <text:p><text:s/>@MaxStringLength(max = 128)</text:p>
          </table:table-cell>
          <table:table-cell table:formula="of:=VLOOKUP([.F37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7]&amp;&quot;&quot;&quot;, converter=&quot;&amp;[.M37]&amp;&quot;)&quot;" office:value-type="string" office:string-value="@CsvCustomBindByName(column=&quot;Carrier&quot;, converter=com.flaregames.tech.appsflyer.converters.CsvStringConverter.class)">
            <text:p>@CsvCustomBindByName(column="Carrier", converter=com.flaregames.tech.appsflyer.converters.CsvStringConverter.class)</text:p>
          </table:table-cell>
          <table:table-cell table:formula="of:=[.N37]&amp;[.L37]&amp;&quot; public &quot;&amp;[.K37]" office:value-type="string" office:string-value="@CsvCustomBindByName(column=&quot;Carrier&quot;, converter=com.flaregames.tech.appsflyer.converters.CsvStringConverter.class) @MaxStringLength(max = 128) public String carrier;">
            <text:p>@CsvCustomBindByName(column="Carrier", converter=com.flaregames.tech.appsflyer.converters.CsvStringConverter.class) @MaxStringLength(max = 128) public String carrier;</text:p>
          </table:table-cell>
          <table:table-cell table:formula="of:=&quot;@CsvCustomBindByName(column=&quot;&amp;&quot;&quot;&quot;&quot;&amp;[.C37]&amp;&quot;&quot;&quot;, converter=&quot;&amp;[.M37]&amp;&quot;)&quot;" office:value-type="string" office:string-value="@CsvCustomBindByName(column=&quot;carrier&quot;, converter=com.flaregames.tech.appsflyer.converters.CsvStringConverter.class)">
            <text:p>@CsvCustomBindByName(column="carrier", converter=com.flaregames.tech.appsflyer.converters.CsvStringConverter.class)</text:p>
          </table:table-cell>
          <table:table-cell table:formula="of:=[.P37]&amp;[.L37]&amp;&quot; public &quot;&amp;[.K37]" office:value-type="string" office:string-value="@CsvCustomBindByName(column=&quot;carrier&quot;, converter=com.flaregames.tech.appsflyer.converters.CsvStringConverter.class) @MaxStringLength(max = 128) public String carrier;">
            <text:p>@CsvCustomBindByName(column="carrier", converter=com.flaregames.tech.appsflyer.converters.CsvStringConverter.class) @MaxStringLength(max = 128) public String carrier;</text:p>
          </table:table-cell>
          <table:table-cell table:number-columns-repeated="1006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Language</text:p>
          </table:table-cell>
          <table:table-cell office:value-type="string">
            <text:p>language</text:p>
          </table:table-cell>
          <table:table-cell/>
          <table:table-cell office:value-type="string">
            <text:p>language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38];[TypeLookups.$A$1:.$B$6];2;0)" office:value-type="string" office:string-value="String">
            <text:p>String</text:p>
          </table:table-cell>
          <table:table-cell table:formula="of:=IF([.G38]=&quot;&quot;;&quot;&quot;;&quot;(&quot;&amp;[.G38]&amp;&quot;)&quot;)" office:value-type="string" office:string-value="(32)">
            <text:p>(32)</text:p>
          </table:table-cell>
          <table:table-cell table:formula="of:=[.E38]&amp;&quot; &quot;&amp;[.F38]&amp;[.I38]&amp;&quot;,&quot;" office:value-type="string" office:string-value="language VARCHAR(32),">
            <text:p>language VARCHAR(32),</text:p>
          </table:table-cell>
          <table:table-cell table:formula="of:=[.H38]&amp;&quot; &quot;&amp;[.E38]&amp;&quot;;&quot;" office:value-type="string" office:string-value="String language;">
            <text:p>String language;</text:p>
          </table:table-cell>
          <table:table-cell table:formula="of:=IF([.G38]=&quot;&quot;;&quot;&quot;;&quot; @MaxStringLength(max = &quot;&amp;[.G38]&amp;&quot;)&quot;)" office:value-type="string" office:string-value=" @MaxStringLength(max = 32)">
            <text:p><text:s/>@MaxStringLength(max = 32)</text:p>
          </table:table-cell>
          <table:table-cell table:formula="of:=VLOOKUP([.F38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8]&amp;&quot;&quot;&quot;, converter=&quot;&amp;[.M38]&amp;&quot;)&quot;" office:value-type="string" office:string-value="@CsvCustomBindByName(column=&quot;Language&quot;, converter=com.flaregames.tech.appsflyer.converters.CsvStringConverter.class)">
            <text:p>@CsvCustomBindByName(column="Language", converter=com.flaregames.tech.appsflyer.converters.CsvStringConverter.class)</text:p>
          </table:table-cell>
          <table:table-cell table:formula="of:=[.N38]&amp;[.L38]&amp;&quot; public &quot;&amp;[.K38]" office:value-type="string" office:string-value="@CsvCustomBindByName(column=&quot;Language&quot;, converter=com.flaregames.tech.appsflyer.converters.CsvStringConverter.class) @MaxStringLength(max = 32) public String language;">
            <text:p>@CsvCustomBindByName(column="Language", converter=com.flaregames.tech.appsflyer.converters.CsvStringConverter.class) @MaxStringLength(max = 32) public String language;</text:p>
          </table:table-cell>
          <table:table-cell table:formula="of:=&quot;@CsvCustomBindByName(column=&quot;&amp;&quot;&quot;&quot;&quot;&amp;[.C38]&amp;&quot;&quot;&quot;, converter=&quot;&amp;[.M38]&amp;&quot;)&quot;" office:value-type="string" office:string-value="@CsvCustomBindByName(column=&quot;language&quot;, converter=com.flaregames.tech.appsflyer.converters.CsvStringConverter.class)">
            <text:p>@CsvCustomBindByName(column="language", converter=com.flaregames.tech.appsflyer.converters.CsvStringConverter.class)</text:p>
          </table:table-cell>
          <table:table-cell table:formula="of:=[.P38]&amp;[.L38]&amp;&quot; public &quot;&amp;[.K38]" office:value-type="string" office:string-value="@CsvCustomBindByName(column=&quot;language&quot;, converter=com.flaregames.tech.appsflyer.converters.CsvStringConverter.class) @MaxStringLength(max = 32) public String language;">
            <text:p>@CsvCustomBindByName(column="language", converter=com.flaregames.tech.appsflyer.converters.CsvStringConverter.class) @MaxStringLength(max = 32) public String language;</text:p>
          </table:table-cell>
          <table:table-cell table:number-columns-repeated="1006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ppsFlyer ID</text:p>
          </table:table-cell>
          <table:table-cell office:value-type="string">
            <text:p>appsflyer id</text:p>
          </table:table-cell>
          <table:table-cell/>
          <table:table-cell office:value-type="string">
            <text:p>appsflyer_id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39];[TypeLookups.$A$1:.$B$6];2;0)" office:value-type="string" office:string-value="String">
            <text:p>String</text:p>
          </table:table-cell>
          <table:table-cell table:formula="of:=IF([.G39]=&quot;&quot;;&quot;&quot;;&quot;(&quot;&amp;[.G39]&amp;&quot;)&quot;)" office:value-type="string" office:string-value="(128)">
            <text:p>(128)</text:p>
          </table:table-cell>
          <table:table-cell table:formula="of:=[.E39]&amp;&quot; &quot;&amp;[.F39]&amp;[.I39]&amp;&quot;,&quot;" office:value-type="string" office:string-value="appsflyer_id VARCHAR(128),">
            <text:p>appsflyer_id VARCHAR(128),</text:p>
          </table:table-cell>
          <table:table-cell table:formula="of:=[.H39]&amp;&quot; &quot;&amp;[.E39]&amp;&quot;;&quot;" office:value-type="string" office:string-value="String appsflyer_id;">
            <text:p>String appsflyer_id;</text:p>
          </table:table-cell>
          <table:table-cell table:formula="of:=IF([.G39]=&quot;&quot;;&quot;&quot;;&quot; @MaxStringLength(max = &quot;&amp;[.G39]&amp;&quot;)&quot;)" office:value-type="string" office:string-value=" @MaxStringLength(max = 128)">
            <text:p><text:s/>@MaxStringLength(max = 128)</text:p>
          </table:table-cell>
          <table:table-cell table:formula="of:=VLOOKUP([.F39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39]&amp;&quot;&quot;&quot;, converter=&quot;&amp;[.M39]&amp;&quot;)&quot;" office:value-type="string" office:string-value="@CsvCustomBindByName(column=&quot;AppsFlyer ID&quot;, converter=com.flaregames.tech.appsflyer.converters.CsvStringConverter.class)">
            <text:p>@CsvCustomBindByName(column="AppsFlyer ID", converter=com.flaregames.tech.appsflyer.converters.CsvStringConverter.class)</text:p>
          </table:table-cell>
          <table:table-cell table:formula="of:=[.N39]&amp;[.L39]&amp;&quot; public &quot;&amp;[.K39]" office:value-type="string" office:string-value="@CsvCustomBindByName(column=&quot;AppsFlyer ID&quot;, converter=com.flaregames.tech.appsflyer.converters.CsvStringConverter.class) @MaxStringLength(max = 128) public String appsflyer_id;">
            <text:p>@CsvCustomBindByName(column="AppsFlyer ID", converter=com.flaregames.tech.appsflyer.converters.CsvStringConverter.class) @MaxStringLength(max = 128) public String appsflyer_id;</text:p>
          </table:table-cell>
          <table:table-cell table:formula="of:=&quot;@CsvCustomBindByName(column=&quot;&amp;&quot;&quot;&quot;&quot;&amp;[.C39]&amp;&quot;&quot;&quot;, converter=&quot;&amp;[.M39]&amp;&quot;)&quot;" office:value-type="string" office:string-value="@CsvCustomBindByName(column=&quot;appsflyer id&quot;, converter=com.flaregames.tech.appsflyer.converters.CsvStringConverter.class)">
            <text:p>@CsvCustomBindByName(column="appsflyer id", converter=com.flaregames.tech.appsflyer.converters.CsvStringConverter.class)</text:p>
          </table:table-cell>
          <table:table-cell table:formula="of:=[.P39]&amp;[.L39]&amp;&quot; public &quot;&amp;[.K39]" office:value-type="string" office:string-value="@CsvCustomBindByName(column=&quot;appsflyer id&quot;, converter=com.flaregames.tech.appsflyer.converters.CsvStringConverter.class) @MaxStringLength(max = 128) public String appsflyer_id;">
            <text:p>@CsvCustomBindByName(column="appsflyer id", converter=com.flaregames.tech.appsflyer.converters.CsvStringConverter.class) @MaxStringLength(max = 128) public String appsflyer_id;</text:p>
          </table:table-cell>
          <table:table-cell table:number-columns-repeated="1006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Advertising ID</text:p>
          </table:table-cell>
          <table:table-cell office:value-type="string">
            <text:p>advertising id</text:p>
          </table:table-cell>
          <table:table-cell/>
          <table:table-cell office:value-type="string">
            <text:p>advertising_id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 table:formula="of:=VLOOKUP([.F40];[TypeLookups.$A$1:.$B$6];2;0)" office:value-type="string" office:string-value="String">
            <text:p>String</text:p>
          </table:table-cell>
          <table:table-cell table:formula="of:=IF([.G40]=&quot;&quot;;&quot;&quot;;&quot;(&quot;&amp;[.G40]&amp;&quot;)&quot;)" office:value-type="string" office:string-value="(40)">
            <text:p>(40)</text:p>
          </table:table-cell>
          <table:table-cell table:formula="of:=[.E40]&amp;&quot; &quot;&amp;[.F40]&amp;[.I40]&amp;&quot;,&quot;" office:value-type="string" office:string-value="advertising_id VARCHAR(40),">
            <text:p>advertising_id VARCHAR(40),</text:p>
          </table:table-cell>
          <table:table-cell table:formula="of:=[.H40]&amp;&quot; &quot;&amp;[.E40]&amp;&quot;;&quot;" office:value-type="string" office:string-value="String advertising_id;">
            <text:p>String advertising_id;</text:p>
          </table:table-cell>
          <table:table-cell table:formula="of:=IF([.G40]=&quot;&quot;;&quot;&quot;;&quot; @MaxStringLength(max = &quot;&amp;[.G40]&amp;&quot;)&quot;)" office:value-type="string" office:string-value=" @MaxStringLength(max = 40)">
            <text:p><text:s/>@MaxStringLength(max = 40)</text:p>
          </table:table-cell>
          <table:table-cell table:formula="of:=VLOOKUP([.F40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0]&amp;&quot;&quot;&quot;, converter=&quot;&amp;[.M40]&amp;&quot;)&quot;" office:value-type="string" office:string-value="@CsvCustomBindByName(column=&quot;Advertising ID&quot;, converter=com.flaregames.tech.appsflyer.converters.CsvStringConverter.class)">
            <text:p>@CsvCustomBindByName(column="Advertising ID", converter=com.flaregames.tech.appsflyer.converters.CsvStringConverter.class)</text:p>
          </table:table-cell>
          <table:table-cell table:formula="of:=[.N40]&amp;[.L40]&amp;&quot; public &quot;&amp;[.K40]" office:value-type="string" office:string-value="@CsvCustomBindByName(column=&quot;Advertising ID&quot;, converter=com.flaregames.tech.appsflyer.converters.CsvStringConverter.class) @MaxStringLength(max = 40) public String advertising_id;">
            <text:p>@CsvCustomBindByName(column="Advertising ID", converter=com.flaregames.tech.appsflyer.converters.CsvStringConverter.class) @MaxStringLength(max = 40) public String advertising_id;</text:p>
          </table:table-cell>
          <table:table-cell table:formula="of:=&quot;@CsvCustomBindByName(column=&quot;&amp;&quot;&quot;&quot;&quot;&amp;[.C40]&amp;&quot;&quot;&quot;, converter=&quot;&amp;[.M40]&amp;&quot;)&quot;" office:value-type="string" office:string-value="@CsvCustomBindByName(column=&quot;advertising id&quot;, converter=com.flaregames.tech.appsflyer.converters.CsvStringConverter.class)">
            <text:p>@CsvCustomBindByName(column="advertising id", converter=com.flaregames.tech.appsflyer.converters.CsvStringConverter.class)</text:p>
          </table:table-cell>
          <table:table-cell table:formula="of:=[.P40]&amp;[.L40]&amp;&quot; public &quot;&amp;[.K40]" office:value-type="string" office:string-value="@CsvCustomBindByName(column=&quot;advertising id&quot;, converter=com.flaregames.tech.appsflyer.converters.CsvStringConverter.class) @MaxStringLength(max = 40) public String advertising_id;">
            <text:p>@CsvCustomBindByName(column="advertising id", converter=com.flaregames.tech.appsflyer.converters.CsvStringConverter.class) @MaxStringLength(max = 40) public String advertising_id;</text:p>
          </table:table-cell>
          <table:table-cell table:number-columns-repeated="100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IDFA</text:p>
          </table:table-cell>
          <table:table-cell office:value-type="string">
            <text:p>idfa</text:p>
          </table:table-cell>
          <table:table-cell/>
          <table:table-cell office:value-type="string">
            <text:p>idfa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 table:formula="of:=VLOOKUP([.F41];[TypeLookups.$A$1:.$B$6];2;0)" office:value-type="string" office:string-value="String">
            <text:p>String</text:p>
          </table:table-cell>
          <table:table-cell table:formula="of:=IF([.G41]=&quot;&quot;;&quot;&quot;;&quot;(&quot;&amp;[.G41]&amp;&quot;)&quot;)" office:value-type="string" office:string-value="(40)">
            <text:p>(40)</text:p>
          </table:table-cell>
          <table:table-cell table:formula="of:=[.E41]&amp;&quot; &quot;&amp;[.F41]&amp;[.I41]&amp;&quot;,&quot;" office:value-type="string" office:string-value="idfa VARCHAR(40),">
            <text:p>idfa VARCHAR(40),</text:p>
          </table:table-cell>
          <table:table-cell table:formula="of:=[.H41]&amp;&quot; &quot;&amp;[.E41]&amp;&quot;;&quot;" office:value-type="string" office:string-value="String idfa;">
            <text:p>String idfa;</text:p>
          </table:table-cell>
          <table:table-cell table:formula="of:=IF([.G41]=&quot;&quot;;&quot;&quot;;&quot; @MaxStringLength(max = &quot;&amp;[.G41]&amp;&quot;)&quot;)" office:value-type="string" office:string-value=" @MaxStringLength(max = 40)">
            <text:p><text:s/>@MaxStringLength(max = 40)</text:p>
          </table:table-cell>
          <table:table-cell table:formula="of:=VLOOKUP([.F41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1]&amp;&quot;&quot;&quot;, converter=&quot;&amp;[.M41]&amp;&quot;)&quot;" office:value-type="string" office:string-value="@CsvCustomBindByName(column=&quot;IDFA&quot;, converter=com.flaregames.tech.appsflyer.converters.CsvStringConverter.class)">
            <text:p>@CsvCustomBindByName(column="IDFA", converter=com.flaregames.tech.appsflyer.converters.CsvStringConverter.class)</text:p>
          </table:table-cell>
          <table:table-cell table:formula="of:=[.N41]&amp;[.L41]&amp;&quot; public &quot;&amp;[.K41]" office:value-type="string" office:string-value="@CsvCustomBindByName(column=&quot;IDFA&quot;, converter=com.flaregames.tech.appsflyer.converters.CsvStringConverter.class) @MaxStringLength(max = 40) public String idfa;">
            <text:p>@CsvCustomBindByName(column="IDFA", converter=com.flaregames.tech.appsflyer.converters.CsvStringConverter.class) @MaxStringLength(max = 40) public String idfa;</text:p>
          </table:table-cell>
          <table:table-cell table:formula="of:=&quot;@CsvCustomBindByName(column=&quot;&amp;&quot;&quot;&quot;&quot;&amp;[.C41]&amp;&quot;&quot;&quot;, converter=&quot;&amp;[.M41]&amp;&quot;)&quot;" office:value-type="string" office:string-value="@CsvCustomBindByName(column=&quot;idfa&quot;, converter=com.flaregames.tech.appsflyer.converters.CsvStringConverter.class)">
            <text:p>@CsvCustomBindByName(column="idfa", converter=com.flaregames.tech.appsflyer.converters.CsvStringConverter.class)</text:p>
          </table:table-cell>
          <table:table-cell table:formula="of:=[.P41]&amp;[.L41]&amp;&quot; public &quot;&amp;[.K41]" office:value-type="string" office:string-value="@CsvCustomBindByName(column=&quot;idfa&quot;, converter=com.flaregames.tech.appsflyer.converters.CsvStringConverter.class) @MaxStringLength(max = 40) public String idfa;">
            <text:p>@CsvCustomBindByName(column="idfa", converter=com.flaregames.tech.appsflyer.converters.CsvStringConverter.class) @MaxStringLength(max = 40) public String idfa;</text:p>
          </table:table-cell>
          <table:table-cell table:number-columns-repeated="1006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Customer User ID</text:p>
          </table:table-cell>
          <table:table-cell office:value-type="string">
            <text:p>customer user id</text:p>
          </table:table-cell>
          <table:table-cell/>
          <table:table-cell office:value-type="string">
            <text:p>platform_user_id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 table:formula="of:=VLOOKUP([.F42];[TypeLookups.$A$1:.$B$6];2;0)" office:value-type="string" office:string-value="String">
            <text:p>String</text:p>
          </table:table-cell>
          <table:table-cell table:formula="of:=IF([.G42]=&quot;&quot;;&quot;&quot;;&quot;(&quot;&amp;[.G42]&amp;&quot;)&quot;)" office:value-type="string" office:string-value="(40)">
            <text:p>(40)</text:p>
          </table:table-cell>
          <table:table-cell table:formula="of:=[.E42]&amp;&quot; &quot;&amp;[.F42]&amp;[.I42]&amp;&quot;,&quot;" office:value-type="string" office:string-value="platform_user_id VARCHAR(40),">
            <text:p>platform_user_id VARCHAR(40),</text:p>
          </table:table-cell>
          <table:table-cell table:formula="of:=[.H42]&amp;&quot; &quot;&amp;[.E42]&amp;&quot;;&quot;" office:value-type="string" office:string-value="String platform_user_id;">
            <text:p>String platform_user_id;</text:p>
          </table:table-cell>
          <table:table-cell table:formula="of:=IF([.G42]=&quot;&quot;;&quot;&quot;;&quot; @MaxStringLength(max = &quot;&amp;[.G42]&amp;&quot;)&quot;)" office:value-type="string" office:string-value=" @MaxStringLength(max = 40)">
            <text:p><text:s/>@MaxStringLength(max = 40)</text:p>
          </table:table-cell>
          <table:table-cell table:formula="of:=VLOOKUP([.F42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2]&amp;&quot;&quot;&quot;, converter=&quot;&amp;[.M42]&amp;&quot;)&quot;" office:value-type="string" office:string-value="@CsvCustomBindByName(column=&quot;Customer User ID&quot;, converter=com.flaregames.tech.appsflyer.converters.CsvStringConverter.class)">
            <text:p>@CsvCustomBindByName(column="Customer User ID", converter=com.flaregames.tech.appsflyer.converters.CsvStringConverter.class)</text:p>
          </table:table-cell>
          <table:table-cell table:formula="of:=[.N42]&amp;[.L42]&amp;&quot; public &quot;&amp;[.K42]" office:value-type="string" office:string-value="@CsvCustomBindByName(column=&quot;Customer User ID&quot;, converter=com.flaregames.tech.appsflyer.converters.CsvStringConverter.class) @MaxStringLength(max = 40) public String platform_user_id;">
            <text:p>@CsvCustomBindByName(column="Customer User ID", converter=com.flaregames.tech.appsflyer.converters.CsvStringConverter.class) @MaxStringLength(max = 40) public String platform_user_id;</text:p>
          </table:table-cell>
          <table:table-cell table:formula="of:=&quot;@CsvCustomBindByName(column=&quot;&amp;&quot;&quot;&quot;&quot;&amp;[.C42]&amp;&quot;&quot;&quot;, converter=&quot;&amp;[.M42]&amp;&quot;)&quot;" office:value-type="string" office:string-value="@CsvCustomBindByName(column=&quot;customer user id&quot;, converter=com.flaregames.tech.appsflyer.converters.CsvStringConverter.class)">
            <text:p>@CsvCustomBindByName(column="customer user id", converter=com.flaregames.tech.appsflyer.converters.CsvStringConverter.class)</text:p>
          </table:table-cell>
          <table:table-cell table:formula="of:=[.P42]&amp;[.L42]&amp;&quot; public &quot;&amp;[.K42]" office:value-type="string" office:string-value="@CsvCustomBindByName(column=&quot;customer user id&quot;, converter=com.flaregames.tech.appsflyer.converters.CsvStringConverter.class) @MaxStringLength(max = 40) public String platform_user_id;">
            <text:p>@CsvCustomBindByName(column="customer user id", converter=com.flaregames.tech.appsflyer.converters.CsvStringConverter.class) @MaxStringLength(max = 40) public String platform_user_id;</text:p>
          </table:table-cell>
          <table:table-cell table:number-columns-repeated="1006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IDFV</text:p>
          </table:table-cell>
          <table:table-cell office:value-type="string">
            <text:p>idfv</text:p>
          </table:table-cell>
          <table:table-cell/>
          <table:table-cell office:value-type="string">
            <text:p>idfv</text:p>
          </table:table-cell>
          <table:table-cell office:value-type="string">
            <text:p>VARCHAR</text:p>
          </table:table-cell>
          <table:table-cell office:value-type="float" office:value="40">
            <text:p>40</text:p>
          </table:table-cell>
          <table:table-cell table:formula="of:=VLOOKUP([.F43];[TypeLookups.$A$1:.$B$6];2;0)" office:value-type="string" office:string-value="String">
            <text:p>String</text:p>
          </table:table-cell>
          <table:table-cell table:formula="of:=IF([.G43]=&quot;&quot;;&quot;&quot;;&quot;(&quot;&amp;[.G43]&amp;&quot;)&quot;)" office:value-type="string" office:string-value="(40)">
            <text:p>(40)</text:p>
          </table:table-cell>
          <table:table-cell table:formula="of:=[.E43]&amp;&quot; &quot;&amp;[.F43]&amp;[.I43]&amp;&quot;,&quot;" office:value-type="string" office:string-value="idfv VARCHAR(40),">
            <text:p>idfv VARCHAR(40),</text:p>
          </table:table-cell>
          <table:table-cell table:formula="of:=[.H43]&amp;&quot; &quot;&amp;[.E43]&amp;&quot;;&quot;" office:value-type="string" office:string-value="String idfv;">
            <text:p>String idfv;</text:p>
          </table:table-cell>
          <table:table-cell table:formula="of:=IF([.G43]=&quot;&quot;;&quot;&quot;;&quot; @MaxStringLength(max = &quot;&amp;[.G43]&amp;&quot;)&quot;)" office:value-type="string" office:string-value=" @MaxStringLength(max = 40)">
            <text:p><text:s/>@MaxStringLength(max = 40)</text:p>
          </table:table-cell>
          <table:table-cell table:formula="of:=VLOOKUP([.F43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3]&amp;&quot;&quot;&quot;, converter=&quot;&amp;[.M43]&amp;&quot;)&quot;" office:value-type="string" office:string-value="@CsvCustomBindByName(column=&quot;IDFV&quot;, converter=com.flaregames.tech.appsflyer.converters.CsvStringConverter.class)">
            <text:p>@CsvCustomBindByName(column="IDFV", converter=com.flaregames.tech.appsflyer.converters.CsvStringConverter.class)</text:p>
          </table:table-cell>
          <table:table-cell table:formula="of:=[.N43]&amp;[.L43]&amp;&quot; public &quot;&amp;[.K43]" office:value-type="string" office:string-value="@CsvCustomBindByName(column=&quot;IDFV&quot;, converter=com.flaregames.tech.appsflyer.converters.CsvStringConverter.class) @MaxStringLength(max = 40) public String idfv;">
            <text:p>@CsvCustomBindByName(column="IDFV", converter=com.flaregames.tech.appsflyer.converters.CsvStringConverter.class) @MaxStringLength(max = 40) public String idfv;</text:p>
          </table:table-cell>
          <table:table-cell table:formula="of:=&quot;@CsvCustomBindByName(column=&quot;&amp;&quot;&quot;&quot;&quot;&amp;[.C43]&amp;&quot;&quot;&quot;, converter=&quot;&amp;[.M43]&amp;&quot;)&quot;" office:value-type="string" office:string-value="@CsvCustomBindByName(column=&quot;idfv&quot;, converter=com.flaregames.tech.appsflyer.converters.CsvStringConverter.class)">
            <text:p>@CsvCustomBindByName(column="idfv", converter=com.flaregames.tech.appsflyer.converters.CsvStringConverter.class)</text:p>
          </table:table-cell>
          <table:table-cell table:formula="of:=[.P43]&amp;[.L43]&amp;&quot; public &quot;&amp;[.K43]" office:value-type="string" office:string-value="@CsvCustomBindByName(column=&quot;idfv&quot;, converter=com.flaregames.tech.appsflyer.converters.CsvStringConverter.class) @MaxStringLength(max = 40) public String idfv;">
            <text:p>@CsvCustomBindByName(column="idfv", converter=com.flaregames.tech.appsflyer.converters.CsvStringConverter.class) @MaxStringLength(max = 40) public String idfv;</text:p>
          </table:table-cell>
          <table:table-cell table:number-columns-repeated="1006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latform</text:p>
          </table:table-cell>
          <table:table-cell office:value-type="string">
            <text:p>platform</text:p>
          </table:table-cell>
          <table:table-cell/>
          <table:table-cell office:value-type="string">
            <text:p>platform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44];[TypeLookups.$A$1:.$B$6];2;0)" office:value-type="string" office:string-value="String">
            <text:p>String</text:p>
          </table:table-cell>
          <table:table-cell table:formula="of:=IF([.G44]=&quot;&quot;;&quot;&quot;;&quot;(&quot;&amp;[.G44]&amp;&quot;)&quot;)" office:value-type="string" office:string-value="(32)">
            <text:p>(32)</text:p>
          </table:table-cell>
          <table:table-cell table:formula="of:=[.E44]&amp;&quot; &quot;&amp;[.F44]&amp;[.I44]&amp;&quot;,&quot;" office:value-type="string" office:string-value="platform VARCHAR(32),">
            <text:p>platform VARCHAR(32),</text:p>
          </table:table-cell>
          <table:table-cell table:formula="of:=[.H44]&amp;&quot; &quot;&amp;[.E44]&amp;&quot;;&quot;" office:value-type="string" office:string-value="String platform;">
            <text:p>String platform;</text:p>
          </table:table-cell>
          <table:table-cell table:formula="of:=IF([.G44]=&quot;&quot;;&quot;&quot;;&quot; @MaxStringLength(max = &quot;&amp;[.G44]&amp;&quot;)&quot;)" office:value-type="string" office:string-value=" @MaxStringLength(max = 32)">
            <text:p><text:s/>@MaxStringLength(max = 32)</text:p>
          </table:table-cell>
          <table:table-cell table:formula="of:=VLOOKUP([.F44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4]&amp;&quot;&quot;&quot;, converter=&quot;&amp;[.M44]&amp;&quot;)&quot;" office:value-type="string" office:string-value="@CsvCustomBindByName(column=&quot;Platform&quot;, converter=com.flaregames.tech.appsflyer.converters.CsvStringConverter.class)">
            <text:p>@CsvCustomBindByName(column="Platform", converter=com.flaregames.tech.appsflyer.converters.CsvStringConverter.class)</text:p>
          </table:table-cell>
          <table:table-cell table:formula="of:=[.N44]&amp;[.L44]&amp;&quot; public &quot;&amp;[.K44]" office:value-type="string" office:string-value="@CsvCustomBindByName(column=&quot;Platform&quot;, converter=com.flaregames.tech.appsflyer.converters.CsvStringConverter.class) @MaxStringLength(max = 32) public String platform;">
            <text:p>@CsvCustomBindByName(column="Platform", converter=com.flaregames.tech.appsflyer.converters.CsvStringConverter.class) @MaxStringLength(max = 32) public String platform;</text:p>
          </table:table-cell>
          <table:table-cell table:formula="of:=&quot;@CsvCustomBindByName(column=&quot;&amp;&quot;&quot;&quot;&quot;&amp;[.C44]&amp;&quot;&quot;&quot;, converter=&quot;&amp;[.M44]&amp;&quot;)&quot;" office:value-type="string" office:string-value="@CsvCustomBindByName(column=&quot;platform&quot;, converter=com.flaregames.tech.appsflyer.converters.CsvStringConverter.class)">
            <text:p>@CsvCustomBindByName(column="platform", converter=com.flaregames.tech.appsflyer.converters.CsvStringConverter.class)</text:p>
          </table:table-cell>
          <table:table-cell table:formula="of:=[.P44]&amp;[.L44]&amp;&quot; public &quot;&amp;[.K44]" office:value-type="string" office:string-value="@CsvCustomBindByName(column=&quot;platform&quot;, converter=com.flaregames.tech.appsflyer.converters.CsvStringConverter.class) @MaxStringLength(max = 32) public String platform;">
            <text:p>@CsvCustomBindByName(column="platform", converter=com.flaregames.tech.appsflyer.converters.CsvStringConverter.class) @MaxStringLength(max = 32) public String platform;</text:p>
          </table:table-cell>
          <table:table-cell table:number-columns-repeated="1006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evice Type</text:p>
          </table:table-cell>
          <table:table-cell office:value-type="string">
            <text:p>device type</text:p>
          </table:table-cell>
          <table:table-cell/>
          <table:table-cell office:value-type="string">
            <text:p>device_type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45];[TypeLookups.$A$1:.$B$6];2;0)" office:value-type="string" office:string-value="String">
            <text:p>String</text:p>
          </table:table-cell>
          <table:table-cell table:formula="of:=IF([.G45]=&quot;&quot;;&quot;&quot;;&quot;(&quot;&amp;[.G45]&amp;&quot;)&quot;)" office:value-type="string" office:string-value="(128)">
            <text:p>(128)</text:p>
          </table:table-cell>
          <table:table-cell table:formula="of:=[.E45]&amp;&quot; &quot;&amp;[.F45]&amp;[.I45]&amp;&quot;,&quot;" office:value-type="string" office:string-value="device_type VARCHAR(128),">
            <text:p>device_type VARCHAR(128),</text:p>
          </table:table-cell>
          <table:table-cell table:formula="of:=[.H45]&amp;&quot; &quot;&amp;[.E45]&amp;&quot;;&quot;" office:value-type="string" office:string-value="String device_type;">
            <text:p>String device_type;</text:p>
          </table:table-cell>
          <table:table-cell table:formula="of:=IF([.G45]=&quot;&quot;;&quot;&quot;;&quot; @MaxStringLength(max = &quot;&amp;[.G45]&amp;&quot;)&quot;)" office:value-type="string" office:string-value=" @MaxStringLength(max = 128)">
            <text:p><text:s/>@MaxStringLength(max = 128)</text:p>
          </table:table-cell>
          <table:table-cell table:formula="of:=VLOOKUP([.F45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5]&amp;&quot;&quot;&quot;, converter=&quot;&amp;[.M45]&amp;&quot;)&quot;" office:value-type="string" office:string-value="@CsvCustomBindByName(column=&quot;Device Type&quot;, converter=com.flaregames.tech.appsflyer.converters.CsvStringConverter.class)">
            <text:p>@CsvCustomBindByName(column="Device Type", converter=com.flaregames.tech.appsflyer.converters.CsvStringConverter.class)</text:p>
          </table:table-cell>
          <table:table-cell table:formula="of:=[.N45]&amp;[.L45]&amp;&quot; public &quot;&amp;[.K45]" office:value-type="string" office:string-value="@CsvCustomBindByName(column=&quot;Device Type&quot;, converter=com.flaregames.tech.appsflyer.converters.CsvStringConverter.class) @MaxStringLength(max = 128) public String device_type;">
            <text:p>@CsvCustomBindByName(column="Device Type", converter=com.flaregames.tech.appsflyer.converters.CsvStringConverter.class) @MaxStringLength(max = 128) public String device_type;</text:p>
          </table:table-cell>
          <table:table-cell table:formula="of:=&quot;@CsvCustomBindByName(column=&quot;&amp;&quot;&quot;&quot;&quot;&amp;[.C45]&amp;&quot;&quot;&quot;, converter=&quot;&amp;[.M45]&amp;&quot;)&quot;" office:value-type="string" office:string-value="@CsvCustomBindByName(column=&quot;device type&quot;, converter=com.flaregames.tech.appsflyer.converters.CsvStringConverter.class)">
            <text:p>@CsvCustomBindByName(column="device type", converter=com.flaregames.tech.appsflyer.converters.CsvStringConverter.class)</text:p>
          </table:table-cell>
          <table:table-cell table:formula="of:=[.P45]&amp;[.L45]&amp;&quot; public &quot;&amp;[.K45]" office:value-type="string" office:string-value="@CsvCustomBindByName(column=&quot;device type&quot;, converter=com.flaregames.tech.appsflyer.converters.CsvStringConverter.class) @MaxStringLength(max = 128) public String device_type;">
            <text:p>@CsvCustomBindByName(column="device type", converter=com.flaregames.tech.appsflyer.converters.CsvStringConverter.class) @MaxStringLength(max = 128) public String device_type;</text:p>
          </table:table-cell>
          <table:table-cell table:number-columns-repeated="1006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OS Version</text:p>
          </table:table-cell>
          <table:table-cell office:value-type="string">
            <text:p>os version</text:p>
          </table:table-cell>
          <table:table-cell/>
          <table:table-cell office:value-type="string">
            <text:p>os_version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46];[TypeLookups.$A$1:.$B$6];2;0)" office:value-type="string" office:string-value="String">
            <text:p>String</text:p>
          </table:table-cell>
          <table:table-cell table:formula="of:=IF([.G46]=&quot;&quot;;&quot;&quot;;&quot;(&quot;&amp;[.G46]&amp;&quot;)&quot;)" office:value-type="string" office:string-value="(32)">
            <text:p>(32)</text:p>
          </table:table-cell>
          <table:table-cell table:formula="of:=[.E46]&amp;&quot; &quot;&amp;[.F46]&amp;[.I46]&amp;&quot;,&quot;" office:value-type="string" office:string-value="os_version VARCHAR(32),">
            <text:p>os_version VARCHAR(32),</text:p>
          </table:table-cell>
          <table:table-cell table:formula="of:=[.H46]&amp;&quot; &quot;&amp;[.E46]&amp;&quot;;&quot;" office:value-type="string" office:string-value="String os_version;">
            <text:p>String os_version;</text:p>
          </table:table-cell>
          <table:table-cell table:formula="of:=IF([.G46]=&quot;&quot;;&quot;&quot;;&quot; @MaxStringLength(max = &quot;&amp;[.G46]&amp;&quot;)&quot;)" office:value-type="string" office:string-value=" @MaxStringLength(max = 32)">
            <text:p><text:s/>@MaxStringLength(max = 32)</text:p>
          </table:table-cell>
          <table:table-cell table:formula="of:=VLOOKUP([.F46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6]&amp;&quot;&quot;&quot;, converter=&quot;&amp;[.M46]&amp;&quot;)&quot;" office:value-type="string" office:string-value="@CsvCustomBindByName(column=&quot;OS Version&quot;, converter=com.flaregames.tech.appsflyer.converters.CsvStringConverter.class)">
            <text:p>@CsvCustomBindByName(column="OS Version", converter=com.flaregames.tech.appsflyer.converters.CsvStringConverter.class)</text:p>
          </table:table-cell>
          <table:table-cell table:formula="of:=[.N46]&amp;[.L46]&amp;&quot; public &quot;&amp;[.K46]" office:value-type="string" office:string-value="@CsvCustomBindByName(column=&quot;OS Version&quot;, converter=com.flaregames.tech.appsflyer.converters.CsvStringConverter.class) @MaxStringLength(max = 32) public String os_version;">
            <text:p>@CsvCustomBindByName(column="OS Version", converter=com.flaregames.tech.appsflyer.converters.CsvStringConverter.class) @MaxStringLength(max = 32) public String os_version;</text:p>
          </table:table-cell>
          <table:table-cell table:formula="of:=&quot;@CsvCustomBindByName(column=&quot;&amp;&quot;&quot;&quot;&quot;&amp;[.C46]&amp;&quot;&quot;&quot;, converter=&quot;&amp;[.M46]&amp;&quot;)&quot;" office:value-type="string" office:string-value="@CsvCustomBindByName(column=&quot;os version&quot;, converter=com.flaregames.tech.appsflyer.converters.CsvStringConverter.class)">
            <text:p>@CsvCustomBindByName(column="os version", converter=com.flaregames.tech.appsflyer.converters.CsvStringConverter.class)</text:p>
          </table:table-cell>
          <table:table-cell table:formula="of:=[.P46]&amp;[.L46]&amp;&quot; public &quot;&amp;[.K46]" office:value-type="string" office:string-value="@CsvCustomBindByName(column=&quot;os version&quot;, converter=com.flaregames.tech.appsflyer.converters.CsvStringConverter.class) @MaxStringLength(max = 32) public String os_version;">
            <text:p>@CsvCustomBindByName(column="os version", converter=com.flaregames.tech.appsflyer.converters.CsvStringConverter.class) @MaxStringLength(max = 32) public String os_version;</text:p>
          </table:table-cell>
          <table:table-cell table:number-columns-repeated="1006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pp Version</text:p>
          </table:table-cell>
          <table:table-cell office:value-type="string">
            <text:p>app version</text:p>
          </table:table-cell>
          <table:table-cell/>
          <table:table-cell office:value-type="string">
            <text:p>app_version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47];[TypeLookups.$A$1:.$B$6];2;0)" office:value-type="string" office:string-value="String">
            <text:p>String</text:p>
          </table:table-cell>
          <table:table-cell table:formula="of:=IF([.G47]=&quot;&quot;;&quot;&quot;;&quot;(&quot;&amp;[.G47]&amp;&quot;)&quot;)" office:value-type="string" office:string-value="(32)">
            <text:p>(32)</text:p>
          </table:table-cell>
          <table:table-cell table:formula="of:=[.E47]&amp;&quot; &quot;&amp;[.F47]&amp;[.I47]&amp;&quot;,&quot;" office:value-type="string" office:string-value="app_version VARCHAR(32),">
            <text:p>app_version VARCHAR(32),</text:p>
          </table:table-cell>
          <table:table-cell table:formula="of:=[.H47]&amp;&quot; &quot;&amp;[.E47]&amp;&quot;;&quot;" office:value-type="string" office:string-value="String app_version;">
            <text:p>String app_version;</text:p>
          </table:table-cell>
          <table:table-cell table:formula="of:=IF([.G47]=&quot;&quot;;&quot;&quot;;&quot; @MaxStringLength(max = &quot;&amp;[.G47]&amp;&quot;)&quot;)" office:value-type="string" office:string-value=" @MaxStringLength(max = 32)">
            <text:p><text:s/>@MaxStringLength(max = 32)</text:p>
          </table:table-cell>
          <table:table-cell table:formula="of:=VLOOKUP([.F47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7]&amp;&quot;&quot;&quot;, converter=&quot;&amp;[.M47]&amp;&quot;)&quot;" office:value-type="string" office:string-value="@CsvCustomBindByName(column=&quot;App Version&quot;, converter=com.flaregames.tech.appsflyer.converters.CsvStringConverter.class)">
            <text:p>@CsvCustomBindByName(column="App Version", converter=com.flaregames.tech.appsflyer.converters.CsvStringConverter.class)</text:p>
          </table:table-cell>
          <table:table-cell table:formula="of:=[.N47]&amp;[.L47]&amp;&quot; public &quot;&amp;[.K47]" office:value-type="string" office:string-value="@CsvCustomBindByName(column=&quot;App Version&quot;, converter=com.flaregames.tech.appsflyer.converters.CsvStringConverter.class) @MaxStringLength(max = 32) public String app_version;">
            <text:p>@CsvCustomBindByName(column="App Version", converter=com.flaregames.tech.appsflyer.converters.CsvStringConverter.class) @MaxStringLength(max = 32) public String app_version;</text:p>
          </table:table-cell>
          <table:table-cell table:formula="of:=&quot;@CsvCustomBindByName(column=&quot;&amp;&quot;&quot;&quot;&quot;&amp;[.C47]&amp;&quot;&quot;&quot;, converter=&quot;&amp;[.M47]&amp;&quot;)&quot;" office:value-type="string" office:string-value="@CsvCustomBindByName(column=&quot;app version&quot;, converter=com.flaregames.tech.appsflyer.converters.CsvStringConverter.class)">
            <text:p>@CsvCustomBindByName(column="app version", converter=com.flaregames.tech.appsflyer.converters.CsvStringConverter.class)</text:p>
          </table:table-cell>
          <table:table-cell table:formula="of:=[.P47]&amp;[.L47]&amp;&quot; public &quot;&amp;[.K47]" office:value-type="string" office:string-value="@CsvCustomBindByName(column=&quot;app version&quot;, converter=com.flaregames.tech.appsflyer.converters.CsvStringConverter.class) @MaxStringLength(max = 32) public String app_version;">
            <text:p>@CsvCustomBindByName(column="app version", converter=com.flaregames.tech.appsflyer.converters.CsvStringConverter.class) @MaxStringLength(max = 32) public String app_version;</text:p>
          </table:table-cell>
          <table:table-cell table:number-columns-repeated="1006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SDK Version</text:p>
          </table:table-cell>
          <table:table-cell office:value-type="string">
            <text:p>sdk version</text:p>
          </table:table-cell>
          <table:table-cell/>
          <table:table-cell office:value-type="string">
            <text:p>sdk_version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48];[TypeLookups.$A$1:.$B$6];2;0)" office:value-type="string" office:string-value="String">
            <text:p>String</text:p>
          </table:table-cell>
          <table:table-cell table:formula="of:=IF([.G48]=&quot;&quot;;&quot;&quot;;&quot;(&quot;&amp;[.G48]&amp;&quot;)&quot;)" office:value-type="string" office:string-value="(32)">
            <text:p>(32)</text:p>
          </table:table-cell>
          <table:table-cell table:formula="of:=[.E48]&amp;&quot; &quot;&amp;[.F48]&amp;[.I48]&amp;&quot;,&quot;" office:value-type="string" office:string-value="sdk_version VARCHAR(32),">
            <text:p>sdk_version VARCHAR(32),</text:p>
          </table:table-cell>
          <table:table-cell table:formula="of:=[.H48]&amp;&quot; &quot;&amp;[.E48]&amp;&quot;;&quot;" office:value-type="string" office:string-value="String sdk_version;">
            <text:p>String sdk_version;</text:p>
          </table:table-cell>
          <table:table-cell table:formula="of:=IF([.G48]=&quot;&quot;;&quot;&quot;;&quot; @MaxStringLength(max = &quot;&amp;[.G48]&amp;&quot;)&quot;)" office:value-type="string" office:string-value=" @MaxStringLength(max = 32)">
            <text:p><text:s/>@MaxStringLength(max = 32)</text:p>
          </table:table-cell>
          <table:table-cell table:formula="of:=VLOOKUP([.F48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8]&amp;&quot;&quot;&quot;, converter=&quot;&amp;[.M48]&amp;&quot;)&quot;" office:value-type="string" office:string-value="@CsvCustomBindByName(column=&quot;SDK Version&quot;, converter=com.flaregames.tech.appsflyer.converters.CsvStringConverter.class)">
            <text:p>@CsvCustomBindByName(column="SDK Version", converter=com.flaregames.tech.appsflyer.converters.CsvStringConverter.class)</text:p>
          </table:table-cell>
          <table:table-cell table:formula="of:=[.N48]&amp;[.L48]&amp;&quot; public &quot;&amp;[.K48]" office:value-type="string" office:string-value="@CsvCustomBindByName(column=&quot;SDK Version&quot;, converter=com.flaregames.tech.appsflyer.converters.CsvStringConverter.class) @MaxStringLength(max = 32) public String sdk_version;">
            <text:p>@CsvCustomBindByName(column="SDK Version", converter=com.flaregames.tech.appsflyer.converters.CsvStringConverter.class) @MaxStringLength(max = 32) public String sdk_version;</text:p>
          </table:table-cell>
          <table:table-cell table:formula="of:=&quot;@CsvCustomBindByName(column=&quot;&amp;&quot;&quot;&quot;&quot;&amp;[.C48]&amp;&quot;&quot;&quot;, converter=&quot;&amp;[.M48]&amp;&quot;)&quot;" office:value-type="string" office:string-value="@CsvCustomBindByName(column=&quot;sdk version&quot;, converter=com.flaregames.tech.appsflyer.converters.CsvStringConverter.class)">
            <text:p>@CsvCustomBindByName(column="sdk version", converter=com.flaregames.tech.appsflyer.converters.CsvStringConverter.class)</text:p>
          </table:table-cell>
          <table:table-cell table:formula="of:=[.P48]&amp;[.L48]&amp;&quot; public &quot;&amp;[.K48]" office:value-type="string" office:string-value="@CsvCustomBindByName(column=&quot;sdk version&quot;, converter=com.flaregames.tech.appsflyer.converters.CsvStringConverter.class) @MaxStringLength(max = 32) public String sdk_version;">
            <text:p>@CsvCustomBindByName(column="sdk version", converter=com.flaregames.tech.appsflyer.converters.CsvStringConverter.class) @MaxStringLength(max = 32) public String sdk_version;</text:p>
          </table:table-cell>
          <table:table-cell table:number-columns-repeated="1006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pp ID</text:p>
          </table:table-cell>
          <table:table-cell office:value-type="string">
            <text:p>app id</text:p>
          </table:table-cell>
          <table:table-cell/>
          <table:table-cell office:value-type="string">
            <text:p>app_id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49];[TypeLookups.$A$1:.$B$6];2;0)" office:value-type="string" office:string-value="String">
            <text:p>String</text:p>
          </table:table-cell>
          <table:table-cell table:formula="of:=IF([.G49]=&quot;&quot;;&quot;&quot;;&quot;(&quot;&amp;[.G49]&amp;&quot;)&quot;)" office:value-type="string" office:string-value="(128)">
            <text:p>(128)</text:p>
          </table:table-cell>
          <table:table-cell table:formula="of:=[.E49]&amp;&quot; &quot;&amp;[.F49]&amp;[.I49]&amp;&quot;,&quot;" office:value-type="string" office:string-value="app_id VARCHAR(128),">
            <text:p>app_id VARCHAR(128),</text:p>
          </table:table-cell>
          <table:table-cell table:formula="of:=[.H49]&amp;&quot; &quot;&amp;[.E49]&amp;&quot;;&quot;" office:value-type="string" office:string-value="String app_id;">
            <text:p>String app_id;</text:p>
          </table:table-cell>
          <table:table-cell table:formula="of:=IF([.G49]=&quot;&quot;;&quot;&quot;;&quot; @MaxStringLength(max = &quot;&amp;[.G49]&amp;&quot;)&quot;)" office:value-type="string" office:string-value=" @MaxStringLength(max = 128)">
            <text:p><text:s/>@MaxStringLength(max = 128)</text:p>
          </table:table-cell>
          <table:table-cell table:formula="of:=VLOOKUP([.F49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49]&amp;&quot;&quot;&quot;, converter=&quot;&amp;[.M49]&amp;&quot;)&quot;" office:value-type="string" office:string-value="@CsvCustomBindByName(column=&quot;App ID&quot;, converter=com.flaregames.tech.appsflyer.converters.CsvStringConverter.class)">
            <text:p>@CsvCustomBindByName(column="App ID", converter=com.flaregames.tech.appsflyer.converters.CsvStringConverter.class)</text:p>
          </table:table-cell>
          <table:table-cell table:formula="of:=[.N49]&amp;[.L49]&amp;&quot; public &quot;&amp;[.K49]" office:value-type="string" office:string-value="@CsvCustomBindByName(column=&quot;App ID&quot;, converter=com.flaregames.tech.appsflyer.converters.CsvStringConverter.class) @MaxStringLength(max = 128) public String app_id;">
            <text:p>@CsvCustomBindByName(column="App ID", converter=com.flaregames.tech.appsflyer.converters.CsvStringConverter.class) @MaxStringLength(max = 128) public String app_id;</text:p>
          </table:table-cell>
          <table:table-cell table:formula="of:=&quot;@CsvCustomBindByName(column=&quot;&amp;&quot;&quot;&quot;&quot;&amp;[.C49]&amp;&quot;&quot;&quot;, converter=&quot;&amp;[.M49]&amp;&quot;)&quot;" office:value-type="string" office:string-value="@CsvCustomBindByName(column=&quot;app id&quot;, converter=com.flaregames.tech.appsflyer.converters.CsvStringConverter.class)">
            <text:p>@CsvCustomBindByName(column="app id", converter=com.flaregames.tech.appsflyer.converters.CsvStringConverter.class)</text:p>
          </table:table-cell>
          <table:table-cell table:formula="of:=[.P49]&amp;[.L49]&amp;&quot; public &quot;&amp;[.K49]" office:value-type="string" office:string-value="@CsvCustomBindByName(column=&quot;app id&quot;, converter=com.flaregames.tech.appsflyer.converters.CsvStringConverter.class) @MaxStringLength(max = 128) public String app_id;">
            <text:p>@CsvCustomBindByName(column="app id", converter=com.flaregames.tech.appsflyer.converters.CsvStringConverter.class) @MaxStringLength(max = 128) public String app_id;</text:p>
          </table:table-cell>
          <table:table-cell table:number-columns-repeated="1006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Is Retargeting</text:p>
          </table:table-cell>
          <table:table-cell office:value-type="string">
            <text:p>is retargeting</text:p>
          </table:table-cell>
          <table:table-cell/>
          <table:table-cell office:value-type="string">
            <text:p>is_retargeting</text:p>
          </table:table-cell>
          <table:table-cell office:value-type="string">
            <text:p>BOOLEAN</text:p>
          </table:table-cell>
          <table:table-cell/>
          <table:table-cell table:formula="of:=VLOOKUP([.F50];[TypeLookups.$A$1:.$B$6];2;0)" office:value-type="string" office:string-value="boolean">
            <text:p>boolean</text:p>
          </table:table-cell>
          <table:table-cell table:formula="of:=IF([.G50]=&quot;&quot;;&quot;&quot;;&quot;(&quot;&amp;[.G50]&amp;&quot;)&quot;)">
            <text:p/>
          </table:table-cell>
          <table:table-cell table:formula="of:=[.E50]&amp;&quot; &quot;&amp;[.F50]&amp;[.I50]&amp;&quot;,&quot;" office:value-type="string" office:string-value="is_retargeting BOOLEAN,">
            <text:p>is_retargeting BOOLEAN,</text:p>
          </table:table-cell>
          <table:table-cell table:formula="of:=[.H50]&amp;&quot; &quot;&amp;[.E50]&amp;&quot;;&quot;" office:value-type="string" office:string-value="boolean is_retargeting;">
            <text:p>boolean is_retargeting;</text:p>
          </table:table-cell>
          <table:table-cell table:formula="of:=IF([.G50]=&quot;&quot;;&quot;&quot;;&quot; @MaxStringLength(max = &quot;&amp;[.G50]&amp;&quot;)&quot;)">
            <text:p/>
          </table:table-cell>
          <table:table-cell table:formula="of:=VLOOKUP([.F50];[TypeLookups.$A$1:.$C$6];3;0)" office:value-type="string" office:string-value="com.flaregames.tech.appsflyer.converters.CsvBoolConverter.class">
            <text:p>com.flaregames.tech.appsflyer.converters.CsvBoolConverter.class</text:p>
          </table:table-cell>
          <table:table-cell table:formula="of:=&quot;@CsvCustomBindByName(column=&quot;&amp;&quot;&quot;&quot;&quot;&amp;[.B50]&amp;&quot;&quot;&quot;, converter=&quot;&amp;[.M50]&amp;&quot;)&quot;" office:value-type="string" office:string-value="@CsvCustomBindByName(column=&quot;Is Retargeting&quot;, converter=com.flaregames.tech.appsflyer.converters.CsvBoolConverter.class)">
            <text:p>@CsvCustomBindByName(column="Is Retargeting", converter=com.flaregames.tech.appsflyer.converters.CsvBoolConverter.class)</text:p>
          </table:table-cell>
          <table:table-cell table:formula="of:=[.N50]&amp;[.L50]&amp;&quot; public &quot;&amp;[.K50]" office:value-type="string" office:string-value="@CsvCustomBindByName(column=&quot;Is Retargeting&quot;, converter=com.flaregames.tech.appsflyer.converters.CsvBoolConverter.class) public boolean is_retargeting;">
            <text:p>@CsvCustomBindByName(column="Is Retargeting", converter=com.flaregames.tech.appsflyer.converters.CsvBoolConverter.class) public boolean is_retargeting;</text:p>
          </table:table-cell>
          <table:table-cell table:formula="of:=&quot;@CsvCustomBindByName(column=&quot;&amp;&quot;&quot;&quot;&quot;&amp;[.C50]&amp;&quot;&quot;&quot;, converter=&quot;&amp;[.M50]&amp;&quot;)&quot;" office:value-type="string" office:string-value="@CsvCustomBindByName(column=&quot;is retargeting&quot;, converter=com.flaregames.tech.appsflyer.converters.CsvBoolConverter.class)">
            <text:p>@CsvCustomBindByName(column="is retargeting", converter=com.flaregames.tech.appsflyer.converters.CsvBoolConverter.class)</text:p>
          </table:table-cell>
          <table:table-cell table:formula="of:=[.P50]&amp;[.L50]&amp;&quot; public &quot;&amp;[.K50]" office:value-type="string" office:string-value="@CsvCustomBindByName(column=&quot;is retargeting&quot;, converter=com.flaregames.tech.appsflyer.converters.CsvBoolConverter.class) public boolean is_retargeting;">
            <text:p>@CsvCustomBindByName(column="is retargeting", converter=com.flaregames.tech.appsflyer.converters.CsvBoolConverter.class) public boolean is_retargeting;</text:p>
          </table:table-cell>
          <table:table-cell table:number-columns-repeated="1006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Retargeting Conversion Type</text:p>
          </table:table-cell>
          <table:table-cell office:value-type="string">
            <text:p>attribution type</text:p>
          </table:table-cell>
          <table:table-cell/>
          <table:table-cell office:value-type="string">
            <text:p>attribution_type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51];[TypeLookups.$A$1:.$B$6];2;0)" office:value-type="string" office:string-value="String">
            <text:p>String</text:p>
          </table:table-cell>
          <table:table-cell table:formula="of:=IF([.G51]=&quot;&quot;;&quot;&quot;;&quot;(&quot;&amp;[.G51]&amp;&quot;)&quot;)" office:value-type="string" office:string-value="(32)">
            <text:p>(32)</text:p>
          </table:table-cell>
          <table:table-cell table:formula="of:=[.E51]&amp;&quot; &quot;&amp;[.F51]&amp;[.I51]&amp;&quot;,&quot;" office:value-type="string" office:string-value="attribution_type VARCHAR(32),">
            <text:p>attribution_type VARCHAR(32),</text:p>
          </table:table-cell>
          <table:table-cell table:formula="of:=[.H51]&amp;&quot; &quot;&amp;[.E51]&amp;&quot;;&quot;" office:value-type="string" office:string-value="String attribution_type;">
            <text:p>String attribution_type;</text:p>
          </table:table-cell>
          <table:table-cell table:formula="of:=IF([.G51]=&quot;&quot;;&quot;&quot;;&quot; @MaxStringLength(max = &quot;&amp;[.G51]&amp;&quot;)&quot;)" office:value-type="string" office:string-value=" @MaxStringLength(max = 32)">
            <text:p><text:s/>@MaxStringLength(max = 32)</text:p>
          </table:table-cell>
          <table:table-cell table:formula="of:=VLOOKUP([.F51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1]&amp;&quot;&quot;&quot;, converter=&quot;&amp;[.M51]&amp;&quot;)&quot;" office:value-type="string" office:string-value="@CsvCustomBindByName(column=&quot;Retargeting Conversion Type&quot;, converter=com.flaregames.tech.appsflyer.converters.CsvStringConverter.class)">
            <text:p>@CsvCustomBindByName(column="Retargeting Conversion Type", converter=com.flaregames.tech.appsflyer.converters.CsvStringConverter.class)</text:p>
          </table:table-cell>
          <table:table-cell table:formula="of:=[.N51]&amp;[.L51]&amp;&quot; public &quot;&amp;[.K51]" office:value-type="string" office:string-value="@CsvCustomBindByName(column=&quot;Retargeting Conversion Type&quot;, converter=com.flaregames.tech.appsflyer.converters.CsvStringConverter.class) @MaxStringLength(max = 32) public String attribution_type;">
            <text:p>@CsvCustomBindByName(column="Retargeting Conversion Type", converter=com.flaregames.tech.appsflyer.converters.CsvStringConverter.class) @MaxStringLength(max = 32) public String attribution_type;</text:p>
          </table:table-cell>
          <table:table-cell table:formula="of:=&quot;@CsvCustomBindByName(column=&quot;&amp;&quot;&quot;&quot;&quot;&amp;[.C51]&amp;&quot;&quot;&quot;, converter=&quot;&amp;[.M51]&amp;&quot;)&quot;" office:value-type="string" office:string-value="@CsvCustomBindByName(column=&quot;attribution type&quot;, converter=com.flaregames.tech.appsflyer.converters.CsvStringConverter.class)">
            <text:p>@CsvCustomBindByName(column="attribution type", converter=com.flaregames.tech.appsflyer.converters.CsvStringConverter.class)</text:p>
          </table:table-cell>
          <table:table-cell table:formula="of:=[.P51]&amp;[.L51]&amp;&quot; public &quot;&amp;[.K51]" office:value-type="string" office:string-value="@CsvCustomBindByName(column=&quot;attribution type&quot;, converter=com.flaregames.tech.appsflyer.converters.CsvStringConverter.class) @MaxStringLength(max = 32) public String attribution_type;">
            <text:p>@CsvCustomBindByName(column="attribution type", converter=com.flaregames.tech.appsflyer.converters.CsvStringConverter.class) @MaxStringLength(max = 32) public String attribution_type;</text:p>
          </table:table-cell>
          <table:table-cell table:number-columns-repeated="1006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Attribution Lookback</text:p>
          </table:table-cell>
          <table:table-cell office:value-type="string">
            <text:p>attribution window</text:p>
          </table:table-cell>
          <table:table-cell/>
          <table:table-cell office:value-type="string">
            <text:p>attribution_window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52];[TypeLookups.$A$1:.$B$6];2;0)" office:value-type="string" office:string-value="String">
            <text:p>String</text:p>
          </table:table-cell>
          <table:table-cell table:formula="of:=IF([.G52]=&quot;&quot;;&quot;&quot;;&quot;(&quot;&amp;[.G52]&amp;&quot;)&quot;)" office:value-type="string" office:string-value="(32)">
            <text:p>(32)</text:p>
          </table:table-cell>
          <table:table-cell table:formula="of:=[.E52]&amp;&quot; &quot;&amp;[.F52]&amp;[.I52]&amp;&quot;,&quot;" office:value-type="string" office:string-value="attribution_window VARCHAR(32),">
            <text:p>attribution_window VARCHAR(32),</text:p>
          </table:table-cell>
          <table:table-cell table:formula="of:=[.H52]&amp;&quot; &quot;&amp;[.E52]&amp;&quot;;&quot;" office:value-type="string" office:string-value="String attribution_window;">
            <text:p>String attribution_window;</text:p>
          </table:table-cell>
          <table:table-cell table:formula="of:=IF([.G52]=&quot;&quot;;&quot;&quot;;&quot; @MaxStringLength(max = &quot;&amp;[.G52]&amp;&quot;)&quot;)" office:value-type="string" office:string-value=" @MaxStringLength(max = 32)">
            <text:p><text:s/>@MaxStringLength(max = 32)</text:p>
          </table:table-cell>
          <table:table-cell table:formula="of:=VLOOKUP([.F52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2]&amp;&quot;&quot;&quot;, converter=&quot;&amp;[.M52]&amp;&quot;)&quot;" office:value-type="string" office:string-value="@CsvCustomBindByName(column=&quot;Attribution Lookback&quot;, converter=com.flaregames.tech.appsflyer.converters.CsvStringConverter.class)">
            <text:p>@CsvCustomBindByName(column="Attribution Lookback", converter=com.flaregames.tech.appsflyer.converters.CsvStringConverter.class)</text:p>
          </table:table-cell>
          <table:table-cell table:formula="of:=[.N52]&amp;[.L52]&amp;&quot; public &quot;&amp;[.K52]" office:value-type="string" office:string-value="@CsvCustomBindByName(column=&quot;Attribution Lookback&quot;, converter=com.flaregames.tech.appsflyer.converters.CsvStringConverter.class) @MaxStringLength(max = 32) public String attribution_window;">
            <text:p>@CsvCustomBindByName(column="Attribution Lookback", converter=com.flaregames.tech.appsflyer.converters.CsvStringConverter.class) @MaxStringLength(max = 32) public String attribution_window;</text:p>
          </table:table-cell>
          <table:table-cell table:formula="of:=&quot;@CsvCustomBindByName(column=&quot;&amp;&quot;&quot;&quot;&quot;&amp;[.C52]&amp;&quot;&quot;&quot;, converter=&quot;&amp;[.M52]&amp;&quot;)&quot;" office:value-type="string" office:string-value="@CsvCustomBindByName(column=&quot;attribution window&quot;, converter=com.flaregames.tech.appsflyer.converters.CsvStringConverter.class)">
            <text:p>@CsvCustomBindByName(column="attribution window", converter=com.flaregames.tech.appsflyer.converters.CsvStringConverter.class)</text:p>
          </table:table-cell>
          <table:table-cell table:formula="of:=[.P52]&amp;[.L52]&amp;&quot; public &quot;&amp;[.K52]" office:value-type="string" office:string-value="@CsvCustomBindByName(column=&quot;attribution window&quot;, converter=com.flaregames.tech.appsflyer.converters.CsvStringConverter.class) @MaxStringLength(max = 32) public String attribution_window;">
            <text:p>@CsvCustomBindByName(column="attribution window", converter=com.flaregames.tech.appsflyer.converters.CsvStringConverter.class) @MaxStringLength(max = 32) public String attribution_window;</text:p>
          </table:table-cell>
          <table:table-cell table:number-columns-repeated="1006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Reengagement Window</text:p>
          </table:table-cell>
          <table:table-cell office:value-type="string">
            <text:p>reengagement window</text:p>
          </table:table-cell>
          <table:table-cell/>
          <table:table-cell office:value-type="string">
            <text:p>reengagment_window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53];[TypeLookups.$A$1:.$B$6];2;0)" office:value-type="string" office:string-value="String">
            <text:p>String</text:p>
          </table:table-cell>
          <table:table-cell table:formula="of:=IF([.G53]=&quot;&quot;;&quot;&quot;;&quot;(&quot;&amp;[.G53]&amp;&quot;)&quot;)" office:value-type="string" office:string-value="(32)">
            <text:p>(32)</text:p>
          </table:table-cell>
          <table:table-cell table:formula="of:=[.E53]&amp;&quot; &quot;&amp;[.F53]&amp;[.I53]&amp;&quot;,&quot;" office:value-type="string" office:string-value="reengagment_window VARCHAR(32),">
            <text:p>reengagment_window VARCHAR(32),</text:p>
          </table:table-cell>
          <table:table-cell table:formula="of:=[.H53]&amp;&quot; &quot;&amp;[.E53]&amp;&quot;;&quot;" office:value-type="string" office:string-value="String reengagment_window;">
            <text:p>String reengagment_window;</text:p>
          </table:table-cell>
          <table:table-cell table:formula="of:=IF([.G53]=&quot;&quot;;&quot;&quot;;&quot; @MaxStringLength(max = &quot;&amp;[.G53]&amp;&quot;)&quot;)" office:value-type="string" office:string-value=" @MaxStringLength(max = 32)">
            <text:p><text:s/>@MaxStringLength(max = 32)</text:p>
          </table:table-cell>
          <table:table-cell table:formula="of:=VLOOKUP([.F53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3]&amp;&quot;&quot;&quot;, converter=&quot;&amp;[.M53]&amp;&quot;)&quot;" office:value-type="string" office:string-value="@CsvCustomBindByName(column=&quot;Reengagement Window&quot;, converter=com.flaregames.tech.appsflyer.converters.CsvStringConverter.class)">
            <text:p>@CsvCustomBindByName(column="Reengagement Window", converter=com.flaregames.tech.appsflyer.converters.CsvStringConverter.class)</text:p>
          </table:table-cell>
          <table:table-cell table:formula="of:=[.N53]&amp;[.L53]&amp;&quot; public &quot;&amp;[.K53]" office:value-type="string" office:string-value="@CsvCustomBindByName(column=&quot;Reengagement Window&quot;, converter=com.flaregames.tech.appsflyer.converters.CsvStringConverter.class) @MaxStringLength(max = 32) public String reengagment_window;">
            <text:p>@CsvCustomBindByName(column="Reengagement Window", converter=com.flaregames.tech.appsflyer.converters.CsvStringConverter.class) @MaxStringLength(max = 32) public String reengagment_window;</text:p>
          </table:table-cell>
          <table:table-cell table:formula="of:=&quot;@CsvCustomBindByName(column=&quot;&amp;&quot;&quot;&quot;&quot;&amp;[.C53]&amp;&quot;&quot;&quot;, converter=&quot;&amp;[.M53]&amp;&quot;)&quot;" office:value-type="string" office:string-value="@CsvCustomBindByName(column=&quot;reengagement window&quot;, converter=com.flaregames.tech.appsflyer.converters.CsvStringConverter.class)">
            <text:p>@CsvCustomBindByName(column="reengagement window", converter=com.flaregames.tech.appsflyer.converters.CsvStringConverter.class)</text:p>
          </table:table-cell>
          <table:table-cell table:formula="of:=[.P53]&amp;[.L53]&amp;&quot; public &quot;&amp;[.K53]" office:value-type="string" office:string-value="@CsvCustomBindByName(column=&quot;reengagement window&quot;, converter=com.flaregames.tech.appsflyer.converters.CsvStringConverter.class) @MaxStringLength(max = 32) public String reengagment_window;">
            <text:p>@CsvCustomBindByName(column="reengagement window", converter=com.flaregames.tech.appsflyer.converters.CsvStringConverter.class) @MaxStringLength(max = 32) public String reengagment_window;</text:p>
          </table:table-cell>
          <table:table-cell table:number-columns-repeated="1006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Is Primary Attribution</text:p>
          </table:table-cell>
          <table:table-cell office:value-type="string">
            <text:p>is attributed</text:p>
          </table:table-cell>
          <table:table-cell/>
          <table:table-cell office:value-type="string">
            <text:p>is_attributed</text:p>
          </table:table-cell>
          <table:table-cell office:value-type="string">
            <text:p>BOOLEAN</text:p>
          </table:table-cell>
          <table:table-cell/>
          <table:table-cell table:formula="of:=VLOOKUP([.F54];[TypeLookups.$A$1:.$B$6];2;0)" office:value-type="string" office:string-value="boolean">
            <text:p>boolean</text:p>
          </table:table-cell>
          <table:table-cell table:formula="of:=IF([.G54]=&quot;&quot;;&quot;&quot;;&quot;(&quot;&amp;[.G54]&amp;&quot;)&quot;)">
            <text:p/>
          </table:table-cell>
          <table:table-cell table:formula="of:=[.E54]&amp;&quot; &quot;&amp;[.F54]&amp;[.I54]&amp;&quot;,&quot;" office:value-type="string" office:string-value="is_attributed BOOLEAN,">
            <text:p>is_attributed BOOLEAN,</text:p>
          </table:table-cell>
          <table:table-cell table:formula="of:=[.H54]&amp;&quot; &quot;&amp;[.E54]&amp;&quot;;&quot;" office:value-type="string" office:string-value="boolean is_attributed;">
            <text:p>boolean is_attributed;</text:p>
          </table:table-cell>
          <table:table-cell table:formula="of:=IF([.G54]=&quot;&quot;;&quot;&quot;;&quot; @MaxStringLength(max = &quot;&amp;[.G54]&amp;&quot;)&quot;)">
            <text:p/>
          </table:table-cell>
          <table:table-cell table:formula="of:=VLOOKUP([.F54];[TypeLookups.$A$1:.$C$6];3;0)" office:value-type="string" office:string-value="com.flaregames.tech.appsflyer.converters.CsvBoolConverter.class">
            <text:p>com.flaregames.tech.appsflyer.converters.CsvBoolConverter.class</text:p>
          </table:table-cell>
          <table:table-cell table:formula="of:=&quot;@CsvCustomBindByName(column=&quot;&amp;&quot;&quot;&quot;&quot;&amp;[.B54]&amp;&quot;&quot;&quot;, converter=&quot;&amp;[.M54]&amp;&quot;)&quot;" office:value-type="string" office:string-value="@CsvCustomBindByName(column=&quot;Is Primary Attribution&quot;, converter=com.flaregames.tech.appsflyer.converters.CsvBoolConverter.class)">
            <text:p>@CsvCustomBindByName(column="Is Primary Attribution", converter=com.flaregames.tech.appsflyer.converters.CsvBoolConverter.class)</text:p>
          </table:table-cell>
          <table:table-cell table:formula="of:=[.N54]&amp;[.L54]&amp;&quot; public &quot;&amp;[.K54]" office:value-type="string" office:string-value="@CsvCustomBindByName(column=&quot;Is Primary Attribution&quot;, converter=com.flaregames.tech.appsflyer.converters.CsvBoolConverter.class) public boolean is_attributed;">
            <text:p>@CsvCustomBindByName(column="Is Primary Attribution", converter=com.flaregames.tech.appsflyer.converters.CsvBoolConverter.class) public boolean is_attributed;</text:p>
          </table:table-cell>
          <table:table-cell table:formula="of:=&quot;@CsvCustomBindByName(column=&quot;&amp;&quot;&quot;&quot;&quot;&amp;[.C54]&amp;&quot;&quot;&quot;, converter=&quot;&amp;[.M54]&amp;&quot;)&quot;" office:value-type="string" office:string-value="@CsvCustomBindByName(column=&quot;is attributed&quot;, converter=com.flaregames.tech.appsflyer.converters.CsvBoolConverter.class)">
            <text:p>@CsvCustomBindByName(column="is attributed", converter=com.flaregames.tech.appsflyer.converters.CsvBoolConverter.class)</text:p>
          </table:table-cell>
          <table:table-cell table:formula="of:=[.P54]&amp;[.L54]&amp;&quot; public &quot;&amp;[.K54]" office:value-type="string" office:string-value="@CsvCustomBindByName(column=&quot;is attributed&quot;, converter=com.flaregames.tech.appsflyer.converters.CsvBoolConverter.class) public boolean is_attributed;">
            <text:p>@CsvCustomBindByName(column="is attributed", converter=com.flaregames.tech.appsflyer.converters.CsvBoolConverter.class) public boolean is_attributed;</text:p>
          </table:table-cell>
          <table:table-cell table:number-columns-repeated="1006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User Agent</text:p>
          </table:table-cell>
          <table:table-cell office:value-type="string">
            <text:p>user agent</text:p>
          </table:table-cell>
          <table:table-cell/>
          <table:table-cell office:value-type="string">
            <text:p>user_agent</text:p>
          </table:table-cell>
          <table:table-cell office:value-type="string">
            <text:p>VARCHAR</text:p>
          </table:table-cell>
          <table:table-cell office:value-type="float" office:value="128">
            <text:p>128</text:p>
          </table:table-cell>
          <table:table-cell table:formula="of:=VLOOKUP([.F55];[TypeLookups.$A$1:.$B$6];2;0)" office:value-type="string" office:string-value="String">
            <text:p>String</text:p>
          </table:table-cell>
          <table:table-cell table:formula="of:=IF([.G55]=&quot;&quot;;&quot;&quot;;&quot;(&quot;&amp;[.G55]&amp;&quot;)&quot;)" office:value-type="string" office:string-value="(128)">
            <text:p>(128)</text:p>
          </table:table-cell>
          <table:table-cell table:formula="of:=[.E55]&amp;&quot; &quot;&amp;[.F55]&amp;[.I55]&amp;&quot;,&quot;" office:value-type="string" office:string-value="user_agent VARCHAR(128),">
            <text:p>user_agent VARCHAR(128),</text:p>
          </table:table-cell>
          <table:table-cell table:formula="of:=[.H55]&amp;&quot; &quot;&amp;[.E55]&amp;&quot;;&quot;" office:value-type="string" office:string-value="String user_agent;">
            <text:p>String user_agent;</text:p>
          </table:table-cell>
          <table:table-cell table:formula="of:=IF([.G55]=&quot;&quot;;&quot;&quot;;&quot; @MaxStringLength(max = &quot;&amp;[.G55]&amp;&quot;)&quot;)" office:value-type="string" office:string-value=" @MaxStringLength(max = 128)">
            <text:p><text:s/>@MaxStringLength(max = 128)</text:p>
          </table:table-cell>
          <table:table-cell table:formula="of:=VLOOKUP([.F55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5]&amp;&quot;&quot;&quot;, converter=&quot;&amp;[.M55]&amp;&quot;)&quot;" office:value-type="string" office:string-value="@CsvCustomBindByName(column=&quot;User Agent&quot;, converter=com.flaregames.tech.appsflyer.converters.CsvStringConverter.class)">
            <text:p>@CsvCustomBindByName(column="User Agent", converter=com.flaregames.tech.appsflyer.converters.CsvStringConverter.class)</text:p>
          </table:table-cell>
          <table:table-cell table:formula="of:=[.N55]&amp;[.L55]&amp;&quot; public &quot;&amp;[.K55]" office:value-type="string" office:string-value="@CsvCustomBindByName(column=&quot;User Agent&quot;, converter=com.flaregames.tech.appsflyer.converters.CsvStringConverter.class) @MaxStringLength(max = 128) public String user_agent;">
            <text:p>@CsvCustomBindByName(column="User Agent", converter=com.flaregames.tech.appsflyer.converters.CsvStringConverter.class) @MaxStringLength(max = 128) public String user_agent;</text:p>
          </table:table-cell>
          <table:table-cell table:formula="of:=&quot;@CsvCustomBindByName(column=&quot;&amp;&quot;&quot;&quot;&quot;&amp;[.C55]&amp;&quot;&quot;&quot;, converter=&quot;&amp;[.M55]&amp;&quot;)&quot;" office:value-type="string" office:string-value="@CsvCustomBindByName(column=&quot;user agent&quot;, converter=com.flaregames.tech.appsflyer.converters.CsvStringConverter.class)">
            <text:p>@CsvCustomBindByName(column="user agent", converter=com.flaregames.tech.appsflyer.converters.CsvStringConverter.class)</text:p>
          </table:table-cell>
          <table:table-cell table:formula="of:=[.P55]&amp;[.L55]&amp;&quot; public &quot;&amp;[.K55]" office:value-type="string" office:string-value="@CsvCustomBindByName(column=&quot;user agent&quot;, converter=com.flaregames.tech.appsflyer.converters.CsvStringConverter.class) @MaxStringLength(max = 128) public String user_agent;">
            <text:p>@CsvCustomBindByName(column="user agent", converter=com.flaregames.tech.appsflyer.converters.CsvStringConverter.class) @MaxStringLength(max = 128) public String user_agent;</text:p>
          </table:table-cell>
          <table:table-cell table:number-columns-repeated="1006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HTTP Referrer</text:p>
          </table:table-cell>
          <table:table-cell office:value-type="string">
            <text:p>http referrer</text:p>
          </table:table-cell>
          <table:table-cell/>
          <table:table-cell office:value-type="string">
            <text:p>http_referrer</text:p>
          </table:table-cell>
          <table:table-cell office:value-type="string">
            <text:p>VARCHAR</text:p>
          </table:table-cell>
          <table:table-cell office:value-type="float" office:value="2048">
            <text:p>2048</text:p>
          </table:table-cell>
          <table:table-cell table:formula="of:=VLOOKUP([.F56];[TypeLookups.$A$1:.$B$6];2;0)" office:value-type="string" office:string-value="String">
            <text:p>String</text:p>
          </table:table-cell>
          <table:table-cell table:formula="of:=IF([.G56]=&quot;&quot;;&quot;&quot;;&quot;(&quot;&amp;[.G56]&amp;&quot;)&quot;)" office:value-type="string" office:string-value="(2048)">
            <text:p>(2048)</text:p>
          </table:table-cell>
          <table:table-cell table:formula="of:=[.E56]&amp;&quot; &quot;&amp;[.F56]&amp;[.I56]&amp;&quot;,&quot;" office:value-type="string" office:string-value="http_referrer VARCHAR(2048),">
            <text:p>http_referrer VARCHAR(2048),</text:p>
          </table:table-cell>
          <table:table-cell table:formula="of:=[.H56]&amp;&quot; &quot;&amp;[.E56]&amp;&quot;;&quot;" office:value-type="string" office:string-value="String http_referrer;">
            <text:p>String http_referrer;</text:p>
          </table:table-cell>
          <table:table-cell table:formula="of:=IF([.G56]=&quot;&quot;;&quot;&quot;;&quot; @MaxStringLength(max = &quot;&amp;[.G56]&amp;&quot;)&quot;)" office:value-type="string" office:string-value=" @MaxStringLength(max = 2048)">
            <text:p><text:s/>@MaxStringLength(max = 2048)</text:p>
          </table:table-cell>
          <table:table-cell table:formula="of:=VLOOKUP([.F56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6]&amp;&quot;&quot;&quot;, converter=&quot;&amp;[.M56]&amp;&quot;)&quot;" office:value-type="string" office:string-value="@CsvCustomBindByName(column=&quot;HTTP Referrer&quot;, converter=com.flaregames.tech.appsflyer.converters.CsvStringConverter.class)">
            <text:p>@CsvCustomBindByName(column="HTTP Referrer", converter=com.flaregames.tech.appsflyer.converters.CsvStringConverter.class)</text:p>
          </table:table-cell>
          <table:table-cell table:formula="of:=[.N56]&amp;[.L56]&amp;&quot; public &quot;&amp;[.K56]" office:value-type="string" office:string-value="@CsvCustomBindByName(column=&quot;HTTP Referrer&quot;, converter=com.flaregames.tech.appsflyer.converters.CsvStringConverter.class) @MaxStringLength(max = 2048) public String http_referrer;">
            <text:p>@CsvCustomBindByName(column="HTTP Referrer", converter=com.flaregames.tech.appsflyer.converters.CsvStringConverter.class) @MaxStringLength(max = 2048) public String http_referrer;</text:p>
          </table:table-cell>
          <table:table-cell table:formula="of:=&quot;@CsvCustomBindByName(column=&quot;&amp;&quot;&quot;&quot;&quot;&amp;[.C56]&amp;&quot;&quot;&quot;, converter=&quot;&amp;[.M56]&amp;&quot;)&quot;" office:value-type="string" office:string-value="@CsvCustomBindByName(column=&quot;http referrer&quot;, converter=com.flaregames.tech.appsflyer.converters.CsvStringConverter.class)">
            <text:p>@CsvCustomBindByName(column="http referrer", converter=com.flaregames.tech.appsflyer.converters.CsvStringConverter.class)</text:p>
          </table:table-cell>
          <table:table-cell table:formula="of:=[.P56]&amp;[.L56]&amp;&quot; public &quot;&amp;[.K56]" office:value-type="string" office:string-value="@CsvCustomBindByName(column=&quot;http referrer&quot;, converter=com.flaregames.tech.appsflyer.converters.CsvStringConverter.class) @MaxStringLength(max = 2048) public String http_referrer;">
            <text:p>@CsvCustomBindByName(column="http referrer", converter=com.flaregames.tech.appsflyer.converters.CsvStringConverter.class) @MaxStringLength(max = 2048) public String http_referrer;</text:p>
          </table:table-cell>
          <table:table-cell table:number-columns-repeated="1006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Original URL</text:p>
          </table:table-cell>
          <table:table-cell office:value-type="string">
            <text:p>original url</text:p>
          </table:table-cell>
          <table:table-cell/>
          <table:table-cell office:value-type="string">
            <text:p>original_url</text:p>
          </table:table-cell>
          <table:table-cell office:value-type="string">
            <text:p>VARCHAR</text:p>
          </table:table-cell>
          <table:table-cell office:value-type="float" office:value="2048">
            <text:p>2048</text:p>
          </table:table-cell>
          <table:table-cell table:formula="of:=VLOOKUP([.F57];[TypeLookups.$A$1:.$B$6];2;0)" office:value-type="string" office:string-value="String">
            <text:p>String</text:p>
          </table:table-cell>
          <table:table-cell table:formula="of:=IF([.G57]=&quot;&quot;;&quot;&quot;;&quot;(&quot;&amp;[.G57]&amp;&quot;)&quot;)" office:value-type="string" office:string-value="(2048)">
            <text:p>(2048)</text:p>
          </table:table-cell>
          <table:table-cell table:formula="of:=[.E57]&amp;&quot; &quot;&amp;[.F57]&amp;[.I57]&amp;&quot;,&quot;" office:value-type="string" office:string-value="original_url VARCHAR(2048),">
            <text:p>original_url VARCHAR(2048),</text:p>
          </table:table-cell>
          <table:table-cell table:formula="of:=[.H57]&amp;&quot; &quot;&amp;[.E57]&amp;&quot;;&quot;" office:value-type="string" office:string-value="String original_url;">
            <text:p>String original_url;</text:p>
          </table:table-cell>
          <table:table-cell table:formula="of:=IF([.G57]=&quot;&quot;;&quot;&quot;;&quot; @MaxStringLength(max = &quot;&amp;[.G57]&amp;&quot;)&quot;)" office:value-type="string" office:string-value=" @MaxStringLength(max = 2048)">
            <text:p><text:s/>@MaxStringLength(max = 2048)</text:p>
          </table:table-cell>
          <table:table-cell table:formula="of:=VLOOKUP([.F57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7]&amp;&quot;&quot;&quot;, converter=&quot;&amp;[.M57]&amp;&quot;)&quot;" office:value-type="string" office:string-value="@CsvCustomBindByName(column=&quot;Original URL&quot;, converter=com.flaregames.tech.appsflyer.converters.CsvStringConverter.class)">
            <text:p>@CsvCustomBindByName(column="Original URL", converter=com.flaregames.tech.appsflyer.converters.CsvStringConverter.class)</text:p>
          </table:table-cell>
          <table:table-cell table:formula="of:=[.N57]&amp;[.L57]&amp;&quot; public &quot;&amp;[.K57]" office:value-type="string" office:string-value="@CsvCustomBindByName(column=&quot;Original URL&quot;, converter=com.flaregames.tech.appsflyer.converters.CsvStringConverter.class) @MaxStringLength(max = 2048) public String original_url;">
            <text:p>@CsvCustomBindByName(column="Original URL", converter=com.flaregames.tech.appsflyer.converters.CsvStringConverter.class) @MaxStringLength(max = 2048) public String original_url;</text:p>
          </table:table-cell>
          <table:table-cell table:formula="of:=&quot;@CsvCustomBindByName(column=&quot;&amp;&quot;&quot;&quot;&quot;&amp;[.C57]&amp;&quot;&quot;&quot;, converter=&quot;&amp;[.M57]&amp;&quot;)&quot;" office:value-type="string" office:string-value="@CsvCustomBindByName(column=&quot;original url&quot;, converter=com.flaregames.tech.appsflyer.converters.CsvStringConverter.class)">
            <text:p>@CsvCustomBindByName(column="original url", converter=com.flaregames.tech.appsflyer.converters.CsvStringConverter.class)</text:p>
          </table:table-cell>
          <table:table-cell table:formula="of:=[.P57]&amp;[.L57]&amp;&quot; public &quot;&amp;[.K57]" office:value-type="string" office:string-value="@CsvCustomBindByName(column=&quot;original url&quot;, converter=com.flaregames.tech.appsflyer.converters.CsvStringConverter.class) @MaxStringLength(max = 2048) public String original_url;">
            <text:p>@CsvCustomBindByName(column="original url", converter=com.flaregames.tech.appsflyer.converters.CsvStringConverter.class) @MaxStringLength(max = 2048) public String original_url;</text:p>
          </table:table-cell>
          <table:table-cell table:number-columns-repeated="1006"/>
        </table:table-row>
        <table:table-row table:style-name="ro2">
          <table:table-cell office:value-type="float" office:value="100">
            <text:p>100</text:p>
          </table:table-cell>
          <table:table-cell table:number-columns-repeated="2" office:value-type="string">
            <text:p>game</text:p>
          </table:table-cell>
          <table:table-cell/>
          <table:table-cell office:value-type="string">
            <text:p>game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58];[TypeLookups.$A$1:.$B$6];2;0)" office:value-type="string" office:string-value="String">
            <text:p>String</text:p>
          </table:table-cell>
          <table:table-cell table:formula="of:=IF([.G58]=&quot;&quot;;&quot;&quot;;&quot;(&quot;&amp;[.G58]&amp;&quot;)&quot;)" office:value-type="string" office:string-value="(32)">
            <text:p>(32)</text:p>
          </table:table-cell>
          <table:table-cell table:formula="of:=[.E58]&amp;&quot; &quot;&amp;[.F58]&amp;[.I58]&amp;&quot;,&quot;" office:value-type="string" office:string-value="game VARCHAR(32),">
            <text:p>game VARCHAR(32),</text:p>
          </table:table-cell>
          <table:table-cell table:formula="of:=[.H58]&amp;&quot; &quot;&amp;[.E58]&amp;&quot;;&quot;" office:value-type="string" office:string-value="String game;">
            <text:p>String game;</text:p>
          </table:table-cell>
          <table:table-cell table:formula="of:=IF([.G58]=&quot;&quot;;&quot;&quot;;&quot; @MaxStringLength(max = &quot;&amp;[.G58]&amp;&quot;)&quot;)" office:value-type="string" office:string-value=" @MaxStringLength(max = 32)">
            <text:p><text:s/>@MaxStringLength(max = 32)</text:p>
          </table:table-cell>
          <table:table-cell table:formula="of:=VLOOKUP([.F58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8]&amp;&quot;&quot;&quot;, converter=&quot;&amp;[.M58]&amp;&quot;)&quot;" office:value-type="string" office:string-value="@CsvCustomBindByName(column=&quot;game&quot;, converter=com.flaregames.tech.appsflyer.converters.CsvStringConverter.class)">
            <text:p>@CsvCustomBindByName(column="game", converter=com.flaregames.tech.appsflyer.converters.CsvStringConverter.class)</text:p>
          </table:table-cell>
          <table:table-cell table:formula="of:=[.N58]&amp;[.L58]&amp;&quot; public &quot;&amp;[.K58]" office:value-type="string" office:string-value="@CsvCustomBindByName(column=&quot;game&quot;, converter=com.flaregames.tech.appsflyer.converters.CsvStringConverter.class) @MaxStringLength(max = 32) public String game;">
            <text:p>@CsvCustomBindByName(column="game", converter=com.flaregames.tech.appsflyer.converters.CsvStringConverter.class) @MaxStringLength(max = 32) public String game;</text:p>
          </table:table-cell>
          <table:table-cell table:formula="of:=&quot;@CsvCustomBindByName(column=&quot;&amp;&quot;&quot;&quot;&quot;&amp;[.C58]&amp;&quot;&quot;&quot;, converter=&quot;&amp;[.M58]&amp;&quot;)&quot;" office:value-type="string" office:string-value="@CsvCustomBindByName(column=&quot;game&quot;, converter=com.flaregames.tech.appsflyer.converters.CsvStringConverter.class)">
            <text:p>@CsvCustomBindByName(column="game", converter=com.flaregames.tech.appsflyer.converters.CsvStringConverter.class)</text:p>
          </table:table-cell>
          <table:table-cell table:formula="of:=[.P58]&amp;[.L58]&amp;&quot; public &quot;&amp;[.K58]" office:value-type="string" office:string-value="@CsvCustomBindByName(column=&quot;game&quot;, converter=com.flaregames.tech.appsflyer.converters.CsvStringConverter.class) @MaxStringLength(max = 32) public String game;">
            <text:p>@CsvCustomBindByName(column="game", converter=com.flaregames.tech.appsflyer.converters.CsvStringConverter.class) @MaxStringLength(max = 32) public String game;</text:p>
          </table:table-cell>
          <table:table-cell table:number-columns-repeated="1006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import_source</text:p>
          </table:table-cell>
          <table:table-cell office:value-type="string">
            <text:p>import_source</text:p>
          </table:table-cell>
          <table:table-cell/>
          <table:table-cell office:value-type="string">
            <text:p>import_source</text:p>
          </table:table-cell>
          <table:table-cell office:value-type="string">
            <text:p>VARCHAR</text:p>
          </table:table-cell>
          <table:table-cell office:value-type="float" office:value="32">
            <text:p>32</text:p>
          </table:table-cell>
          <table:table-cell table:formula="of:=VLOOKUP([.F59];[TypeLookups.$A$1:.$B$6];2;0)" office:value-type="string" office:string-value="String">
            <text:p>String</text:p>
          </table:table-cell>
          <table:table-cell table:formula="of:=IF([.G59]=&quot;&quot;;&quot;&quot;;&quot;(&quot;&amp;[.G59]&amp;&quot;)&quot;)" office:value-type="string" office:string-value="(32)">
            <text:p>(32)</text:p>
          </table:table-cell>
          <table:table-cell table:formula="of:=[.E59]&amp;&quot; &quot;&amp;[.F59]&amp;[.I59]&amp;&quot;,&quot;" office:value-type="string" office:string-value="import_source VARCHAR(32),">
            <text:p>import_source VARCHAR(32),</text:p>
          </table:table-cell>
          <table:table-cell table:formula="of:=[.H59]&amp;&quot; &quot;&amp;[.E59]&amp;&quot;;&quot;" office:value-type="string" office:string-value="String import_source;">
            <text:p>String import_source;</text:p>
          </table:table-cell>
          <table:table-cell table:formula="of:=IF([.G59]=&quot;&quot;;&quot;&quot;;&quot; @MaxStringLength(max = &quot;&amp;[.G59]&amp;&quot;)&quot;)" office:value-type="string" office:string-value=" @MaxStringLength(max = 32)">
            <text:p><text:s/>@MaxStringLength(max = 32)</text:p>
          </table:table-cell>
          <table:table-cell table:formula="of:=VLOOKUP([.F59];[TypeLookups.$A$1:.$C$6];3;0)" office:value-type="string" office:string-value="com.flaregames.tech.appsflyer.converters.CsvStringConverter.class">
            <text:p>com.flaregames.tech.appsflyer.converters.CsvStringConverter.class</text:p>
          </table:table-cell>
          <table:table-cell table:formula="of:=&quot;@CsvCustomBindByName(column=&quot;&amp;&quot;&quot;&quot;&quot;&amp;[.B59]&amp;&quot;&quot;&quot;, converter=&quot;&amp;[.M59]&amp;&quot;)&quot;" office:value-type="string" office:string-value="@CsvCustomBindByName(column=&quot;import_source&quot;, converter=com.flaregames.tech.appsflyer.converters.CsvStringConverter.class)">
            <text:p>@CsvCustomBindByName(column="import_source", converter=com.flaregames.tech.appsflyer.converters.CsvStringConverter.class)</text:p>
          </table:table-cell>
          <table:table-cell table:formula="of:=[.N59]&amp;[.L59]&amp;&quot; public &quot;&amp;[.K59]" office:value-type="string" office:string-value="@CsvCustomBindByName(column=&quot;import_source&quot;, converter=com.flaregames.tech.appsflyer.converters.CsvStringConverter.class) @MaxStringLength(max = 32) public String import_source;">
            <text:p>@CsvCustomBindByName(column="import_source", converter=com.flaregames.tech.appsflyer.converters.CsvStringConverter.class) @MaxStringLength(max = 32) public String import_source;</text:p>
          </table:table-cell>
          <table:table-cell table:formula="of:=&quot;@CsvCustomBindByName(column=&quot;&amp;&quot;&quot;&quot;&quot;&amp;[.C59]&amp;&quot;&quot;&quot;, converter=&quot;&amp;[.M59]&amp;&quot;)&quot;" office:value-type="string" office:string-value="@CsvCustomBindByName(column=&quot;import_source&quot;, converter=com.flaregames.tech.appsflyer.converters.CsvStringConverter.class)">
            <text:p>@CsvCustomBindByName(column="import_source", converter=com.flaregames.tech.appsflyer.converters.CsvStringConverter.class)</text:p>
          </table:table-cell>
          <table:table-cell table:formula="of:=[.P59]&amp;[.L59]&amp;&quot; public &quot;&amp;[.K59]" office:value-type="string" office:string-value="@CsvCustomBindByName(column=&quot;import_source&quot;, converter=com.flaregames.tech.appsflyer.converters.CsvStringConverter.class) @MaxStringLength(max = 32) public String import_source;">
            <text:p>@CsvCustomBindByName(column="import_source", converter=com.flaregames.tech.appsflyer.converters.CsvStringConverter.class) @MaxStringLength(max = 32) public String import_source;</text:p>
          </table:table-cell>
          <table:table-cell table:number-columns-repeated="1006"/>
        </table:table-row>
        <table:table-row table:style-name="ro2">
          <table:table-cell office:value-type="float" office:value="101">
            <text:p>101</text:p>
          </table:table-cell>
          <table:table-cell table:number-columns-repeated="2" office:value-type="string">
            <text:p>updated_date</text:p>
          </table:table-cell>
          <table:table-cell/>
          <table:table-cell office:value-type="string">
            <text:p>updated_date</text:p>
          </table:table-cell>
          <table:table-cell office:value-type="string">
            <text:p>TIMESTAMP</text:p>
          </table:table-cell>
          <table:table-cell/>
          <table:table-cell table:formula="of:=VLOOKUP([.F60];[TypeLookups.$A$1:.$B$6];2;0)" office:value-type="string" office:string-value="Date">
            <text:p>Date</text:p>
          </table:table-cell>
          <table:table-cell table:formula="of:=IF([.G60]=&quot;&quot;;&quot;&quot;;&quot;(&quot;&amp;[.G60]&amp;&quot;)&quot;)">
            <text:p/>
          </table:table-cell>
          <table:table-cell table:formula="of:=[.E60]&amp;&quot; &quot;&amp;[.F60]&amp;[.I60]&amp;&quot;,&quot;" office:value-type="string" office:string-value="updated_date TIMESTAMP,">
            <text:p>updated_date TIMESTAMP,</text:p>
          </table:table-cell>
          <table:table-cell table:formula="of:=[.H60]&amp;&quot; &quot;&amp;[.E60]&amp;&quot;;&quot;" office:value-type="string" office:string-value="Date updated_date;">
            <text:p>Date updated_date;</text:p>
          </table:table-cell>
          <table:table-cell table:formula="of:=IF([.G60]=&quot;&quot;;&quot;&quot;;&quot; @MaxStringLength(max = &quot;&amp;[.G60]&amp;&quot;)&quot;)">
            <text:p/>
          </table:table-cell>
          <table:table-cell table:formula="of:=VLOOKUP([.F60];[TypeLookups.$A$1:.$C$6];3;0)" office:value-type="string" office:string-value="com.flaregames.tech.appsflyer.converters.CsvDateConverter.class">
            <text:p>com.flaregames.tech.appsflyer.converters.CsvDateConverter.class</text:p>
          </table:table-cell>
          <table:table-cell table:formula="of:=&quot;@CsvCustomBindByName(column=&quot;&amp;&quot;&quot;&quot;&quot;&amp;[.B60]&amp;&quot;&quot;&quot;, converter=&quot;&amp;[.M60]&amp;&quot;)&quot;" office:value-type="string" office:string-value="@CsvCustomBindByName(column=&quot;updated_date&quot;, converter=com.flaregames.tech.appsflyer.converters.CsvDateConverter.class)">
            <text:p>@CsvCustomBindByName(column="updated_date", converter=com.flaregames.tech.appsflyer.converters.CsvDateConverter.class)</text:p>
          </table:table-cell>
          <table:table-cell table:formula="of:=[.N60]&amp;[.L60]&amp;&quot; public &quot;&amp;[.K60]" office:value-type="string" office:string-value="@CsvCustomBindByName(column=&quot;updated_date&quot;, converter=com.flaregames.tech.appsflyer.converters.CsvDateConverter.class) public Date updated_date;">
            <text:p>@CsvCustomBindByName(column="updated_date", converter=com.flaregames.tech.appsflyer.converters.CsvDateConverter.class) public Date updated_date;</text:p>
          </table:table-cell>
          <table:table-cell table:formula="of:=&quot;@CsvCustomBindByName(column=&quot;&amp;&quot;&quot;&quot;&quot;&amp;[.C60]&amp;&quot;&quot;&quot;, converter=&quot;&amp;[.M60]&amp;&quot;)&quot;" office:value-type="string" office:string-value="@CsvCustomBindByName(column=&quot;updated_date&quot;, converter=com.flaregames.tech.appsflyer.converters.CsvDateConverter.class)">
            <text:p>@CsvCustomBindByName(column="updated_date", converter=com.flaregames.tech.appsflyer.converters.CsvDateConverter.class)</text:p>
          </table:table-cell>
          <table:table-cell table:formula="of:=[.P60]&amp;[.L60]&amp;&quot; public &quot;&amp;[.K60]" office:value-type="string" office:string-value="@CsvCustomBindByName(column=&quot;updated_date&quot;, converter=com.flaregames.tech.appsflyer.converters.CsvDateConverter.class) public Date updated_date;">
            <text:p>@CsvCustomBindByName(column="updated_date", converter=com.flaregames.tech.appsflyer.converters.CsvDateConverter.class) public Date updated_date;</text:p>
          </table:table-cell>
          <table:table-cell table:number-columns-repeated="1006"/>
        </table:table-row>
      </table:table>
      <table:database-ranges>
        <table:database-range table:target-range-address="AfImportColumns.A2:AfImportColumns.Q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20.02.2019</text:date>, <text:time>09:18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9:18:32</dc:date>
    <dc:creator>Boerje Sieling</dc:creator>
    <meta:generator>OpenOffice/4.1.5$Unix OpenOffice.org_project/415m1$Build-9789</meta:generator>
    <meta:editing-duration>P7DT22H38M29S</meta:editing-duration>
    <meta:editing-cycles>6</meta:editing-cycles>
    <meta:document-statistic meta:table-count="2" meta:cell-count="978" meta:object-count="0"/>
  </office:meta>
</office:document-meta>
</file>